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5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673830" table:style-name="ce9">
            <text:p>17.673.830</text:p>
          </table:table-cell>
          <table:table-cell office:value-type="float" office:value="16880744.5" table:style-name="ce9">
            <text:p>16.880.745</text:p>
          </table:table-cell>
          <table:table-cell office:value-type="percentage" office:value="0.95512656283329644" table:style-name="ce10">
            <text:p>95,51%</text:p>
          </table:table-cell>
          <table:table-cell office:value-type="float" office:value="7451485" table:style-name="ce8">
            <text:p>7.451.485</text:p>
          </table:table-cell>
          <table:table-cell office:value-type="float" office:value="7061199" table:style-name="ce8">
            <text:p>7.061.199</text:p>
          </table:table-cell>
          <table:table-cell office:value-type="float" office:value="4018823" table:style-name="ce8">
            <text:p>4.018.823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50000" table:style-name="ce7">
            <text:p>150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94921" table:style-name="ce14">
            <text:p>2.794.921</text:p>
          </table:table-cell>
          <table:table-cell office:value-type="float" office:value="2608312" table:style-name="ce14">
            <text:p>2.608.312</text:p>
          </table:table-cell>
          <table:table-cell office:value-type="percentage" office:value="0.93323281767176958" table:style-name="ce15">
            <text:p>93,32%</text:p>
          </table:table-cell>
          <table:table-cell office:value-type="float" office:value="1145876" table:style-name="ce13">
            <text:p>1.145.876</text:p>
          </table:table-cell>
          <table:table-cell office:value-type="float" office:value="1099468" table:style-name="ce13">
            <text:p>1.099.468</text:p>
          </table:table-cell>
          <table:table-cell office:value-type="float" office:value="674844" table:style-name="ce13">
            <text:p>674.844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485" table:style-name="ce7">
            <text:p>1.575.485</text:p>
          </table:table-cell>
          <table:table-cell office:value-type="float" office:value="114000" table:style-name="ce7">
            <text:p>114.000</text:p>
          </table:table-cell>
          <table:table-cell office:value-type="float" office:value="516000" table:style-name="ce7">
            <text:p>516.000</text:p>
          </table:table-cell>
          <table:table-cell office:value-type="float" office:value="220790" table:style-name="ce7">
            <text:p>220.790</text:p>
          </table:table-cell>
          <table:table-cell office:value-type="float" office:value="42940" table:style-name="ce13">
            <text:p>42.940</text:p>
          </table:table-cell>
          <table:table-cell office:value-type="float" office:value="2469215" table:style-name="ce14">
            <text:p>2.469.215</text:p>
          </table:table-cell>
          <table:table-cell office:value-type="float" office:value="2252666.5" table:style-name="ce14">
            <text:p>2.252.667</text:p>
          </table:table-cell>
          <table:table-cell office:value-type="percentage" office:value="0.91230067045599517" table:style-name="ce15">
            <text:p>91,23%</text:p>
          </table:table-cell>
          <table:table-cell office:value-type="float" office:value="924981" table:style-name="ce13">
            <text:p>924.981</text:p>
          </table:table-cell>
          <table:table-cell office:value-type="float" office:value="888072" table:style-name="ce13">
            <text:p>888.072</text:p>
          </table:table-cell>
          <table:table-cell office:value-type="float" office:value="707865" table:style-name="ce13">
            <text:p>707.865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260" table:style-name="ce7">
            <text:p>1.318.260</text:p>
          </table:table-cell>
          <table:table-cell office:value-type="float" office:value="126000" table:style-name="ce7">
            <text:p>126.000</text:p>
          </table:table-cell>
          <table:table-cell office:value-type="float" office:value="542650" table:style-name="ce7">
            <text:p>542.650</text:p>
          </table:table-cell>
          <table:table-cell office:value-type="float" office:value="225400" table:style-name="ce7">
            <text:p>225.400</text:p>
          </table:table-cell>
          <table:table-cell office:value-type="float" office:value="50095" table:style-name="ce13">
            <text:p>50.095</text:p>
          </table:table-cell>
          <table:table-cell office:value-type="float" office:value="2262405" table:style-name="ce14">
            <text:p>2.262.405</text:p>
          </table:table-cell>
          <table:table-cell office:value-type="float" office:value="2004778.5" table:style-name="ce14">
            <text:p>2.004.779</text:p>
          </table:table-cell>
          <table:table-cell office:value-type="percentage" office:value="0.88612715230031758" table:style-name="ce15">
            <text:p>88,61%</text:p>
          </table:table-cell>
          <table:table-cell office:value-type="float" office:value="925884" table:style-name="ce13">
            <text:p>925.884</text:p>
          </table:table-cell>
          <table:table-cell office:value-type="float" office:value="890621" table:style-name="ce13">
            <text:p>890.621</text:p>
          </table:table-cell>
          <table:table-cell office:value-type="float" office:value="454939" table:style-name="ce13">
            <text:p>454.939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12650" table:style-name="ce7">
            <text:p>2.812.650</text:p>
          </table:table-cell>
          <table:table-cell office:value-type="float" office:value="234000" table:style-name="ce7">
            <text:p>234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460800" table:style-name="ce14">
            <text:p>4.460.800</text:p>
          </table:table-cell>
          <table:table-cell office:value-type="float" office:value="4068150" table:style-name="ce14">
            <text:p>4.068.150</text:p>
          </table:table-cell>
          <table:table-cell office:value-type="percentage" office:value="0.91197767216642756" table:style-name="ce15">
            <text:p>91,20%</text:p>
          </table:table-cell>
          <table:table-cell office:value-type="float" office:value="1812686" table:style-name="ce13">
            <text:p>1.812.686</text:p>
          </table:table-cell>
          <table:table-cell office:value-type="float" office:value="1713115" table:style-name="ce13">
            <text:p>1.713.115</text:p>
          </table:table-cell>
          <table:table-cell office:value-type="float" office:value="945691" table:style-name="ce13">
            <text:p>945.691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5035" table:style-name="ce7">
            <text:p>925.03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303070" table:style-name="ce14">
            <text:p>1.303.070</text:p>
          </table:table-cell>
          <table:table-cell office:value-type="float" office:value="1245651.5" table:style-name="ce14">
            <text:p>1.245.652</text:p>
          </table:table-cell>
          <table:table-cell office:value-type="percentage" office:value="0.95593598195031737" table:style-name="ce15">
            <text:p>95,59%</text:p>
          </table:table-cell>
          <table:table-cell office:value-type="float" office:value="518092" table:style-name="ce13">
            <text:p>518.092</text:p>
          </table:table-cell>
          <table:table-cell office:value-type="float" office:value="500338" table:style-name="ce13">
            <text:p>500.338</text:p>
          </table:table-cell>
          <table:table-cell office:value-type="float" office:value="349167" table:style-name="ce13">
            <text:p>349.167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82000" table:style-name="ce7">
            <text:p>282.000</text:p>
          </table:table-cell>
          <table:table-cell office:value-type="float" office:value="753060" table:style-name="ce7">
            <text:p>753.06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682728" table:style-name="ce14">
            <text:p>5.682.728</text:p>
          </table:table-cell>
          <table:table-cell office:value-type="float" office:value="5231978.5" table:style-name="ce14">
            <text:p>5.231.979</text:p>
          </table:table-cell>
          <table:table-cell office:value-type="percentage" office:value="0.9206807892265827" table:style-name="ce15">
            <text:p>92,07%</text:p>
          </table:table-cell>
          <table:table-cell office:value-type="float" office:value="2141278" table:style-name="ce13">
            <text:p>2.141.278</text:p>
          </table:table-cell>
          <table:table-cell office:value-type="float" office:value="2053771" table:style-name="ce13">
            <text:p>2.053.771</text:p>
          </table:table-cell>
          <table:table-cell office:value-type="float" office:value="1475636" table:style-name="ce13">
            <text:p>1.475.636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334785" table:style-name="ce14">
            <text:p>4.334.785</text:p>
          </table:table-cell>
          <table:table-cell office:value-type="float" office:value="3877699" table:style-name="ce14">
            <text:p>3.877.699</text:p>
          </table:table-cell>
          <table:table-cell office:value-type="percentage" office:value="0.89455393981477749" table:style-name="ce15">
            <text:p>89,46%</text:p>
          </table:table-cell>
          <table:table-cell office:value-type="float" office:value="1752915" table:style-name="ce13">
            <text:p>1.752.915</text:p>
          </table:table-cell>
          <table:table-cell office:value-type="float" office:value="1639661" table:style-name="ce13">
            <text:p>1.639.661</text:p>
          </table:table-cell>
          <table:table-cell office:value-type="float" office:value="1015457" table:style-name="ce13">
            <text:p>1.015.457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238880" table:style-name="ce7">
            <text:p>3.23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443550" table:style-name="ce14">
            <text:p>14.443.550</text:p>
          </table:table-cell>
          <table:table-cell office:value-type="float" office:value="13927888" table:style-name="ce14">
            <text:p>13.927.888</text:p>
          </table:table-cell>
          <table:table-cell office:value-type="percentage" office:value="0.96429811230618512" table:style-name="ce15">
            <text:p>96,43%</text:p>
          </table:table-cell>
          <table:table-cell office:value-type="float" office:value="6472044" table:style-name="ce13">
            <text:p>6.472.044</text:p>
          </table:table-cell>
          <table:table-cell office:value-type="float" office:value="6197564" table:style-name="ce13">
            <text:p>6.197.564</text:p>
          </table:table-cell>
          <table:table-cell office:value-type="float" office:value="3587149" table:style-name="ce13">
            <text:p>3.587.149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9949961.5" table:style-name="ce14">
            <text:p>9.949.962</text:p>
          </table:table-cell>
          <table:table-cell office:value-type="percentage" office:value="0.94772775438611534" table:style-name="ce15">
            <text:p>94,77%</text:p>
          </table:table-cell>
          <table:table-cell office:value-type="float" office:value="4427815" table:style-name="ce13">
            <text:p>4.427.815</text:p>
          </table:table-cell>
          <table:table-cell office:value-type="float" office:value="4191430" table:style-name="ce13">
            <text:p>4.191.430</text:p>
          </table:table-cell>
          <table:table-cell office:value-type="float" office:value="2844961" table:style-name="ce13">
            <text:p>2.844.961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5583" table:style-name="ce7">
            <text:p>1.645.583</text:p>
          </table:table-cell>
          <table:table-cell office:value-type="float" office:value="156000" table:style-name="ce7">
            <text:p>15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331538" table:style-name="ce14">
            <text:p>2.331.538</text:p>
          </table:table-cell>
          <table:table-cell office:value-type="float" office:value="2272431.5" table:style-name="ce14">
            <text:p>2.272.432</text:p>
          </table:table-cell>
          <table:table-cell office:value-type="percentage" office:value="0.97464913717897794" table:style-name="ce15">
            <text:p>97,46%</text:p>
          </table:table-cell>
          <table:table-cell office:value-type="float" office:value="962403" table:style-name="ce13">
            <text:p>962.403</text:p>
          </table:table-cell>
          <table:table-cell office:value-type="float" office:value="912619" table:style-name="ce13">
            <text:p>912.619</text:p>
          </table:table-cell>
          <table:table-cell office:value-type="float" office:value="618490" table:style-name="ce13">
            <text:p>618.490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300000" table:style-name="ce7">
            <text:p>300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103374" table:style-name="ce14">
            <text:p>6.103.374</text:p>
          </table:table-cell>
          <table:table-cell office:value-type="float" office:value="6016762" table:style-name="ce14">
            <text:p>6.016.762</text:p>
          </table:table-cell>
          <table:table-cell office:value-type="percentage" office:value="0.98580916063803403" table:style-name="ce15">
            <text:p>98,58%</text:p>
          </table:table-cell>
          <table:table-cell office:value-type="float" office:value="2468977" table:style-name="ce13">
            <text:p>2.468.977</text:p>
          </table:table-cell>
          <table:table-cell office:value-type="float" office:value="2364626" table:style-name="ce13">
            <text:p>2.364.626</text:p>
          </table:table-cell>
          <table:table-cell office:value-type="float" office:value="1919744" table:style-name="ce13">
            <text:p>1.919.744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6281" table:style-name="ce7">
            <text:p>456.281</text:p>
          </table:table-cell>
          <table:table-cell office:value-type="float" office:value="48000" table:style-name="ce7">
            <text:p>48.000</text:p>
          </table:table-cell>
          <table:table-cell office:value-type="float" office:value="111700" table:style-name="ce7">
            <text:p>111.7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84421" table:style-name="ce14">
            <text:p>684.421</text:p>
          </table:table-cell>
          <table:table-cell office:value-type="float" office:value="627460" table:style-name="ce14">
            <text:p>627.460</text:p>
          </table:table-cell>
          <table:table-cell office:value-type="percentage" office:value="0.91677490901068204" table:style-name="ce15">
            <text:p>91,68%</text:p>
          </table:table-cell>
          <table:table-cell office:value-type="float" office:value="282938" table:style-name="ce13">
            <text:p>282.938</text:p>
          </table:table-cell>
          <table:table-cell office:value-type="float" office:value="267241" table:style-name="ce13">
            <text:p>267.241</text:p>
          </table:table-cell>
          <table:table-cell office:value-type="float" office:value="161866" table:style-name="ce13">
            <text:p>161.866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2915130" table:style-name="ce14">
            <text:p>12.915.130</text:p>
          </table:table-cell>
          <table:table-cell office:value-type="percentage" office:value="0.96140176400373833" table:style-name="ce15">
            <text:p>96,14%</text:p>
          </table:table-cell>
          <table:table-cell office:value-type="float" office:value="5758661" table:style-name="ce13">
            <text:p>5.758.661</text:p>
          </table:table-cell>
          <table:table-cell office:value-type="float" office:value="5467083" table:style-name="ce13">
            <text:p>5.467.083</text:p>
          </table:table-cell>
          <table:table-cell office:value-type="float" office:value="3181817" table:style-name="ce13">
            <text:p>3.181.817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761429" table:style-name="ce14">
            <text:p>2.761.429</text:p>
          </table:table-cell>
          <table:table-cell office:value-type="percentage" office:value="0.94626683594707073" table:style-name="ce15">
            <text:p>94,63%</text:p>
          </table:table-cell>
          <table:table-cell office:value-type="float" office:value="1294635" table:style-name="ce13">
            <text:p>1.294.635</text:p>
          </table:table-cell>
          <table:table-cell office:value-type="float" office:value="1220493" table:style-name="ce13">
            <text:p>1.220.493</text:p>
          </table:table-cell>
          <table:table-cell office:value-type="float" office:value="667521" table:style-name="ce13">
            <text:p>667.521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84767" table:style-name="ce14">
            <text:p>1.384.767</text:p>
          </table:table-cell>
          <table:table-cell office:value-type="float" office:value="1291694.5" table:style-name="ce14">
            <text:p>1.291.695</text:p>
          </table:table-cell>
          <table:table-cell office:value-type="percentage" office:value="0.9327883318998792" table:style-name="ce15">
            <text:p>93,28%</text:p>
          </table:table-cell>
          <table:table-cell office:value-type="float" office:value="566266" table:style-name="ce13">
            <text:p>566.266</text:p>
          </table:table-cell>
          <table:table-cell office:value-type="float" office:value="547019" table:style-name="ce13">
            <text:p>547.019</text:p>
          </table:table-cell>
          <table:table-cell office:value-type="float" office:value="340002" table:style-name="ce13">
            <text:p>340.002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3005" table:style-name="ce14">
            <text:p>4.673.005</text:p>
          </table:table-cell>
          <table:table-cell office:value-type="float" office:value="4343579.5" table:style-name="ce14">
            <text:p>4.343.580</text:p>
          </table:table-cell>
          <table:table-cell office:value-type="percentage" office:value="0.92950456932958558" table:style-name="ce15">
            <text:p>92,95%</text:p>
          </table:table-cell>
          <table:table-cell office:value-type="float" office:value="1941477" table:style-name="ce13">
            <text:p>1.941.477</text:p>
          </table:table-cell>
          <table:table-cell office:value-type="float" office:value="1867147" table:style-name="ce13">
            <text:p>1.867.147</text:p>
          </table:table-cell>
          <table:table-cell office:value-type="float" office:value="1144787" table:style-name="ce13">
            <text:p>1.144.787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6259.5" table:style-name="ce14">
            <text:p>146.260</text:p>
          </table:table-cell>
          <table:table-cell office:value-type="percentage" office:value="0.88273512423878475" table:style-name="ce15">
            <text:p>88,27%</text:p>
          </table:table-cell>
          <table:table-cell office:value-type="float" office:value="67001" table:style-name="ce13">
            <text:p>67.001</text:p>
          </table:table-cell>
          <table:table-cell office:value-type="float" office:value="62864" table:style-name="ce13">
            <text:p>62.864</text:p>
          </table:table-cell>
          <table:table-cell office:value-type="float" office:value="33022" table:style-name="ce13">
            <text:p>33.022</text:p>
          </table:table-cell>
          <table:table-cell office:value-type="date" office:date-value="2022-03-03T00:00:00" table:style-name="ce16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6750.5" table:style-name="ce14">
            <text:p>136.751</text:p>
          </table:table-cell>
          <table:table-cell office:value-type="percentage" office:value="0.86671631385473447" table:style-name="ce15">
            <text:p>86,67%</text:p>
          </table:table-cell>
          <table:table-cell office:value-type="float" office:value="65177" table:style-name="ce13">
            <text:p>65.177</text:p>
          </table:table-cell>
          <table:table-cell office:value-type="float" office:value="60611" table:style-name="ce13">
            <text:p>60.611</text:p>
          </table:table-cell>
          <table:table-cell office:value-type="float" office:value="26390" table:style-name="ce13">
            <text:p>26.390</text:p>
          </table:table-cell>
          <table:table-cell office:value-type="date" office:date-value="2022-03-03T00:00:00" table:style-name="ce17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02650.5" table:style-name="ce14">
            <text:p>202.651</text:p>
          </table:table-cell>
          <table:table-cell office:value-type="percentage" office:value="0.95353274422894141" table:style-name="ce15">
            <text:p>95,35%</text:p>
          </table:table-cell>
          <table:table-cell office:value-type="float" office:value="95092" table:style-name="ce13">
            <text:p>95.092</text:p>
          </table:table-cell>
          <table:table-cell office:value-type="float" office:value="91072" table:style-name="ce13">
            <text:p>91.072</text:p>
          </table:table-cell>
          <table:table-cell office:value-type="float" office:value="44643" table:style-name="ce13">
            <text:p>44.643</text:p>
          </table:table-cell>
          <table:table-cell office:value-type="date" office:date-value="2022-03-03T00:00:00" table:style-name="ce17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780" table:style-name="ce7">
            <text:p>7.78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485" table:style-name="ce14">
            <text:p>12.485</text:p>
          </table:table-cell>
          <table:table-cell office:value-type="float" office:value="12420" table:style-name="ce14">
            <text:p>12.420</text:p>
          </table:table-cell>
          <table:table-cell office:value-type="percentage" office:value="0.99479375250300361" table:style-name="ce15">
            <text:p>99,48%</text:p>
          </table:table-cell>
          <table:table-cell office:value-type="float" office:value="8108" table:style-name="ce13">
            <text:p>8.108</text:p>
          </table:table-cell>
          <table:table-cell office:value-type="float" office:value="7576" table:style-name="ce13">
            <text:p>7.576</text:p>
          </table:table-cell>
          <table:table-cell office:value-type="float" office:value="3112" table:style-name="ce13">
            <text:p>3.112</text:p>
          </table:table-cell>
          <table:table-cell office:value-type="date" office:date-value="2022-03-03T00:00:00" table:style-name="ce17">
            <text:p>0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39219" table:style-name="ce19">
            <text:p>63.339.219</text:p>
          </table:table-cell>
          <table:table-cell office:value-type="float" office:value="5316000" table:style-name="ce19">
            <text:p>5.316.000</text:p>
          </table:table-cell>
          <table:table-cell office:value-type="float" office:value="18229470" table:style-name="ce20">
            <text:p>18.229.470</text:p>
          </table:table-cell>
          <table:table-cell office:value-type="float" office:value="9009670" table:style-name="ce21">
            <text:p>9.009.670</text:p>
          </table:table-cell>
          <table:table-cell office:value-type="float" office:value="2107165" table:style-name="ce22">
            <text:p>2.107.165</text:p>
          </table:table-cell>
          <table:table-cell office:value-type="float" office:value="98001524" table:style-name="ce23">
            <text:p>98.001.524</text:p>
          </table:table-cell>
          <table:table-cell office:value-type="float" office:value="92774397" table:style-name="ce23">
            <text:p>92.774.397</text:p>
          </table:table-cell>
          <table:table-cell office:value-type="percentage" office:value="0.94666279883565896" table:style-name="ce24">
            <text:p>94,67%</text:p>
          </table:table-cell>
          <table:table-cell office:value-type="float" office:value="41083791" table:style-name="ce23">
            <text:p>41.083.791</text:p>
          </table:table-cell>
          <table:table-cell office:value-type="float" office:value="39103590" table:style-name="ce23">
            <text:p>39.103.590</text:p>
          </table:table-cell>
          <table:table-cell office:value-type="float" office:value="24215926" table:style-name="ce23">
            <text:p>24.215.926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6298" table:style-name="ce32">
            <text:p>7.036.298</text:p>
          </table:table-cell>
          <table:table-cell office:value-type="percentage" office:value="0.93717279090783767" table:style-name="ce33">
            <text:p>93,7%</text:p>
          </table:table-cell>
          <table:table-cell office:value-type="float" office:value="6922563" table:style-name="ce32">
            <text:p>6.922.563</text:p>
          </table:table-cell>
          <table:table-cell office:value-type="percentage" office:value="0.9220242927382174" table:style-name="ce33">
            <text:p>92,2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5725" table:style-name="ce32">
            <text:p>1.095.725</text:p>
          </table:table-cell>
          <table:table-cell office:value-type="percentage" office:value="0.92123560628480727" table:style-name="ce33">
            <text:p>92,1%</text:p>
          </table:table-cell>
          <table:table-cell office:value-type="float" office:value="1077204" table:style-name="ce32">
            <text:p>1.077.204</text:p>
          </table:table-cell>
          <table:table-cell office:value-type="percentage" office:value="0.90566399418870569" table:style-name="ce33">
            <text:p>90,6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4777" table:style-name="ce32">
            <text:p>884.777</text:p>
          </table:table-cell>
          <table:table-cell office:value-type="percentage" office:value="0.95091606507409876" table:style-name="ce33">
            <text:p>95,1%</text:p>
          </table:table-cell>
          <table:table-cell office:value-type="float" office:value="874389" table:style-name="ce32">
            <text:p>874.389</text:p>
          </table:table-cell>
          <table:table-cell office:value-type="percentage" office:value="0.93975153877652351" table:style-name="ce33">
            <text:p>94,0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370" table:style-name="ce32">
            <text:p>896.370</text:p>
          </table:table-cell>
          <table:table-cell office:value-type="percentage" office:value="0.82753024177727397" table:style-name="ce33">
            <text:p>82,8%</text:p>
          </table:table-cell>
          <table:table-cell office:value-type="float" office:value="882763" table:style-name="ce32">
            <text:p>882.763</text:p>
          </table:table-cell>
          <table:table-cell office:value-type="percentage" office:value="0.81496823724804679" table:style-name="ce33">
            <text:p>81,5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0978" table:style-name="ce32">
            <text:p>1.740.978</text:p>
          </table:table-cell>
          <table:table-cell office:value-type="percentage" office:value="0.85614303916424439" table:style-name="ce33">
            <text:p>85,6%</text:p>
          </table:table-cell>
          <table:table-cell office:value-type="float" office:value="1686747" table:style-name="ce32">
            <text:p>1.686.747</text:p>
          </table:table-cell>
          <table:table-cell office:value-type="percentage" office:value="0.82947441201506944" table:style-name="ce33">
            <text:p>82,9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056" table:style-name="ce32">
            <text:p>494.056</text:p>
          </table:table-cell>
          <table:table-cell office:value-type="percentage" office:value="0.9373773863416448" table:style-name="ce33">
            <text:p>93,7%</text:p>
          </table:table-cell>
          <table:table-cell office:value-type="float" office:value="489840" table:style-name="ce32">
            <text:p>489.840</text:p>
          </table:table-cell>
          <table:table-cell office:value-type="percentage" office:value="0.92937832740740178" table:style-name="ce33">
            <text:p>92,9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6299" table:style-name="ce32">
            <text:p>2.046.299</text:p>
          </table:table-cell>
          <table:table-cell office:value-type="percentage" office:value="0.94206198561885024" table:style-name="ce33">
            <text:p>94,2%</text:p>
          </table:table-cell>
          <table:table-cell office:value-type="float" office:value="2013192" table:style-name="ce32">
            <text:p>2.013.192</text:p>
          </table:table-cell>
          <table:table-cell office:value-type="percentage" office:value="0.92682039767990132" table:style-name="ce33">
            <text:p>92,7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58103" table:style-name="ce32">
            <text:p>1.658.103</text:p>
          </table:table-cell>
          <table:table-cell office:value-type="percentage" office:value="0.91301108650380325" table:style-name="ce33">
            <text:p>91,3%</text:p>
          </table:table-cell>
          <table:table-cell office:value-type="float" office:value="1609840" table:style-name="ce32">
            <text:p>1.609.840</text:p>
          </table:table-cell>
          <table:table-cell office:value-type="percentage" office:value="0.88643574464148644" table:style-name="ce33">
            <text:p>88,6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2896" table:style-name="ce32">
            <text:p>6.242.896</text:p>
          </table:table-cell>
          <table:table-cell office:value-type="percentage" office:value="0.92045339609171606" table:style-name="ce33">
            <text:p>92,0%</text:p>
          </table:table-cell>
          <table:table-cell office:value-type="float" office:value="6113761" table:style-name="ce32">
            <text:p>6.113.761</text:p>
          </table:table-cell>
          <table:table-cell office:value-type="percentage" office:value="0.9014137149398429" table:style-name="ce33">
            <text:p>90,1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1925" table:style-name="ce32">
            <text:p>4.191.925</text:p>
          </table:table-cell>
          <table:table-cell office:value-type="percentage" office:value="0.93319250600953774" table:style-name="ce33">
            <text:p>93,3%</text:p>
          </table:table-cell>
          <table:table-cell office:value-type="float" office:value="4124461" table:style-name="ce32">
            <text:p>4.124.461</text:p>
          </table:table-cell>
          <table:table-cell office:value-type="percentage" office:value="0.91817389302733332" table:style-name="ce33">
            <text:p>91,8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450" table:style-name="ce32">
            <text:p>909.450</text:p>
          </table:table-cell>
          <table:table-cell office:value-type="percentage" office:value="0.95742664940150968" table:style-name="ce33">
            <text:p>95,7%</text:p>
          </table:table-cell>
          <table:table-cell office:value-type="float" office:value="897401" table:style-name="ce32">
            <text:p>897.401</text:p>
          </table:table-cell>
          <table:table-cell office:value-type="percentage" office:value="0.94474202276053021" table:style-name="ce33">
            <text:p>94,5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0353" table:style-name="ce32">
            <text:p>2.340.353</text:p>
          </table:table-cell>
          <table:table-cell office:value-type="percentage" office:value="0.95286318663489311" table:style-name="ce33">
            <text:p>95,3%</text:p>
          </table:table-cell>
          <table:table-cell office:value-type="float" office:value="2323896" table:style-name="ce32">
            <text:p>2.323.896</text:p>
          </table:table-cell>
          <table:table-cell office:value-type="percentage" office:value="0.94616280021350685" table:style-name="ce33">
            <text:p>94,6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854" table:style-name="ce32">
            <text:p>268.854</text:p>
          </table:table-cell>
          <table:table-cell office:value-type="percentage" office:value="0.95514763090674615" table:style-name="ce33">
            <text:p>95,5%</text:p>
          </table:table-cell>
          <table:table-cell office:value-type="float" office:value="262359" table:style-name="ce32">
            <text:p>262.359</text:p>
          </table:table-cell>
          <table:table-cell office:value-type="percentage" office:value="0.93207308538114741" table:style-name="ce33">
            <text:p>93,2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4421" table:style-name="ce32">
            <text:p>5.524.421</text:p>
          </table:table-cell>
          <table:table-cell office:value-type="percentage" office:value="0.92522293091770968" table:style-name="ce33">
            <text:p>92,5%</text:p>
          </table:table-cell>
          <table:table-cell office:value-type="float" office:value="5381845" table:style-name="ce32">
            <text:p>5.381.845</text:p>
          </table:table-cell>
          <table:table-cell office:value-type="percentage" office:value="0.90134448562932135" table:style-name="ce33">
            <text:p>90,1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28833" table:style-name="ce32">
            <text:p>1.228.833</text:p>
          </table:table-cell>
          <table:table-cell office:value-type="percentage" office:value="0.93261987198071661" table:style-name="ce33">
            <text:p>93,3%</text:p>
          </table:table-cell>
          <table:table-cell office:value-type="float" office:value="1195771" table:style-name="ce32">
            <text:p>1.195.771</text:p>
          </table:table-cell>
          <table:table-cell office:value-type="percentage" office:value="0.90752754600360952" table:style-name="ce33">
            <text:p>90,8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476" table:style-name="ce32">
            <text:p>539.476</text:p>
          </table:table-cell>
          <table:table-cell office:value-type="percentage" office:value="0.92985207885910093" table:style-name="ce33">
            <text:p>93,0%</text:p>
          </table:table-cell>
          <table:table-cell office:value-type="float" office:value="534638" table:style-name="ce32">
            <text:p>534.638</text:p>
          </table:table-cell>
          <table:table-cell office:value-type="percentage" office:value="0.92151320121205016" table:style-name="ce33">
            <text:p>92,2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1627" table:style-name="ce32">
            <text:p>1.861.627</text:p>
          </table:table-cell>
          <table:table-cell office:value-type="percentage" office:value="0.95211565971257939" table:style-name="ce33">
            <text:p>95,2%</text:p>
          </table:table-cell>
          <table:table-cell office:value-type="float" office:value="1833490" table:style-name="ce32">
            <text:p>1.833.490</text:p>
          </table:table-cell>
          <table:table-cell office:value-type="percentage" office:value="0.93772519464233017" table:style-name="ce33">
            <text:p>93,8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122" table:style-name="ce32">
            <text:p>64.122</text:p>
          </table:table-cell>
          <table:table-cell office:value-type="percentage" office:value="0.90275802841093078" table:style-name="ce33">
            <text:p>90,3%</text:p>
          </table:table-cell>
          <table:table-cell office:value-type="float" office:value="61699" table:style-name="ce32">
            <text:p>61.699</text:p>
          </table:table-cell>
          <table:table-cell office:value-type="percentage" office:value="0.86864520125582512" table:style-name="ce33">
            <text:p>86,9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803" table:style-name="ce32">
            <text:p>61.803</text:p>
          </table:table-cell>
          <table:table-cell office:value-type="percentage" office:value="0.90532622388890516" table:style-name="ce33">
            <text:p>90,5%</text:p>
          </table:table-cell>
          <table:table-cell office:value-type="float" office:value="59463" table:style-name="ce32">
            <text:p>59.463</text:p>
          </table:table-cell>
          <table:table-cell office:value-type="percentage" office:value="0.87104854539595111" table:style-name="ce33">
            <text:p>87,1%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92" table:style-name="ce32">
            <text:p>95.092</text:p>
          </table:table-cell>
          <table:table-cell office:value-type="string" table:style-name="ce33">
            <text:p>-</text:p>
          </table:table-cell>
          <table:table-cell office:value-type="float" office:value="91072" table:style-name="ce32">
            <text:p>91.072</text:p>
          </table:table-cell>
          <table:table-cell office:value-type="string" table:style-name="ce33">
            <text:p>-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08" table:style-name="ce32">
            <text:p>8.108</text:p>
          </table:table-cell>
          <table:table-cell office:value-type="string" table:style-name="ce33">
            <text:p>-</text:p>
          </table:table-cell>
          <table:table-cell office:value-type="float" office:value="7576" table:style-name="ce32">
            <text:p>7.576</text:p>
          </table:table-cell>
          <table:table-cell office:value-type="string" table:style-name="ce33">
            <text:p>-</text:p>
          </table:table-cell>
          <table:table-cell office:value-type="date" office:date-value="2022-03-03T00:00:00" table:style-name="ce34">
            <text:p>03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89566" table:style-name="ce35">
            <text:p>39.189.566</text:p>
          </table:table-cell>
          <table:table-cell office:value-type="percentage" office:value="0.92899218545117646" table:style-name="ce36">
            <text:p>92,9%</text:p>
          </table:table-cell>
          <table:table-cell office:value-type="float" office:value="38443970" table:style-name="ce35">
            <text:p>38.443.970</text:p>
          </table:table-cell>
          <table:table-cell office:value-type="percentage" office:value="0.91131776523678432" table:style-name="ce36">
            <text:p>91,1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84" table:style-name="ce45">
            <text:p>435.484</text:p>
          </table:table-cell>
          <table:table-cell office:value-type="percentage" office:value="1" table:style-name="ce46">
            <text:p>100,0%</text:p>
          </table:table-cell>
          <table:table-cell office:value-type="float" office:value="656518" table:style-name="ce45">
            <text:p>656.518</text:p>
          </table:table-cell>
          <table:table-cell office:value-type="percentage" office:value="1" table:style-name="ce46">
            <text:p>100,0%</text:p>
          </table:table-cell>
          <table:table-cell office:value-type="float" office:value="937462" table:style-name="ce45">
            <text:p>937.462</text:p>
          </table:table-cell>
          <table:table-cell office:value-type="percentage" office:value="0.97832772750563801" table:style-name="ce46">
            <text:p>97,8%</text:p>
          </table:table-cell>
          <table:table-cell office:value-type="float" office:value="1229476" table:style-name="ce45">
            <text:p>1.229.476</text:p>
          </table:table-cell>
          <table:table-cell office:value-type="percentage" office:value="0.95486532602355867" table:style-name="ce46">
            <text:p>95,5%</text:p>
          </table:table-cell>
          <table:table-cell office:value-type="float" office:value="1276932" table:style-name="ce45">
            <text:p>1.276.932</text:p>
          </table:table-cell>
          <table:table-cell office:value-type="percentage" office:value="0.92241478947307587" table:style-name="ce46">
            <text:p>92,2%</text:p>
          </table:table-cell>
          <table:table-cell office:value-type="float" office:value="967837" table:style-name="ce45">
            <text:p>967.837</text:p>
          </table:table-cell>
          <table:table-cell office:value-type="percentage" office:value="0.87843593916351193" table:style-name="ce46">
            <text:p>87,8%</text:p>
          </table:table-cell>
          <table:table-cell office:value-type="float" office:value="811829" table:style-name="ce45">
            <text:p>811.829</text:p>
          </table:table-cell>
          <table:table-cell office:value-type="percentage" office:value="0.87659915863308113" table:style-name="ce46">
            <text:p>87,7%</text:p>
          </table:table-cell>
          <table:table-cell office:value-type="float" office:value="720760" table:style-name="ce45">
            <text:p>720.760</text:p>
          </table:table-cell>
          <table:table-cell office:value-type="percentage" office:value="0.93260494328753718" table:style-name="ce46">
            <text:p>93,3%</text:p>
          </table:table-cell>
          <table:table-cell office:value-type="float" office:value="7036298" table:style-name="ce45">
            <text:p>7.036.298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17279090783767" table:style-name="ce46">
            <text:p>93,7%</text:p>
          </table:table-cell>
          <table:table-cell office:value-type="percentage" office:value="0.82758391134923981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87" table:style-name="ce48">
            <text:p>101.687</text:p>
          </table:table-cell>
          <table:table-cell office:value-type="percentage" office:value="1" table:style-name="ce49">
            <text:p>100,0%</text:p>
          </table:table-cell>
          <table:table-cell office:value-type="float" office:value="119859" table:style-name="ce48">
            <text:p>119.859</text:p>
          </table:table-cell>
          <table:table-cell office:value-type="percentage" office:value="1" table:style-name="ce49">
            <text:p>100,0%</text:p>
          </table:table-cell>
          <table:table-cell office:value-type="float" office:value="156023" table:style-name="ce48">
            <text:p>156.023</text:p>
          </table:table-cell>
          <table:table-cell office:value-type="percentage" office:value="0.96722459859897092" table:style-name="ce49">
            <text:p>96,7%</text:p>
          </table:table-cell>
          <table:table-cell office:value-type="float" office:value="188506" table:style-name="ce48">
            <text:p>188.506</text:p>
          </table:table-cell>
          <table:table-cell office:value-type="percentage" office:value="0.93798079315320693" table:style-name="ce49">
            <text:p>93,8%</text:p>
          </table:table-cell>
          <table:table-cell office:value-type="float" office:value="192292" table:style-name="ce48">
            <text:p>192.292</text:p>
          </table:table-cell>
          <table:table-cell office:value-type="percentage" office:value="0.900087531654161" table:style-name="ce49">
            <text:p>90,0%</text:p>
          </table:table-cell>
          <table:table-cell office:value-type="float" office:value="131853" table:style-name="ce48">
            <text:p>131.853</text:p>
          </table:table-cell>
          <table:table-cell office:value-type="percentage" office:value="0.83304691744904535" table:style-name="ce49">
            <text:p>83,3%</text:p>
          </table:table-cell>
          <table:table-cell office:value-type="float" office:value="110622" table:style-name="ce48">
            <text:p>110.622</text:p>
          </table:table-cell>
          <table:table-cell office:value-type="percentage" office:value="0.84574687686356065" table:style-name="ce49">
            <text:p>84,6%</text:p>
          </table:table-cell>
          <table:table-cell office:value-type="float" office:value="94883" table:style-name="ce48">
            <text:p>94.883</text:p>
          </table:table-cell>
          <table:table-cell office:value-type="percentage" office:value="0.88645047974065039" table:style-name="ce49">
            <text:p>88,6%</text:p>
          </table:table-cell>
          <table:table-cell office:value-type="float" office:value="1095725" table:style-name="ce48">
            <text:p>1.095.725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123560628480727" table:style-name="ce49">
            <text:p>92,1%</text:p>
          </table:table-cell>
          <table:table-cell office:value-type="percentage" office:value="0.82315215684683651" table:style-name="ce49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67" table:style-name="ce48">
            <text:p>89.267</text:p>
          </table:table-cell>
          <table:table-cell office:value-type="percentage" office:value="1" table:style-name="ce49">
            <text:p>100,0%</text:p>
          </table:table-cell>
          <table:table-cell office:value-type="float" office:value="114794" table:style-name="ce48">
            <text:p>114.794</text:p>
          </table:table-cell>
          <table:table-cell office:value-type="percentage" office:value="1" table:style-name="ce49">
            <text:p>100,0%</text:p>
          </table:table-cell>
          <table:table-cell office:value-type="float" office:value="149142" table:style-name="ce48">
            <text:p>149.142</text:p>
          </table:table-cell>
          <table:table-cell office:value-type="percentage" office:value="0.98126192512665311" table:style-name="ce49">
            <text:p>98,1%</text:p>
          </table:table-cell>
          <table:table-cell office:value-type="float" office:value="154370" table:style-name="ce48">
            <text:p>154.370</text:p>
          </table:table-cell>
          <table:table-cell office:value-type="percentage" office:value="0.95241326974451357" table:style-name="ce49">
            <text:p>95,2%</text:p>
          </table:table-cell>
          <table:table-cell office:value-type="float" office:value="152460" table:style-name="ce48">
            <text:p>152.460</text:p>
          </table:table-cell>
          <table:table-cell office:value-type="percentage" office:value="0.91887656702025078" table:style-name="ce49">
            <text:p>91,9%</text:p>
          </table:table-cell>
          <table:table-cell office:value-type="float" office:value="93066" table:style-name="ce48">
            <text:p>93.066</text:p>
          </table:table-cell>
          <table:table-cell office:value-type="percentage" office:value="0.85703235074729955" table:style-name="ce49">
            <text:p>85,7%</text:p>
          </table:table-cell>
          <table:table-cell office:value-type="float" office:value="68820" table:style-name="ce48">
            <text:p>68.820</text:p>
          </table:table-cell>
          <table:table-cell office:value-type="percentage" office:value="0.86847883698038919" table:style-name="ce49">
            <text:p>86,8%</text:p>
          </table:table-cell>
          <table:table-cell office:value-type="float" office:value="62858" table:style-name="ce48">
            <text:p>62.858</text:p>
          </table:table-cell>
          <table:table-cell office:value-type="percentage" office:value="0.96325242123329657" table:style-name="ce49">
            <text:p>96,3%</text:p>
          </table:table-cell>
          <table:table-cell office:value-type="float" office:value="884777" table:style-name="ce48">
            <text:p>884.777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91606507409876" table:style-name="ce49">
            <text:p>95,1%</text:p>
          </table:table-cell>
          <table:table-cell office:value-type="percentage" office:value="0.87351822361581577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57" table:style-name="ce48">
            <text:p>51.857</text:p>
          </table:table-cell>
          <table:table-cell office:value-type="percentage" office:value="0.96688605895623958" table:style-name="ce49">
            <text:p>96,7%</text:p>
          </table:table-cell>
          <table:table-cell office:value-type="float" office:value="79937" table:style-name="ce48">
            <text:p>79.937</text:p>
          </table:table-cell>
          <table:table-cell office:value-type="percentage" office:value="0.91635142261045011" table:style-name="ce49">
            <text:p>91,6%</text:p>
          </table:table-cell>
          <table:table-cell office:value-type="float" office:value="112188" table:style-name="ce48">
            <text:p>112.188</text:p>
          </table:table-cell>
          <table:table-cell office:value-type="percentage" office:value="0.88064493339508454" table:style-name="ce49">
            <text:p>88,1%</text:p>
          </table:table-cell>
          <table:table-cell office:value-type="float" office:value="153696" table:style-name="ce48">
            <text:p>153.696</text:p>
          </table:table-cell>
          <table:table-cell office:value-type="percentage" office:value="0.8658539333438493" table:style-name="ce49">
            <text:p>86,6%</text:p>
          </table:table-cell>
          <table:table-cell office:value-type="float" office:value="173903" table:style-name="ce48">
            <text:p>173.903</text:p>
          </table:table-cell>
          <table:table-cell office:value-type="percentage" office:value="0.80279102403715208" table:style-name="ce49">
            <text:p>80,3%</text:p>
          </table:table-cell>
          <table:table-cell office:value-type="float" office:value="135497" table:style-name="ce48">
            <text:p>135.497</text:p>
          </table:table-cell>
          <table:table-cell office:value-type="percentage" office:value="0.73620868582481647" table:style-name="ce49">
            <text:p>73,6%</text:p>
          </table:table-cell>
          <table:table-cell office:value-type="float" office:value="104944" table:style-name="ce48">
            <text:p>104.944</text:p>
          </table:table-cell>
          <table:table-cell office:value-type="percentage" office:value="0.76482549029610902" table:style-name="ce49">
            <text:p>76,5%</text:p>
          </table:table-cell>
          <table:table-cell office:value-type="float" office:value="84348" table:style-name="ce48">
            <text:p>84.348</text:p>
          </table:table-cell>
          <table:table-cell office:value-type="percentage" office:value="0.84741199164121528" table:style-name="ce49">
            <text:p>84,7%</text:p>
          </table:table-cell>
          <table:table-cell office:value-type="float" office:value="896370" table:style-name="ce48">
            <text:p>896.370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53024177727397" table:style-name="ce49">
            <text:p>82,8%</text:p>
          </table:table-cell>
          <table:table-cell office:value-type="percentage" office:value="0.73486503658461599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95" table:style-name="ce48">
            <text:p>94.795</text:p>
          </table:table-cell>
          <table:table-cell office:value-type="percentage" office:value="0.94453079850939603" table:style-name="ce49">
            <text:p>94,5%</text:p>
          </table:table-cell>
          <table:table-cell office:value-type="float" office:value="156095" table:style-name="ce48">
            <text:p>156.095</text:p>
          </table:table-cell>
          <table:table-cell office:value-type="percentage" office:value="0.93221098145073633" table:style-name="ce49">
            <text:p>93,2%</text:p>
          </table:table-cell>
          <table:table-cell office:value-type="float" office:value="229271" table:style-name="ce48">
            <text:p>229.271</text:p>
          </table:table-cell>
          <table:table-cell office:value-type="percentage" office:value="0.91141499870803599" table:style-name="ce49">
            <text:p>91,1%</text:p>
          </table:table-cell>
          <table:table-cell office:value-type="float" office:value="325609" table:style-name="ce48">
            <text:p>325.609</text:p>
          </table:table-cell>
          <table:table-cell office:value-type="percentage" office:value="0.88421358490361091" table:style-name="ce49">
            <text:p>88,4%</text:p>
          </table:table-cell>
          <table:table-cell office:value-type="float" office:value="324760" table:style-name="ce48">
            <text:p>324.760</text:p>
          </table:table-cell>
          <table:table-cell office:value-type="percentage" office:value="0.82404435366209516" table:style-name="ce49">
            <text:p>82,4%</text:p>
          </table:table-cell>
          <table:table-cell office:value-type="float" office:value="239147" table:style-name="ce48">
            <text:p>239.147</text:p>
          </table:table-cell>
          <table:table-cell office:value-type="percentage" office:value="0.76438493648957051" table:style-name="ce49">
            <text:p>76,4%</text:p>
          </table:table-cell>
          <table:table-cell office:value-type="float" office:value="200001" table:style-name="ce48">
            <text:p>200.001</text:p>
          </table:table-cell>
          <table:table-cell office:value-type="percentage" office:value="0.78533087787773248" table:style-name="ce49">
            <text:p>78,5%</text:p>
          </table:table-cell>
          <table:table-cell office:value-type="float" office:value="171300" table:style-name="ce48">
            <text:p>171.300</text:p>
          </table:table-cell>
          <table:table-cell office:value-type="percentage" office:value="0.92963937806962793" table:style-name="ce49">
            <text:p>93,0%</text:p>
          </table:table-cell>
          <table:table-cell office:value-type="float" office:value="1740978" table:style-name="ce48">
            <text:p>1.740.978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614303916424439" table:style-name="ce49">
            <text:p>85,6%</text:p>
          </table:table-cell>
          <table:table-cell office:value-type="percentage" office:value="0.77570934191302765" table:style-name="ce49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83" table:style-name="ce48">
            <text:p>42.583</text:p>
          </table:table-cell>
          <table:table-cell office:value-type="percentage" office:value="1" table:style-name="ce49">
            <text:p>100,0%</text:p>
          </table:table-cell>
          <table:table-cell office:value-type="float" office:value="56210" table:style-name="ce48">
            <text:p>56.210</text:p>
          </table:table-cell>
          <table:table-cell office:value-type="percentage" office:value="1" table:style-name="ce49">
            <text:p>100,0%</text:p>
          </table:table-cell>
          <table:table-cell office:value-type="float" office:value="77280" table:style-name="ce48">
            <text:p>77.280</text:p>
          </table:table-cell>
          <table:table-cell office:value-type="percentage" office:value="0.9750558310306976" table:style-name="ce49">
            <text:p>97,5%</text:p>
          </table:table-cell>
          <table:table-cell office:value-type="float" office:value="85171" table:style-name="ce48">
            <text:p>85.171</text:p>
          </table:table-cell>
          <table:table-cell office:value-type="percentage" office:value="0.93625371001429047" table:style-name="ce49">
            <text:p>93,6%</text:p>
          </table:table-cell>
          <table:table-cell office:value-type="float" office:value="89478" table:style-name="ce48">
            <text:p>89.478</text:p>
          </table:table-cell>
          <table:table-cell office:value-type="percentage" office:value="0.91879736307066728" table:style-name="ce49">
            <text:p>91,9%</text:p>
          </table:table-cell>
          <table:table-cell office:value-type="float" office:value="56844" table:style-name="ce48">
            <text:p>56.844</text:p>
          </table:table-cell>
          <table:table-cell office:value-type="percentage" office:value="0.84642187081211473" table:style-name="ce49">
            <text:p>84,6%</text:p>
          </table:table-cell>
          <table:table-cell office:value-type="float" office:value="43417" table:style-name="ce48">
            <text:p>43.417</text:p>
          </table:table-cell>
          <table:table-cell office:value-type="percentage" office:value="0.85343895583118745" table:style-name="ce49">
            <text:p>85,3%</text:p>
          </table:table-cell>
          <table:table-cell office:value-type="float" office:value="43073" table:style-name="ce48">
            <text:p>43.073</text:p>
          </table:table-cell>
          <table:table-cell office:value-type="percentage" office:value="0.9511958129982554" table:style-name="ce49">
            <text:p>95,1%</text:p>
          </table:table-cell>
          <table:table-cell office:value-type="float" office:value="494056" table:style-name="ce48">
            <text:p>494.056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73773863416448" table:style-name="ce49">
            <text:p>93,7%</text:p>
          </table:table-cell>
          <table:table-cell office:value-type="percentage" office:value="0.8464863660895563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01" table:style-name="ce48">
            <text:p>230.001</text:p>
          </table:table-cell>
          <table:table-cell office:value-type="percentage" office:value="1" table:style-name="ce49">
            <text:p>100,0%</text:p>
          </table:table-cell>
          <table:table-cell office:value-type="float" office:value="252333" table:style-name="ce48">
            <text:p>252.333</text:p>
          </table:table-cell>
          <table:table-cell office:value-type="percentage" office:value="1" table:style-name="ce49">
            <text:p>100,0%</text:p>
          </table:table-cell>
          <table:table-cell office:value-type="float" office:value="324596" table:style-name="ce48">
            <text:p>324.596</text:p>
          </table:table-cell>
          <table:table-cell office:value-type="percentage" office:value="0.99191120971266" table:style-name="ce49">
            <text:p>99,2%</text:p>
          </table:table-cell>
          <table:table-cell office:value-type="float" office:value="357822" table:style-name="ce48">
            <text:p>357.822</text:p>
          </table:table-cell>
          <table:table-cell office:value-type="percentage" office:value="0.93866522561469878" table:style-name="ce49">
            <text:p>93,9%</text:p>
          </table:table-cell>
          <table:table-cell office:value-type="float" office:value="326130" table:style-name="ce48">
            <text:p>326.130</text:p>
          </table:table-cell>
          <table:table-cell office:value-type="percentage" office:value="0.90540863182325471" table:style-name="ce49">
            <text:p>90,5%</text:p>
          </table:table-cell>
          <table:table-cell office:value-type="float" office:value="218901" table:style-name="ce48">
            <text:p>218.901</text:p>
          </table:table-cell>
          <table:table-cell office:value-type="percentage" office:value="0.84549752415972068" table:style-name="ce49">
            <text:p>84,5%</text:p>
          </table:table-cell>
          <table:table-cell office:value-type="float" office:value="180958" table:style-name="ce48">
            <text:p>180.958</text:p>
          </table:table-cell>
          <table:table-cell office:value-type="percentage" office:value="0.85446621241955056" table:style-name="ce49">
            <text:p>85,4%</text:p>
          </table:table-cell>
          <table:table-cell office:value-type="float" office:value="155558" table:style-name="ce48">
            <text:p>155.558</text:p>
          </table:table-cell>
          <table:table-cell office:value-type="percentage" office:value="0.92485047384630015" table:style-name="ce49">
            <text:p>92,5%</text:p>
          </table:table-cell>
          <table:table-cell office:value-type="float" office:value="2046299" table:style-name="ce48">
            <text:p>2.046.299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06198561885024" table:style-name="ce49">
            <text:p>94,2%</text:p>
          </table:table-cell>
          <table:table-cell office:value-type="percentage" office:value="0.85739419579502474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8972" table:style-name="ce48">
            <text:p>138.972</text:p>
          </table:table-cell>
          <table:table-cell office:value-type="percentage" office:value="1" table:style-name="ce49">
            <text:p>100,0%</text:p>
          </table:table-cell>
          <table:table-cell office:value-type="float" office:value="159392" table:style-name="ce48">
            <text:p>159.392</text:p>
          </table:table-cell>
          <table:table-cell office:value-type="percentage" office:value="1" table:style-name="ce49">
            <text:p>100,0%</text:p>
          </table:table-cell>
          <table:table-cell office:value-type="float" office:value="225453" table:style-name="ce48">
            <text:p>225.453</text:p>
          </table:table-cell>
          <table:table-cell office:value-type="percentage" office:value="0.98870752714578913" table:style-name="ce49">
            <text:p>98,9%</text:p>
          </table:table-cell>
          <table:table-cell office:value-type="float" office:value="290118" table:style-name="ce48">
            <text:p>290.118</text:p>
          </table:table-cell>
          <table:table-cell office:value-type="percentage" office:value="0.93163609038974715" table:style-name="ce49">
            <text:p>93,2%</text:p>
          </table:table-cell>
          <table:table-cell office:value-type="float" office:value="292057" table:style-name="ce48">
            <text:p>292.057</text:p>
          </table:table-cell>
          <table:table-cell office:value-type="percentage" office:value="0.88319861135051603" table:style-name="ce49">
            <text:p>88,3%</text:p>
          </table:table-cell>
          <table:table-cell office:value-type="float" office:value="212202" table:style-name="ce48">
            <text:p>212.202</text:p>
          </table:table-cell>
          <table:table-cell office:value-type="percentage" office:value="0.82328293585669887" table:style-name="ce49">
            <text:p>82,3%</text:p>
          </table:table-cell>
          <table:table-cell office:value-type="float" office:value="180446" table:style-name="ce48">
            <text:p>180.446</text:p>
          </table:table-cell>
          <table:table-cell office:value-type="percentage" office:value="0.82398443778768171" table:style-name="ce49">
            <text:p>82,4%</text:p>
          </table:table-cell>
          <table:table-cell office:value-type="float" office:value="159463" table:style-name="ce48">
            <text:p>159.463</text:p>
          </table:table-cell>
          <table:table-cell office:value-type="percentage" office:value="0.89678656588833405" table:style-name="ce49">
            <text:p>89,7%</text:p>
          </table:table-cell>
          <table:table-cell office:value-type="float" office:value="1658103" table:style-name="ce48">
            <text:p>1.658.103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301108650380325" table:style-name="ce49">
            <text:p>91,3%</text:p>
          </table:table-cell>
          <table:table-cell office:value-type="percentage" office:value="0.80936135690911504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108" table:style-name="ce48">
            <text:p>461.108</text:p>
          </table:table-cell>
          <table:table-cell office:value-type="percentage" office:value="1" table:style-name="ce49">
            <text:p>100,0%</text:p>
          </table:table-cell>
          <table:table-cell office:value-type="float" office:value="622088" table:style-name="ce48">
            <text:p>622.088</text:p>
          </table:table-cell>
          <table:table-cell office:value-type="percentage" office:value="0.97853196924509545" table:style-name="ce49">
            <text:p>97,9%</text:p>
          </table:table-cell>
          <table:table-cell office:value-type="float" office:value="809969" table:style-name="ce48">
            <text:p>809.969</text:p>
          </table:table-cell>
          <table:table-cell office:value-type="percentage" office:value="0.95012809624579464" table:style-name="ce49">
            <text:p>95,0%</text:p>
          </table:table-cell>
          <table:table-cell office:value-type="float" office:value="1044894" table:style-name="ce48">
            <text:p>1.044.894</text:p>
          </table:table-cell>
          <table:table-cell office:value-type="percentage" office:value="0.95215331496873068" table:style-name="ce49">
            <text:p>95,2%</text:p>
          </table:table-cell>
          <table:table-cell office:value-type="float" office:value="1166528" table:style-name="ce48">
            <text:p>1.166.528</text:p>
          </table:table-cell>
          <table:table-cell office:value-type="percentage" office:value="0.91454375828087153" table:style-name="ce49">
            <text:p>91,5%</text:p>
          </table:table-cell>
          <table:table-cell office:value-type="float" office:value="832985" table:style-name="ce48">
            <text:p>832.985</text:p>
          </table:table-cell>
          <table:table-cell office:value-type="percentage" office:value="0.86174309041327168" table:style-name="ce49">
            <text:p>86,2%</text:p>
          </table:table-cell>
          <table:table-cell office:value-type="float" office:value="699489" table:style-name="ce48">
            <text:p>699.489</text:p>
          </table:table-cell>
          <table:table-cell office:value-type="percentage" office:value="0.843724556690859" table:style-name="ce49">
            <text:p>84,4%</text:p>
          </table:table-cell>
          <table:table-cell office:value-type="float" office:value="605835" table:style-name="ce48">
            <text:p>605.835</text:p>
          </table:table-cell>
          <table:table-cell office:value-type="percentage" office:value="0.90239557437630613" table:style-name="ce49">
            <text:p>90,2%</text:p>
          </table:table-cell>
          <table:table-cell office:value-type="float" office:value="6242896" table:style-name="ce48">
            <text:p>6.242.896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045339609171606" table:style-name="ce49">
            <text:p>92,0%</text:p>
          </table:table-cell>
          <table:table-cell office:value-type="percentage" office:value="0.81380395093213587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043" table:style-name="ce48">
            <text:p>299.043</text:p>
          </table:table-cell>
          <table:table-cell office:value-type="percentage" office:value="1" table:style-name="ce49">
            <text:p>100,0%</text:p>
          </table:table-cell>
          <table:table-cell office:value-type="float" office:value="437811" table:style-name="ce48">
            <text:p>437.811</text:p>
          </table:table-cell>
          <table:table-cell office:value-type="percentage" office:value="0.99553181619733677" table:style-name="ce49">
            <text:p>99,6%</text:p>
          </table:table-cell>
          <table:table-cell office:value-type="float" office:value="576682" table:style-name="ce48">
            <text:p>576.682</text:p>
          </table:table-cell>
          <table:table-cell office:value-type="percentage" office:value="0.96574002746424625" table:style-name="ce49">
            <text:p>96,6%</text:p>
          </table:table-cell>
          <table:table-cell office:value-type="float" office:value="723890" table:style-name="ce48">
            <text:p>723.890</text:p>
          </table:table-cell>
          <table:table-cell office:value-type="percentage" office:value="0.94961799615897236" table:style-name="ce49">
            <text:p>95,0%</text:p>
          </table:table-cell>
          <table:table-cell office:value-type="float" office:value="767943" table:style-name="ce48">
            <text:p>767.943</text:p>
          </table:table-cell>
          <table:table-cell office:value-type="percentage" office:value="0.91343165346969213" table:style-name="ce49">
            <text:p>91,3%</text:p>
          </table:table-cell>
          <table:table-cell office:value-type="float" office:value="530942" table:style-name="ce48">
            <text:p>530.942</text:p>
          </table:table-cell>
          <table:table-cell office:value-type="percentage" office:value="0.8648376582654772" table:style-name="ce49">
            <text:p>86,5%</text:p>
          </table:table-cell>
          <table:table-cell office:value-type="float" office:value="449202" table:style-name="ce48">
            <text:p>449.202</text:p>
          </table:table-cell>
          <table:table-cell office:value-type="percentage" office:value="0.87602506372215383" table:style-name="ce49">
            <text:p>87,6%</text:p>
          </table:table-cell>
          <table:table-cell office:value-type="float" office:value="406412" table:style-name="ce48">
            <text:p>406.412</text:p>
          </table:table-cell>
          <table:table-cell office:value-type="percentage" office:value="0.9390968391913469" table:style-name="ce49">
            <text:p>93,9%</text:p>
          </table:table-cell>
          <table:table-cell office:value-type="float" office:value="4191925" table:style-name="ce48">
            <text:p>4.191.925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319250600953774" table:style-name="ce49">
            <text:p>93,3%</text:p>
          </table:table-cell>
          <table:table-cell office:value-type="percentage" office:value="0.8305701653145553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30" table:style-name="ce48">
            <text:p>78.430</text:p>
          </table:table-cell>
          <table:table-cell office:value-type="percentage" office:value="1" table:style-name="ce49">
            <text:p>100,0%</text:p>
          </table:table-cell>
          <table:table-cell office:value-type="float" office:value="96157" table:style-name="ce48">
            <text:p>96.157</text:p>
          </table:table-cell>
          <table:table-cell office:value-type="percentage" office:value="1" table:style-name="ce49">
            <text:p>100,0%</text:p>
          </table:table-cell>
          <table:table-cell office:value-type="float" office:value="133471" table:style-name="ce48">
            <text:p>133.471</text:p>
          </table:table-cell>
          <table:table-cell office:value-type="percentage" office:value="1" table:style-name="ce49">
            <text:p>100,0%</text:p>
          </table:table-cell>
          <table:table-cell office:value-type="float" office:value="162346" table:style-name="ce48">
            <text:p>162.346</text:p>
          </table:table-cell>
          <table:table-cell office:value-type="percentage" office:value="0.96661566033354573" table:style-name="ce49">
            <text:p>96,7%</text:p>
          </table:table-cell>
          <table:table-cell office:value-type="float" office:value="147368" table:style-name="ce48">
            <text:p>147.368</text:p>
          </table:table-cell>
          <table:table-cell office:value-type="percentage" office:value="0.93545602275035544" table:style-name="ce49">
            <text:p>93,5%</text:p>
          </table:table-cell>
          <table:table-cell office:value-type="float" office:value="114833" table:style-name="ce48">
            <text:p>114.833</text:p>
          </table:table-cell>
          <table:table-cell office:value-type="percentage" office:value="0.8844056622664469" table:style-name="ce49">
            <text:p>88,4%</text:p>
          </table:table-cell>
          <table:table-cell office:value-type="float" office:value="95671" table:style-name="ce48">
            <text:p>95.671</text:p>
          </table:table-cell>
          <table:table-cell office:value-type="percentage" office:value="0.85036353616696003" table:style-name="ce49">
            <text:p>85,0%</text:p>
          </table:table-cell>
          <table:table-cell office:value-type="float" office:value="81174" table:style-name="ce48">
            <text:p>81.174</text:p>
          </table:table-cell>
          <table:table-cell office:value-type="percentage" office:value="0.94708840378490011" table:style-name="ce49">
            <text:p>94,7%</text:p>
          </table:table-cell>
          <table:table-cell office:value-type="float" office:value="909450" table:style-name="ce48">
            <text:p>909.450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42664940150968" table:style-name="ce49">
            <text:p>95,7%</text:p>
          </table:table-cell>
          <table:table-cell office:value-type="percentage" office:value="0.85959438524989151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77" table:style-name="ce48">
            <text:p>243.077</text:p>
          </table:table-cell>
          <table:table-cell office:value-type="percentage" office:value="1" table:style-name="ce49">
            <text:p>100,0%</text:p>
          </table:table-cell>
          <table:table-cell office:value-type="float" office:value="292348" table:style-name="ce48">
            <text:p>292.348</text:p>
          </table:table-cell>
          <table:table-cell office:value-type="percentage" office:value="1" table:style-name="ce49">
            <text:p>100,0%</text:p>
          </table:table-cell>
          <table:table-cell office:value-type="float" office:value="348218" table:style-name="ce48">
            <text:p>348.218</text:p>
          </table:table-cell>
          <table:table-cell office:value-type="percentage" office:value="0.98487411119847501" table:style-name="ce49">
            <text:p>98,5%</text:p>
          </table:table-cell>
          <table:table-cell office:value-type="float" office:value="393797" table:style-name="ce48">
            <text:p>393.797</text:p>
          </table:table-cell>
          <table:table-cell office:value-type="percentage" office:value="0.96235826001955038" table:style-name="ce49">
            <text:p>96,2%</text:p>
          </table:table-cell>
          <table:table-cell office:value-type="float" office:value="412517" table:style-name="ce48">
            <text:p>412.517</text:p>
          </table:table-cell>
          <table:table-cell office:value-type="percentage" office:value="0.9315323696981056" table:style-name="ce49">
            <text:p>93,2%</text:p>
          </table:table-cell>
          <table:table-cell office:value-type="float" office:value="268899" table:style-name="ce48">
            <text:p>268.899</text:p>
          </table:table-cell>
          <table:table-cell office:value-type="percentage" office:value="0.87135691093266965" table:style-name="ce49">
            <text:p>87,1%</text:p>
          </table:table-cell>
          <table:table-cell office:value-type="float" office:value="204664" table:style-name="ce48">
            <text:p>204.664</text:p>
          </table:table-cell>
          <table:table-cell office:value-type="percentage" office:value="0.88844514286210396" table:style-name="ce49">
            <text:p>88,8%</text:p>
          </table:table-cell>
          <table:table-cell office:value-type="float" office:value="176833" table:style-name="ce48">
            <text:p>176.833</text:p>
          </table:table-cell>
          <table:table-cell office:value-type="percentage" office:value="0.9644875207260668" table:style-name="ce49">
            <text:p>96,4%</text:p>
          </table:table-cell>
          <table:table-cell office:value-type="float" office:value="2340353" table:style-name="ce48">
            <text:p>2.340.353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86318663489311" table:style-name="ce49">
            <text:p>95,3%</text:p>
          </table:table-cell>
          <table:table-cell office:value-type="percentage" office:value="0.86780148586735173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5" table:style-name="ce48">
            <text:p>23.475</text:p>
          </table:table-cell>
          <table:table-cell office:value-type="percentage" office:value="1" table:style-name="ce49">
            <text:p>100,0%</text:p>
          </table:table-cell>
          <table:table-cell office:value-type="float" office:value="28786" table:style-name="ce48">
            <text:p>28.786</text:p>
          </table:table-cell>
          <table:table-cell office:value-type="percentage" office:value="1" table:style-name="ce49">
            <text:p>100,0%</text:p>
          </table:table-cell>
          <table:table-cell office:value-type="float" office:value="38519" table:style-name="ce48">
            <text:p>38.519</text:p>
          </table:table-cell>
          <table:table-cell office:value-type="percentage" office:value="0.99753975242140158" table:style-name="ce49">
            <text:p>99,8%</text:p>
          </table:table-cell>
          <table:table-cell office:value-type="float" office:value="45950" table:style-name="ce48">
            <text:p>45.950</text:p>
          </table:table-cell>
          <table:table-cell office:value-type="percentage" office:value="0.96736842105263154" table:style-name="ce49">
            <text:p>96,7%</text:p>
          </table:table-cell>
          <table:table-cell office:value-type="float" office:value="48521" table:style-name="ce48">
            <text:p>48.521</text:p>
          </table:table-cell>
          <table:table-cell office:value-type="percentage" office:value="0.93807516820044856" table:style-name="ce49">
            <text:p>93,8%</text:p>
          </table:table-cell>
          <table:table-cell office:value-type="float" office:value="32556" table:style-name="ce48">
            <text:p>32.556</text:p>
          </table:table-cell>
          <table:table-cell office:value-type="percentage" office:value="0.87903661302516467" table:style-name="ce49">
            <text:p>87,9%</text:p>
          </table:table-cell>
          <table:table-cell office:value-type="float" office:value="25819" table:style-name="ce48">
            <text:p>25.819</text:p>
          </table:table-cell>
          <table:table-cell office:value-type="percentage" office:value="0.85589736789763304" table:style-name="ce49">
            <text:p>85,6%</text:p>
          </table:table-cell>
          <table:table-cell office:value-type="float" office:value="25228" table:style-name="ce48">
            <text:p>25.228</text:p>
          </table:table-cell>
          <table:table-cell office:value-type="percentage" office:value="0.97086780835097175" table:style-name="ce49">
            <text:p>97,1%</text:p>
          </table:table-cell>
          <table:table-cell office:value-type="float" office:value="268854" table:style-name="ce48">
            <text:p>268.854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514763090674615" table:style-name="ce49">
            <text:p>95,5%</text:p>
          </table:table-cell>
          <table:table-cell office:value-type="percentage" office:value="0.85033019584029146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37" table:style-name="ce48">
            <text:p>375.737</text:p>
          </table:table-cell>
          <table:table-cell office:value-type="percentage" office:value="1" table:style-name="ce49">
            <text:p>100,0%</text:p>
          </table:table-cell>
          <table:table-cell office:value-type="float" office:value="513651" table:style-name="ce48">
            <text:p>513.651</text:p>
          </table:table-cell>
          <table:table-cell office:value-type="percentage" office:value="0.97457736457641586" table:style-name="ce49">
            <text:p>97,5%</text:p>
          </table:table-cell>
          <table:table-cell office:value-type="float" office:value="695535" table:style-name="ce48">
            <text:p>695.535</text:p>
          </table:table-cell>
          <table:table-cell office:value-type="percentage" office:value="0.96540672738730082" table:style-name="ce49">
            <text:p>96,5%</text:p>
          </table:table-cell>
          <table:table-cell office:value-type="float" office:value="953219" table:style-name="ce48">
            <text:p>953.219</text:p>
          </table:table-cell>
          <table:table-cell office:value-type="percentage" office:value="0.96308192196282127" table:style-name="ce49">
            <text:p>96,3%</text:p>
          </table:table-cell>
          <table:table-cell office:value-type="float" office:value="1057230" table:style-name="ce48">
            <text:p>1.057.230</text:p>
          </table:table-cell>
          <table:table-cell office:value-type="percentage" office:value="0.91453271662660152" table:style-name="ce49">
            <text:p>91,5%</text:p>
          </table:table-cell>
          <table:table-cell office:value-type="float" office:value="786077" table:style-name="ce48">
            <text:p>786.077</text:p>
          </table:table-cell>
          <table:table-cell office:value-type="percentage" office:value="0.87260058345285085" table:style-name="ce49">
            <text:p>87,3%</text:p>
          </table:table-cell>
          <table:table-cell office:value-type="float" office:value="641705" table:style-name="ce48">
            <text:p>641.705</text:p>
          </table:table-cell>
          <table:table-cell office:value-type="percentage" office:value="0.87240689708615371" table:style-name="ce49">
            <text:p>87,2%</text:p>
          </table:table-cell>
          <table:table-cell office:value-type="float" office:value="501267" table:style-name="ce48">
            <text:p>501.267</text:p>
          </table:table-cell>
          <table:table-cell office:value-type="percentage" office:value="0.87827557206433748" table:style-name="ce49">
            <text:p>87,8%</text:p>
          </table:table-cell>
          <table:table-cell office:value-type="float" office:value="5524421" table:style-name="ce48">
            <text:p>5.524.42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22293091770968" table:style-name="ce49">
            <text:p>92,5%</text:p>
          </table:table-cell>
          <table:table-cell office:value-type="percentage" office:value="0.8177267094425730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12" table:style-name="ce48">
            <text:p>72.812</text:p>
          </table:table-cell>
          <table:table-cell office:value-type="percentage" office:value="1" table:style-name="ce49">
            <text:p>100,0%</text:p>
          </table:table-cell>
          <table:table-cell office:value-type="float" office:value="103790" table:style-name="ce48">
            <text:p>103.790</text:p>
          </table:table-cell>
          <table:table-cell office:value-type="percentage" office:value="0.99872981659321414" table:style-name="ce49">
            <text:p>99,9%</text:p>
          </table:table-cell>
          <table:table-cell office:value-type="float" office:value="149747" table:style-name="ce48">
            <text:p>149.747</text:p>
          </table:table-cell>
          <table:table-cell office:value-type="percentage" office:value="0.97528998769058428" table:style-name="ce49">
            <text:p>97,5%</text:p>
          </table:table-cell>
          <table:table-cell office:value-type="float" office:value="209835" table:style-name="ce48">
            <text:p>209.835</text:p>
          </table:table-cell>
          <table:table-cell office:value-type="percentage" office:value="0.96209130548410615" table:style-name="ce49">
            <text:p>96,2%</text:p>
          </table:table-cell>
          <table:table-cell office:value-type="float" office:value="236682" table:style-name="ce48">
            <text:p>236.682</text:p>
          </table:table-cell>
          <table:table-cell office:value-type="percentage" office:value="0.93747326393840014" table:style-name="ce49">
            <text:p>93,7%</text:p>
          </table:table-cell>
          <table:table-cell office:value-type="float" office:value="174575" table:style-name="ce48">
            <text:p>174.575</text:p>
          </table:table-cell>
          <table:table-cell office:value-type="percentage" office:value="0.87693521002240371" table:style-name="ce49">
            <text:p>87,7%</text:p>
          </table:table-cell>
          <table:table-cell office:value-type="float" office:value="149873" table:style-name="ce48">
            <text:p>149.873</text:p>
          </table:table-cell>
          <table:table-cell office:value-type="percentage" office:value="0.86164115005835384" table:style-name="ce49">
            <text:p>86,2%</text:p>
          </table:table-cell>
          <table:table-cell office:value-type="float" office:value="131519" table:style-name="ce48">
            <text:p>131.519</text:p>
          </table:table-cell>
          <table:table-cell office:value-type="percentage" office:value="0.90943602367649501" table:style-name="ce49">
            <text:p>90,9%</text:p>
          </table:table-cell>
          <table:table-cell office:value-type="float" office:value="1228833" table:style-name="ce48">
            <text:p>1.228.833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261987198071661" table:style-name="ce49">
            <text:p>93,3%</text:p>
          </table:table-cell>
          <table:table-cell office:value-type="percentage" office:value="0.8121422849876675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9" table:style-name="ce48">
            <text:p>42.579</text:p>
          </table:table-cell>
          <table:table-cell office:value-type="percentage" office:value="1" table:style-name="ce49">
            <text:p>100,0%</text:p>
          </table:table-cell>
          <table:table-cell office:value-type="float" office:value="56010" table:style-name="ce48">
            <text:p>56.010</text:p>
          </table:table-cell>
          <table:table-cell office:value-type="percentage" office:value="0.9888771186440678" table:style-name="ce49">
            <text:p>98,9%</text:p>
          </table:table-cell>
          <table:table-cell office:value-type="float" office:value="72637" table:style-name="ce48">
            <text:p>72.637</text:p>
          </table:table-cell>
          <table:table-cell office:value-type="percentage" office:value="0.95991806528346768" table:style-name="ce49">
            <text:p>96,0%</text:p>
          </table:table-cell>
          <table:table-cell office:value-type="float" office:value="92546" table:style-name="ce48">
            <text:p>92.546</text:p>
          </table:table-cell>
          <table:table-cell office:value-type="percentage" office:value="0.94726606481197162" table:style-name="ce49">
            <text:p>94,7%</text:p>
          </table:table-cell>
          <table:table-cell office:value-type="float" office:value="96606" table:style-name="ce48">
            <text:p>96.606</text:p>
          </table:table-cell>
          <table:table-cell office:value-type="percentage" office:value="0.91376521665105981" table:style-name="ce49">
            <text:p>91,4%</text:p>
          </table:table-cell>
          <table:table-cell office:value-type="float" office:value="66053" table:style-name="ce48">
            <text:p>66.053</text:p>
          </table:table-cell>
          <table:table-cell office:value-type="percentage" office:value="0.86086095218235603" table:style-name="ce49">
            <text:p>86,1%</text:p>
          </table:table-cell>
          <table:table-cell office:value-type="float" office:value="60023" table:style-name="ce48">
            <text:p>60.023</text:p>
          </table:table-cell>
          <table:table-cell office:value-type="percentage" office:value="0.87240196505915524" table:style-name="ce49">
            <text:p>87,2%</text:p>
          </table:table-cell>
          <table:table-cell office:value-type="float" office:value="53022" table:style-name="ce48">
            <text:p>53.022</text:p>
          </table:table-cell>
          <table:table-cell office:value-type="percentage" office:value="0.92178508718554963" table:style-name="ce49">
            <text:p>92,2%</text:p>
          </table:table-cell>
          <table:table-cell office:value-type="float" office:value="539476" table:style-name="ce48">
            <text:p>539.476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85207885910093" table:style-name="ce49">
            <text:p>93,0%</text:p>
          </table:table-cell>
          <table:table-cell office:value-type="percentage" office:value="0.8203036855246072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803" table:style-name="ce48">
            <text:p>164.803</text:p>
          </table:table-cell>
          <table:table-cell office:value-type="percentage" office:value="1" table:style-name="ce49">
            <text:p>100,0%</text:p>
          </table:table-cell>
          <table:table-cell office:value-type="float" office:value="214444" table:style-name="ce48">
            <text:p>214.444</text:p>
          </table:table-cell>
          <table:table-cell office:value-type="percentage" office:value="0.9911169037649169" table:style-name="ce49">
            <text:p>99,1%</text:p>
          </table:table-cell>
          <table:table-cell office:value-type="float" office:value="280316" table:style-name="ce48">
            <text:p>280.316</text:p>
          </table:table-cell>
          <table:table-cell office:value-type="percentage" office:value="0.98646199540404622" table:style-name="ce49">
            <text:p>98,6%</text:p>
          </table:table-cell>
          <table:table-cell office:value-type="float" office:value="327205" table:style-name="ce48">
            <text:p>327.205</text:p>
          </table:table-cell>
          <table:table-cell office:value-type="percentage" office:value="0.96959110075948163" table:style-name="ce49">
            <text:p>97,0%</text:p>
          </table:table-cell>
          <table:table-cell office:value-type="float" office:value="326649" table:style-name="ce48">
            <text:p>326.649</text:p>
          </table:table-cell>
          <table:table-cell office:value-type="percentage" office:value="0.93847395881217244" table:style-name="ce49">
            <text:p>93,8%</text:p>
          </table:table-cell>
          <table:table-cell office:value-type="float" office:value="212400" table:style-name="ce48">
            <text:p>212.400</text:p>
          </table:table-cell>
          <table:table-cell office:value-type="percentage" office:value="0.89380773034275252" table:style-name="ce49">
            <text:p>89,4%</text:p>
          </table:table-cell>
          <table:table-cell office:value-type="float" office:value="175750" table:style-name="ce48">
            <text:p>175.750</text:p>
          </table:table-cell>
          <table:table-cell office:value-type="percentage" office:value="0.88221268478779213" table:style-name="ce49">
            <text:p>88,2%</text:p>
          </table:table-cell>
          <table:table-cell office:value-type="float" office:value="160060" table:style-name="ce48">
            <text:p>160.060</text:p>
          </table:table-cell>
          <table:table-cell office:value-type="percentage" office:value="0.92618203070299798" table:style-name="ce49">
            <text:p>92,6%</text:p>
          </table:table-cell>
          <table:table-cell office:value-type="float" office:value="1861627" table:style-name="ce48">
            <text:p>1.861.627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211565971257939" table:style-name="ce49">
            <text:p>95,2%</text:p>
          </table:table-cell>
          <table:table-cell office:value-type="percentage" office:value="0.85164929173597426" table:style-name="ce49">
            <text:p>85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4" table:style-name="ce48">
            <text:p>2.404</text:p>
          </table:table-cell>
          <table:table-cell office:value-type="percentage" office:value="0.84737398660556928" table:style-name="ce49">
            <text:p>84,7%</text:p>
          </table:table-cell>
          <table:table-cell office:value-type="float" office:value="3925" table:style-name="ce48">
            <text:p>3.925</text:p>
          </table:table-cell>
          <table:table-cell office:value-type="percentage" office:value="0.89123524069028159" table:style-name="ce49">
            <text:p>89,1%</text:p>
          </table:table-cell>
          <table:table-cell office:value-type="float" office:value="7701" table:style-name="ce48">
            <text:p>7.701</text:p>
          </table:table-cell>
          <table:table-cell office:value-type="percentage" office:value="0.92460079241205428" table:style-name="ce49">
            <text:p>92,5%</text:p>
          </table:table-cell>
          <table:table-cell office:value-type="float" office:value="10662" table:style-name="ce48">
            <text:p>10.662</text:p>
          </table:table-cell>
          <table:table-cell office:value-type="percentage" office:value="0.92255775720342648" table:style-name="ce49">
            <text:p>92,3%</text:p>
          </table:table-cell>
          <table:table-cell office:value-type="float" office:value="11274" table:style-name="ce48">
            <text:p>11.274</text:p>
          </table:table-cell>
          <table:table-cell office:value-type="percentage" office:value="0.91235736829327507" table:style-name="ce49">
            <text:p>91,2%</text:p>
          </table:table-cell>
          <table:table-cell office:value-type="float" office:value="9472" table:style-name="ce48">
            <text:p>9.472</text:p>
          </table:table-cell>
          <table:table-cell office:value-type="percentage" office:value="0.83095008334064391" table:style-name="ce49">
            <text:p>83,1%</text:p>
          </table:table-cell>
          <table:table-cell office:value-type="float" office:value="9538" table:style-name="ce48">
            <text:p>9.538</text:p>
          </table:table-cell>
          <table:table-cell office:value-type="percentage" office:value="0.8778647031753336" table:style-name="ce49">
            <text:p>87,8%</text:p>
          </table:table-cell>
          <table:table-cell office:value-type="float" office:value="9146" table:style-name="ce48">
            <text:p>9.146</text:p>
          </table:table-cell>
          <table:table-cell office:value-type="percentage" office:value="0.98545415364723632" table:style-name="ce49">
            <text:p>98,5%</text:p>
          </table:table-cell>
          <table:table-cell office:value-type="float" office:value="64122" table:style-name="ce48">
            <text:p>64.122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275802841093078" table:style-name="ce49">
            <text:p>90,3%</text:p>
          </table:table-cell>
          <table:table-cell office:value-type="percentage" office:value="0.76777183088473" table:style-name="ce49">
            <text:p>76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9" table:style-name="ce48">
            <text:p>7.529</text:p>
          </table:table-cell>
          <table:table-cell office:value-type="percentage" office:value="0.94053716427232981" table:style-name="ce49">
            <text:p>94,1%</text:p>
          </table:table-cell>
          <table:table-cell office:value-type="float" office:value="10182" table:style-name="ce48">
            <text:p>10.182</text:p>
          </table:table-cell>
          <table:table-cell office:value-type="percentage" office:value="0.94269049162114615" table:style-name="ce49">
            <text:p>94,3%</text:p>
          </table:table-cell>
          <table:table-cell office:value-type="float" office:value="10697" table:style-name="ce48">
            <text:p>10.697</text:p>
          </table:table-cell>
          <table:table-cell office:value-type="percentage" office:value="0.97930971344868623" table:style-name="ce49">
            <text:p>97,9%</text:p>
          </table:table-cell>
          <table:table-cell office:value-type="float" office:value="9314" table:style-name="ce48">
            <text:p>9.314</text:p>
          </table:table-cell>
          <table:table-cell office:value-type="percentage" office:value="0.85043827611395184" table:style-name="ce49">
            <text:p>85,0%</text:p>
          </table:table-cell>
          <table:table-cell office:value-type="float" office:value="9718" table:style-name="ce48">
            <text:p>9.718</text:p>
          </table:table-cell>
          <table:table-cell office:value-type="percentage" office:value="0.831237704216919" table:style-name="ce49">
            <text:p>83,1%</text:p>
          </table:table-cell>
          <table:table-cell office:value-type="float" office:value="8829" table:style-name="ce48">
            <text:p>8.829</text:p>
          </table:table-cell>
          <table:table-cell office:value-type="percentage" office:value="0.92160751565762" table:style-name="ce49">
            <text:p>92,2%</text:p>
          </table:table-cell>
          <table:table-cell office:value-type="float" office:value="61803" table:style-name="ce48">
            <text:p>61.803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532622388890516" table:style-name="ce49">
            <text:p>90,5%</text:p>
          </table:table-cell>
          <table:table-cell office:value-type="percentage" office:value="0.73555735402632649" table:style-name="ce49">
            <text:p>73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700" table:style-name="ce48">
            <text:p>3.700</text:p>
          </table:table-cell>
          <table:table-cell office:value-type="string" table:style-name="ce49">
            <text:p>-</text:p>
          </table:table-cell>
          <table:table-cell office:value-type="float" office:value="9675" table:style-name="ce48">
            <text:p>9.675</text:p>
          </table:table-cell>
          <table:table-cell office:value-type="string" table:style-name="ce49">
            <text:p>-</text:p>
          </table:table-cell>
          <table:table-cell office:value-type="float" office:value="22683" table:style-name="ce48">
            <text:p>22.683</text:p>
          </table:table-cell>
          <table:table-cell office:value-type="string" table:style-name="ce49">
            <text:p>-</text:p>
          </table:table-cell>
          <table:table-cell office:value-type="float" office:value="32671" table:style-name="ce48">
            <text:p>32.671</text:p>
          </table:table-cell>
          <table:table-cell office:value-type="string" table:style-name="ce49">
            <text:p>-</text:p>
          </table:table-cell>
          <table:table-cell office:value-type="float" office:value="25082" table:style-name="ce48">
            <text:p>25.082</text:p>
          </table:table-cell>
          <table:table-cell office:value-type="string" table:style-name="ce49">
            <text:p>-</text:p>
          </table:table-cell>
          <table:table-cell office:value-type="float" office:value="1231" table:style-name="ce48">
            <text:p>1.231</text:p>
          </table:table-cell>
          <table:table-cell office:value-type="string" table:style-name="ce49">
            <text:p>-</text:p>
          </table:table-cell>
          <table:table-cell office:value-type="float" office:value="95092" table:style-name="ce48">
            <text:p>95.092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3" table:style-name="ce51">
            <text:p>323</text:p>
          </table:table-cell>
          <table:table-cell office:value-type="string" table:style-name="ce52">
            <text:p>-</text:p>
          </table:table-cell>
          <table:table-cell office:value-type="float" office:value="931" table:style-name="ce51">
            <text:p>931</text:p>
          </table:table-cell>
          <table:table-cell office:value-type="string" table:style-name="ce52">
            <text:p>-</text:p>
          </table:table-cell>
          <table:table-cell office:value-type="float" office:value="1964" table:style-name="ce51">
            <text:p>1.964</text:p>
          </table:table-cell>
          <table:table-cell office:value-type="string" table:style-name="ce52">
            <text:p>-</text:p>
          </table:table-cell>
          <table:table-cell office:value-type="float" office:value="2418" table:style-name="ce51">
            <text:p>2.418</text:p>
          </table:table-cell>
          <table:table-cell office:value-type="string" table:style-name="ce52">
            <text:p>-</text:p>
          </table:table-cell>
          <table:table-cell office:value-type="float" office:value="2119" table:style-name="ce51">
            <text:p>2.119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108" table:style-name="ce51">
            <text:p>8.108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276" table:style-name="ce55">
            <text:p>2.950.276</text:p>
          </table:table-cell>
          <table:table-cell office:value-type="percentage" office:value="1" table:style-name="ce56">
            <text:p>100,0%</text:p>
          </table:table-cell>
          <table:table-cell office:value-type="float" office:value="3967655" table:style-name="ce55">
            <text:p>3.967.655</text:p>
          </table:table-cell>
          <table:table-cell office:value-type="percentage" office:value="0.99270071349061972" table:style-name="ce56">
            <text:p>99,3%</text:p>
          </table:table-cell>
          <table:table-cell office:value-type="float" office:value="5335762" table:style-name="ce55">
            <text:p>5.335.762</text:p>
          </table:table-cell>
          <table:table-cell office:value-type="percentage" office:value="0.96878928619413684" table:style-name="ce56">
            <text:p>96,9%</text:p>
          </table:table-cell>
          <table:table-cell office:value-type="float" office:value="6769900" table:style-name="ce55">
            <text:p>6.769.900</text:p>
          </table:table-cell>
          <table:table-cell office:value-type="percentage" office:value="0.94953317903074375" table:style-name="ce56">
            <text:p>95,0%</text:p>
          </table:table-cell>
          <table:table-cell office:value-type="float" office:value="7134674" table:style-name="ce55">
            <text:p>7.134.674</text:p>
          </table:table-cell>
          <table:table-cell office:value-type="percentage" office:value="0.91273496803298737" table:style-name="ce56">
            <text:p>91,3%</text:p>
          </table:table-cell>
          <table:table-cell office:value-type="float" office:value="5128542" table:style-name="ce55">
            <text:p>5.128.542</text:p>
          </table:table-cell>
          <table:table-cell office:value-type="percentage" office:value="0.8630973978546016" table:style-name="ce56">
            <text:p>86,3%</text:p>
          </table:table-cell>
          <table:table-cell office:value-type="float" office:value="4249690" table:style-name="ce55">
            <text:p>4.249.690</text:p>
          </table:table-cell>
          <table:table-cell office:value-type="percentage" office:value="0.86295042952683509" table:style-name="ce56">
            <text:p>86,3%</text:p>
          </table:table-cell>
          <table:table-cell office:value-type="float" office:value="3653067" table:style-name="ce55">
            <text:p>3.653.067</text:p>
          </table:table-cell>
          <table:table-cell office:value-type="percentage" office:value="0.91694323389630727" table:style-name="ce56">
            <text:p>91,7%</text:p>
          </table:table-cell>
          <table:table-cell office:value-type="float" office:value="39189566" table:style-name="ce55">
            <text:p>39.189.566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99218545117646" table:style-name="ce56">
            <text:p>92,9%</text:p>
          </table:table-cell>
          <table:table-cell office:value-type="percentage" office:value="0.82680682129299887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639" table:style-name="ce45">
            <text:p>430.639</text:p>
          </table:table-cell>
          <table:table-cell office:value-type="percentage" office:value="1" table:style-name="ce46">
            <text:p>100,0%</text:p>
          </table:table-cell>
          <table:table-cell office:value-type="float" office:value="652739" table:style-name="ce45">
            <text:p>652.739</text:p>
          </table:table-cell>
          <table:table-cell office:value-type="percentage" office:value="0.99757917725649259" table:style-name="ce46">
            <text:p>99,8%</text:p>
          </table:table-cell>
          <table:table-cell office:value-type="float" office:value="930804" table:style-name="ce45">
            <text:p>930.804</text:p>
          </table:table-cell>
          <table:table-cell office:value-type="percentage" office:value="0.97137949279347635" table:style-name="ce46">
            <text:p>97,1%</text:p>
          </table:table-cell>
          <table:table-cell office:value-type="float" office:value="1219815" table:style-name="ce45">
            <text:p>1.219.815</text:p>
          </table:table-cell>
          <table:table-cell office:value-type="percentage" office:value="0.9473621670235346" table:style-name="ce46">
            <text:p>94,7%</text:p>
          </table:table-cell>
          <table:table-cell office:value-type="float" office:value="1262488" table:style-name="ce45">
            <text:p>1.262.488</text:p>
          </table:table-cell>
          <table:table-cell office:value-type="percentage" office:value="0.91198090636955187" table:style-name="ce46">
            <text:p>91,2%</text:p>
          </table:table-cell>
          <table:table-cell office:value-type="float" office:value="945633" table:style-name="ce45">
            <text:p>945.633</text:p>
          </table:table-cell>
          <table:table-cell office:value-type="percentage" office:value="0.85828296754413114" table:style-name="ce46">
            <text:p>85,8%</text:p>
          </table:table-cell>
          <table:table-cell office:value-type="float" office:value="785485" table:style-name="ce45">
            <text:p>785.485</text:p>
          </table:table-cell>
          <table:table-cell office:value-type="percentage" office:value="0.84815335510175871" table:style-name="ce46">
            <text:p>84,8%</text:p>
          </table:table-cell>
          <table:table-cell office:value-type="float" office:value="694960" table:style-name="ce45">
            <text:p>694.960</text:p>
          </table:table-cell>
          <table:table-cell office:value-type="percentage" office:value="0.8992218372094829" table:style-name="ce46">
            <text:p>89,9%</text:p>
          </table:table-cell>
          <table:table-cell office:value-type="float" office:value="6922563" table:style-name="ce45">
            <text:p>6.922.563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20242927382174" table:style-name="ce46">
            <text:p>92,2%</text:p>
          </table:table-cell>
          <table:table-cell office:value-type="percentage" office:value="0.81420681217616531" table:style-name="ce46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09" table:style-name="ce48">
            <text:p>100.509</text:p>
          </table:table-cell>
          <table:table-cell office:value-type="percentage" office:value="1" table:style-name="ce49">
            <text:p>100,0%</text:p>
          </table:table-cell>
          <table:table-cell office:value-type="float" office:value="119193" table:style-name="ce48">
            <text:p>119.193</text:p>
          </table:table-cell>
          <table:table-cell office:value-type="percentage" office:value="0.99638871473354229" table:style-name="ce49">
            <text:p>99,6%</text:p>
          </table:table-cell>
          <table:table-cell office:value-type="float" office:value="154493" table:style-name="ce48">
            <text:p>154.493</text:p>
          </table:table-cell>
          <table:table-cell office:value-type="percentage" office:value="0.95773975574979853" table:style-name="ce49">
            <text:p>95,8%</text:p>
          </table:table-cell>
          <table:table-cell office:value-type="float" office:value="186818" table:style-name="ce48">
            <text:p>186.818</text:p>
          </table:table-cell>
          <table:table-cell office:value-type="percentage" office:value="0.92958152958152962" table:style-name="ce49">
            <text:p>93,0%</text:p>
          </table:table-cell>
          <table:table-cell office:value-type="float" office:value="189816" table:style-name="ce48">
            <text:p>189.816</text:p>
          </table:table-cell>
          <table:table-cell office:value-type="percentage" office:value="0.88849777894278614" table:style-name="ce49">
            <text:p>88,8%</text:p>
          </table:table-cell>
          <table:table-cell office:value-type="float" office:value="128572" table:style-name="ce48">
            <text:p>128.572</text:p>
          </table:table-cell>
          <table:table-cell office:value-type="percentage" office:value="0.81231756782370257" table:style-name="ce49">
            <text:p>81,2%</text:p>
          </table:table-cell>
          <table:table-cell office:value-type="float" office:value="106936" table:style-name="ce48">
            <text:p>106.936</text:p>
          </table:table-cell>
          <table:table-cell office:value-type="percentage" office:value="0.81756601782901883" table:style-name="ce49">
            <text:p>81,8%</text:p>
          </table:table-cell>
          <table:table-cell office:value-type="float" office:value="90867" table:style-name="ce48">
            <text:p>90.867</text:p>
          </table:table-cell>
          <table:table-cell office:value-type="percentage" office:value="0.8489307435746517" table:style-name="ce49">
            <text:p>84,9%</text:p>
          </table:table-cell>
          <table:table-cell office:value-type="float" office:value="1077204" table:style-name="ce48">
            <text:p>1.077.204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566399418870569" table:style-name="ce49">
            <text:p>90,6%</text:p>
          </table:table-cell>
          <table:table-cell office:value-type="percentage" office:value="0.80923844574509085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422" table:style-name="ce48">
            <text:p>88.422</text:p>
          </table:table-cell>
          <table:table-cell office:value-type="percentage" office:value="1" table:style-name="ce49">
            <text:p>100,0%</text:p>
          </table:table-cell>
          <table:table-cell office:value-type="float" office:value="114272" table:style-name="ce48">
            <text:p>114.272</text:p>
          </table:table-cell>
          <table:table-cell office:value-type="percentage" office:value="1" table:style-name="ce49">
            <text:p>100,0%</text:p>
          </table:table-cell>
          <table:table-cell office:value-type="float" office:value="148160" table:style-name="ce48">
            <text:p>148.160</text:p>
          </table:table-cell>
          <table:table-cell office:value-type="percentage" office:value="0.9748009737482729" table:style-name="ce49">
            <text:p>97,5%</text:p>
          </table:table-cell>
          <table:table-cell office:value-type="float" office:value="153326" table:style-name="ce48">
            <text:p>153.326</text:p>
          </table:table-cell>
          <table:table-cell office:value-type="percentage" office:value="0.94597212539254583" table:style-name="ce49">
            <text:p>94,6%</text:p>
          </table:table-cell>
          <table:table-cell office:value-type="float" office:value="151259" table:style-name="ce48">
            <text:p>151.259</text:p>
          </table:table-cell>
          <table:table-cell office:value-type="percentage" office:value="0.91163813886210221" table:style-name="ce49">
            <text:p>91,2%</text:p>
          </table:table-cell>
          <table:table-cell office:value-type="float" office:value="91262" table:style-name="ce48">
            <text:p>91.262</text:p>
          </table:table-cell>
          <table:table-cell office:value-type="percentage" office:value="0.84041955594846718" table:style-name="ce49">
            <text:p>84,0%</text:p>
          </table:table-cell>
          <table:table-cell office:value-type="float" office:value="66753" table:style-name="ce48">
            <text:p>66.753</text:p>
          </table:table-cell>
          <table:table-cell office:value-type="percentage" office:value="0.84239418490194595" table:style-name="ce49">
            <text:p>84,2%</text:p>
          </table:table-cell>
          <table:table-cell office:value-type="float" office:value="60935" table:style-name="ce48">
            <text:p>60.935</text:p>
          </table:table-cell>
          <table:table-cell office:value-type="percentage" office:value="0.93378386661762902" table:style-name="ce49">
            <text:p>93,4%</text:p>
          </table:table-cell>
          <table:table-cell office:value-type="float" office:value="874389" table:style-name="ce48">
            <text:p>874.389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975153877652351" table:style-name="ce49">
            <text:p>94,0%</text:p>
          </table:table-cell>
          <table:table-cell office:value-type="percentage" office:value="0.86326241078736166" table:style-name="ce49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73" table:style-name="ce48">
            <text:p>51.373</text:p>
          </table:table-cell>
          <table:table-cell office:value-type="percentage" office:value="0.95786176421233193" table:style-name="ce49">
            <text:p>95,8%</text:p>
          </table:table-cell>
          <table:table-cell office:value-type="float" office:value="79614" table:style-name="ce48">
            <text:p>79.614</text:p>
          </table:table-cell>
          <table:table-cell office:value-type="percentage" office:value="0.91264873787743306" table:style-name="ce49">
            <text:p>91,3%</text:p>
          </table:table-cell>
          <table:table-cell office:value-type="float" office:value="111719" table:style-name="ce48">
            <text:p>111.719</text:p>
          </table:table-cell>
          <table:table-cell office:value-type="percentage" office:value="0.87696341243239428" table:style-name="ce49">
            <text:p>87,7%</text:p>
          </table:table-cell>
          <table:table-cell office:value-type="float" office:value="152514" table:style-name="ce48">
            <text:p>152.514</text:p>
          </table:table-cell>
          <table:table-cell office:value-type="percentage" office:value="0.85919507853167176" table:style-name="ce49">
            <text:p>85,9%</text:p>
          </table:table-cell>
          <table:table-cell office:value-type="float" office:value="172159" table:style-name="ce48">
            <text:p>172.159</text:p>
          </table:table-cell>
          <table:table-cell office:value-type="percentage" office:value="0.79474017071132796" table:style-name="ce49">
            <text:p>79,5%</text:p>
          </table:table-cell>
          <table:table-cell office:value-type="float" office:value="132726" table:style-name="ce48">
            <text:p>132.726</text:p>
          </table:table-cell>
          <table:table-cell office:value-type="percentage" office:value="0.72115274902606397" table:style-name="ce49">
            <text:p>72,1%</text:p>
          </table:table-cell>
          <table:table-cell office:value-type="float" office:value="102172" table:style-name="ce48">
            <text:p>102.172</text:p>
          </table:table-cell>
          <table:table-cell office:value-type="percentage" office:value="0.74462332286299404" table:style-name="ce49">
            <text:p>74,5%</text:p>
          </table:table-cell>
          <table:table-cell office:value-type="float" office:value="80486" table:style-name="ce48">
            <text:p>80.486</text:p>
          </table:table-cell>
          <table:table-cell office:value-type="percentage" office:value="0.80861195949204312" table:style-name="ce49">
            <text:p>80,9%</text:p>
          </table:table-cell>
          <table:table-cell office:value-type="float" office:value="882763" table:style-name="ce48">
            <text:p>882.763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496823724804679" table:style-name="ce49">
            <text:p>81,5%</text:p>
          </table:table-cell>
          <table:table-cell office:value-type="percentage" office:value="0.72370970055952943" table:style-name="ce49">
            <text:p>7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620" table:style-name="ce48">
            <text:p>92.620</text:p>
          </table:table-cell>
          <table:table-cell office:value-type="percentage" office:value="0.92285924951674936" table:style-name="ce49">
            <text:p>92,3%</text:p>
          </table:table-cell>
          <table:table-cell office:value-type="float" office:value="151441" table:style-name="ce48">
            <text:p>151.441</text:p>
          </table:table-cell>
          <table:table-cell office:value-type="percentage" office:value="0.90441694635882608" table:style-name="ce49">
            <text:p>90,4%</text:p>
          </table:table-cell>
          <table:table-cell office:value-type="float" office:value="223490" table:style-name="ce48">
            <text:p>223.490</text:p>
          </table:table-cell>
          <table:table-cell office:value-type="percentage" office:value="0.88843394088767869" table:style-name="ce49">
            <text:p>88,8%</text:p>
          </table:table-cell>
          <table:table-cell office:value-type="float" office:value="322298" table:style-name="ce48">
            <text:p>322.298</text:p>
          </table:table-cell>
          <table:table-cell office:value-type="percentage" office:value="0.87522233718129405" table:style-name="ce49">
            <text:p>87,5%</text:p>
          </table:table-cell>
          <table:table-cell office:value-type="float" office:value="319957" table:style-name="ce48">
            <text:p>319.957</text:p>
          </table:table-cell>
          <table:table-cell office:value-type="percentage" office:value="0.81185724616536203" table:style-name="ce49">
            <text:p>81,2%</text:p>
          </table:table-cell>
          <table:table-cell office:value-type="float" office:value="231418" table:style-name="ce48">
            <text:p>231.418</text:p>
          </table:table-cell>
          <table:table-cell office:value-type="percentage" office:value="0.73968075381478093" table:style-name="ce49">
            <text:p>74,0%</text:p>
          </table:table-cell>
          <table:table-cell office:value-type="float" office:value="188651" table:style-name="ce48">
            <text:p>188.651</text:p>
          </table:table-cell>
          <table:table-cell office:value-type="percentage" office:value="0.74076357339469356" table:style-name="ce49">
            <text:p>74,1%</text:p>
          </table:table-cell>
          <table:table-cell office:value-type="float" office:value="156872" table:style-name="ce48">
            <text:p>156.872</text:p>
          </table:table-cell>
          <table:table-cell office:value-type="percentage" office:value="0.85133910400781487" table:style-name="ce49">
            <text:p>85,1%</text:p>
          </table:table-cell>
          <table:table-cell office:value-type="float" office:value="1686747" table:style-name="ce48">
            <text:p>1.686.747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947441201506944" table:style-name="ce49">
            <text:p>82,9%</text:p>
          </table:table-cell>
          <table:table-cell office:value-type="percentage" office:value="0.75154620296395114" table:style-name="ce49">
            <text:p>75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53" table:style-name="ce48">
            <text:p>42.253</text:p>
          </table:table-cell>
          <table:table-cell office:value-type="percentage" office:value="1" table:style-name="ce49">
            <text:p>100,0%</text:p>
          </table:table-cell>
          <table:table-cell office:value-type="float" office:value="56066" table:style-name="ce48">
            <text:p>56.066</text:p>
          </table:table-cell>
          <table:table-cell office:value-type="percentage" office:value="1" table:style-name="ce49">
            <text:p>100,0%</text:p>
          </table:table-cell>
          <table:table-cell office:value-type="float" office:value="77028" table:style-name="ce48">
            <text:p>77.028</text:p>
          </table:table-cell>
          <table:table-cell office:value-type="percentage" office:value="0.97187630114690182" table:style-name="ce49">
            <text:p>97,2%</text:p>
          </table:table-cell>
          <table:table-cell office:value-type="float" office:value="84880" table:style-name="ce48">
            <text:p>84.880</text:p>
          </table:table-cell>
          <table:table-cell office:value-type="percentage" office:value="0.9330548532483236" table:style-name="ce49">
            <text:p>93,3%</text:p>
          </table:table-cell>
          <table:table-cell office:value-type="float" office:value="88961" table:style-name="ce48">
            <text:p>88.961</text:p>
          </table:table-cell>
          <table:table-cell office:value-type="percentage" office:value="0.91348859178937425" table:style-name="ce49">
            <text:p>91,3%</text:p>
          </table:table-cell>
          <table:table-cell office:value-type="float" office:value="56237" table:style-name="ce48">
            <text:p>56.237</text:p>
          </table:table-cell>
          <table:table-cell office:value-type="percentage" office:value="0.83738348372494709" table:style-name="ce49">
            <text:p>83,7%</text:p>
          </table:table-cell>
          <table:table-cell office:value-type="float" office:value="42676" table:style-name="ce48">
            <text:p>42.676</text:p>
          </table:table-cell>
          <table:table-cell office:value-type="percentage" office:value="0.8388732726593674" table:style-name="ce49">
            <text:p>83,9%</text:p>
          </table:table-cell>
          <table:table-cell office:value-type="float" office:value="41739" table:style-name="ce48">
            <text:p>41.739</text:p>
          </table:table-cell>
          <table:table-cell office:value-type="percentage" office:value="0.92173663405693085" table:style-name="ce49">
            <text:p>92,2%</text:p>
          </table:table-cell>
          <table:table-cell office:value-type="float" office:value="489840" table:style-name="ce48">
            <text:p>489.840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937832740740178" table:style-name="ce49">
            <text:p>92,9%</text:p>
          </table:table-cell>
          <table:table-cell office:value-type="percentage" office:value="0.83926292073228193" table:style-name="ce49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40" table:style-name="ce48">
            <text:p>228.040</text:p>
          </table:table-cell>
          <table:table-cell office:value-type="percentage" office:value="1" table:style-name="ce49">
            <text:p>100,0%</text:p>
          </table:table-cell>
          <table:table-cell office:value-type="float" office:value="250563" table:style-name="ce48">
            <text:p>250.563</text:p>
          </table:table-cell>
          <table:table-cell office:value-type="percentage" office:value="1" table:style-name="ce49">
            <text:p>100,0%</text:p>
          </table:table-cell>
          <table:table-cell office:value-type="float" office:value="322630" table:style-name="ce48">
            <text:p>322.630</text:p>
          </table:table-cell>
          <table:table-cell office:value-type="percentage" office:value="0.98590344178485101" table:style-name="ce49">
            <text:p>98,6%</text:p>
          </table:table-cell>
          <table:table-cell office:value-type="float" office:value="353531" table:style-name="ce48">
            <text:p>353.531</text:p>
          </table:table-cell>
          <table:table-cell office:value-type="percentage" office:value="0.92740875596466976" table:style-name="ce49">
            <text:p>92,7%</text:p>
          </table:table-cell>
          <table:table-cell office:value-type="float" office:value="321889" table:style-name="ce48">
            <text:p>321.889</text:p>
          </table:table-cell>
          <table:table-cell office:value-type="percentage" office:value="0.8936346827613395" table:style-name="ce49">
            <text:p>89,4%</text:p>
          </table:table-cell>
          <table:table-cell office:value-type="float" office:value="214249" table:style-name="ce48">
            <text:p>214.249</text:p>
          </table:table-cell>
          <table:table-cell office:value-type="percentage" office:value="0.82752933542421458" table:style-name="ce49">
            <text:p>82,8%</text:p>
          </table:table-cell>
          <table:table-cell office:value-type="float" office:value="175356" table:style-name="ce48">
            <text:p>175.356</text:p>
          </table:table-cell>
          <table:table-cell office:value-type="percentage" office:value="0.82801410904763928" table:style-name="ce49">
            <text:p>82,8%</text:p>
          </table:table-cell>
          <table:table-cell office:value-type="float" office:value="146934" table:style-name="ce48">
            <text:p>146.934</text:p>
          </table:table-cell>
          <table:table-cell office:value-type="percentage" office:value="0.87357756929333286" table:style-name="ce49">
            <text:p>87,4%</text:p>
          </table:table-cell>
          <table:table-cell office:value-type="float" office:value="2013192" table:style-name="ce48">
            <text:p>2.013.192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682039767990132" table:style-name="ce49">
            <text:p>92,7%</text:p>
          </table:table-cell>
          <table:table-cell office:value-type="percentage" office:value="0.84352244506837826" table:style-name="ce49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6955" table:style-name="ce48">
            <text:p>136.955</text:p>
          </table:table-cell>
          <table:table-cell office:value-type="percentage" office:value="1" table:style-name="ce49">
            <text:p>100,0%</text:p>
          </table:table-cell>
          <table:table-cell office:value-type="float" office:value="157901" table:style-name="ce48">
            <text:p>157.901</text:p>
          </table:table-cell>
          <table:table-cell office:value-type="percentage" office:value="1" table:style-name="ce49">
            <text:p>100,0%</text:p>
          </table:table-cell>
          <table:table-cell office:value-type="float" office:value="220094" table:style-name="ce48">
            <text:p>220.094</text:p>
          </table:table-cell>
          <table:table-cell office:value-type="percentage" office:value="0.96520602732997707" table:style-name="ce49">
            <text:p>96,5%</text:p>
          </table:table-cell>
          <table:table-cell office:value-type="float" office:value="283758" table:style-name="ce48">
            <text:p>283.758</text:p>
          </table:table-cell>
          <table:table-cell office:value-type="percentage" office:value="0.91121265739048896" table:style-name="ce49">
            <text:p>91,1%</text:p>
          </table:table-cell>
          <table:table-cell office:value-type="float" office:value="283744" table:style-name="ce48">
            <text:p>283.744</text:p>
          </table:table-cell>
          <table:table-cell office:value-type="percentage" office:value="0.8580595800786861" table:style-name="ce49">
            <text:p>85,8%</text:p>
          </table:table-cell>
          <table:table-cell office:value-type="float" office:value="203882" table:style-name="ce48">
            <text:p>203.882</text:p>
          </table:table-cell>
          <table:table-cell office:value-type="percentage" office:value="0.7910037206451187" table:style-name="ce49">
            <text:p>79,1%</text:p>
          </table:table-cell>
          <table:table-cell office:value-type="float" office:value="171633" table:style-name="ce48">
            <text:p>171.633</text:p>
          </table:table-cell>
          <table:table-cell office:value-type="percentage" office:value="0.78374095857382919" table:style-name="ce49">
            <text:p>78,4%</text:p>
          </table:table-cell>
          <table:table-cell office:value-type="float" office:value="151873" table:style-name="ce48">
            <text:p>151.873</text:p>
          </table:table-cell>
          <table:table-cell office:value-type="percentage" office:value="0.8541019930714896" table:style-name="ce49">
            <text:p>85,4%</text:p>
          </table:table-cell>
          <table:table-cell office:value-type="float" office:value="1609840" table:style-name="ce48">
            <text:p>1.609.840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643574464148644" table:style-name="ce49">
            <text:p>88,6%</text:p>
          </table:table-cell>
          <table:table-cell office:value-type="percentage" office:value="0.78580298498137313" table:style-name="ce49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446" table:style-name="ce48">
            <text:p>455.446</text:p>
          </table:table-cell>
          <table:table-cell office:value-type="percentage" office:value="1" table:style-name="ce49">
            <text:p>100,0%</text:p>
          </table:table-cell>
          <table:table-cell office:value-type="float" office:value="618132" table:style-name="ce48">
            <text:p>618.132</text:p>
          </table:table-cell>
          <table:table-cell office:value-type="percentage" office:value="0.97230926044773303" table:style-name="ce49">
            <text:p>97,2%</text:p>
          </table:table-cell>
          <table:table-cell office:value-type="float" office:value="798584" table:style-name="ce48">
            <text:p>798.584</text:p>
          </table:table-cell>
          <table:table-cell office:value-type="percentage" office:value="0.93677300688341369" table:style-name="ce49">
            <text:p>93,7%</text:p>
          </table:table-cell>
          <table:table-cell office:value-type="float" office:value="1035698" table:style-name="ce48">
            <text:p>1.035.698</text:p>
          </table:table-cell>
          <table:table-cell office:value-type="percentage" office:value="0.94377351578866797" table:style-name="ce49">
            <text:p>94,4%</text:p>
          </table:table-cell>
          <table:table-cell office:value-type="float" office:value="1149722" table:style-name="ce48">
            <text:p>1.149.722</text:p>
          </table:table-cell>
          <table:table-cell office:value-type="percentage" office:value="0.90136805876772796" table:style-name="ce49">
            <text:p>90,1%</text:p>
          </table:table-cell>
          <table:table-cell office:value-type="float" office:value="809773" table:style-name="ce48">
            <text:p>809.773</text:p>
          </table:table-cell>
          <table:table-cell office:value-type="percentage" office:value="0.83772971608519509" table:style-name="ce49">
            <text:p>83,8%</text:p>
          </table:table-cell>
          <table:table-cell office:value-type="float" office:value="673647" table:style-name="ce48">
            <text:p>673.647</text:p>
          </table:table-cell>
          <table:table-cell office:value-type="percentage" office:value="0.81255390212158751" table:style-name="ce49">
            <text:p>81,3%</text:p>
          </table:table-cell>
          <table:table-cell office:value-type="float" office:value="572759" table:style-name="ce48">
            <text:p>572.759</text:p>
          </table:table-cell>
          <table:table-cell office:value-type="percentage" office:value="0.85312863532842886" table:style-name="ce49">
            <text:p>85,3%</text:p>
          </table:table-cell>
          <table:table-cell office:value-type="float" office:value="6113761" table:style-name="ce48">
            <text:p>6.113.761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014137149398429" table:style-name="ce49">
            <text:p>90,1%</text:p>
          </table:table-cell>
          <table:table-cell office:value-type="percentage" office:value="0.79697032544748558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094" table:style-name="ce48">
            <text:p>295.094</text:p>
          </table:table-cell>
          <table:table-cell office:value-type="percentage" office:value="1" table:style-name="ce49">
            <text:p>100,0%</text:p>
          </table:table-cell>
          <table:table-cell office:value-type="float" office:value="434904" table:style-name="ce48">
            <text:p>434.904</text:p>
          </table:table-cell>
          <table:table-cell office:value-type="percentage" office:value="0.98892163283125956" table:style-name="ce49">
            <text:p>98,9%</text:p>
          </table:table-cell>
          <table:table-cell office:value-type="float" office:value="572425" table:style-name="ce48">
            <text:p>572.425</text:p>
          </table:table-cell>
          <table:table-cell office:value-type="percentage" office:value="0.95861104598586599" table:style-name="ce49">
            <text:p>95,9%</text:p>
          </table:table-cell>
          <table:table-cell office:value-type="float" office:value="717913" table:style-name="ce48">
            <text:p>717.913</text:p>
          </table:table-cell>
          <table:table-cell office:value-type="percentage" office:value="0.94177720990271496" table:style-name="ce49">
            <text:p>94,2%</text:p>
          </table:table-cell>
          <table:table-cell office:value-type="float" office:value="759414" table:style-name="ce48">
            <text:p>759.414</text:p>
          </table:table-cell>
          <table:table-cell office:value-type="percentage" office:value="0.90328681384950815" table:style-name="ce49">
            <text:p>90,3%</text:p>
          </table:table-cell>
          <table:table-cell office:value-type="float" office:value="519081" table:style-name="ce48">
            <text:p>519.081</text:p>
          </table:table-cell>
          <table:table-cell office:value-type="percentage" office:value="0.84551758288118506" table:style-name="ce49">
            <text:p>84,6%</text:p>
          </table:table-cell>
          <table:table-cell office:value-type="float" office:value="435500" table:style-name="ce48">
            <text:p>435.500</text:p>
          </table:table-cell>
          <table:table-cell office:value-type="percentage" office:value="0.84930368798669198" table:style-name="ce49">
            <text:p>84,9%</text:p>
          </table:table-cell>
          <table:table-cell office:value-type="float" office:value="390130" table:style-name="ce48">
            <text:p>390.130</text:p>
          </table:table-cell>
          <table:table-cell office:value-type="percentage" office:value="0.90147399652008342" table:style-name="ce49">
            <text:p>90,1%</text:p>
          </table:table-cell>
          <table:table-cell office:value-type="float" office:value="4124461" table:style-name="ce48">
            <text:p>4.124.461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817389302733332" table:style-name="ce49">
            <text:p>91,8%</text:p>
          </table:table-cell>
          <table:table-cell office:value-type="percentage" office:value="0.81720313569623415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57" table:style-name="ce48">
            <text:p>77.657</text:p>
          </table:table-cell>
          <table:table-cell office:value-type="percentage" office:value="1" table:style-name="ce49">
            <text:p>100,0%</text:p>
          </table:table-cell>
          <table:table-cell office:value-type="float" office:value="95738" table:style-name="ce48">
            <text:p>95.738</text:p>
          </table:table-cell>
          <table:table-cell office:value-type="percentage" office:value="1" table:style-name="ce49">
            <text:p>100,0%</text:p>
          </table:table-cell>
          <table:table-cell office:value-type="float" office:value="132524" table:style-name="ce48">
            <text:p>132.524</text:p>
          </table:table-cell>
          <table:table-cell office:value-type="percentage" office:value="1.0140720052033516" table:style-name="ce49">
            <text:p>101,4%</text:p>
          </table:table-cell>
          <table:table-cell office:value-type="float" office:value="161407" table:style-name="ce48">
            <text:p>161.407</text:p>
          </table:table-cell>
          <table:table-cell office:value-type="percentage" office:value="0.9610248105124648" table:style-name="ce49">
            <text:p>96,1%</text:p>
          </table:table-cell>
          <table:table-cell office:value-type="float" office:value="145825" table:style-name="ce48">
            <text:p>145.825</text:p>
          </table:table-cell>
          <table:table-cell office:value-type="percentage" office:value="0.92566143611618934" table:style-name="ce49">
            <text:p>92,6%</text:p>
          </table:table-cell>
          <table:table-cell office:value-type="float" office:value="112808" table:style-name="ce48">
            <text:p>112.808</text:p>
          </table:table-cell>
          <table:table-cell office:value-type="percentage" office:value="0.86880978419925758" table:style-name="ce49">
            <text:p>86,9%</text:p>
          </table:table-cell>
          <table:table-cell office:value-type="float" office:value="93069" table:style-name="ce48">
            <text:p>93.069</text:p>
          </table:table-cell>
          <table:table-cell office:value-type="percentage" office:value="0.82723588075302645" table:style-name="ce49">
            <text:p>82,7%</text:p>
          </table:table-cell>
          <table:table-cell office:value-type="float" office:value="78373" table:style-name="ce48">
            <text:p>78.373</text:p>
          </table:table-cell>
          <table:table-cell office:value-type="percentage" office:value="0.91440805516340173" table:style-name="ce49">
            <text:p>91,4%</text:p>
          </table:table-cell>
          <table:table-cell office:value-type="float" office:value="897401" table:style-name="ce48">
            <text:p>897.401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474202276053021" table:style-name="ce49">
            <text:p>94,5%</text:p>
          </table:table-cell>
          <table:table-cell office:value-type="percentage" office:value="0.84820590567665943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608" table:style-name="ce48">
            <text:p>241.608</text:p>
          </table:table-cell>
          <table:table-cell office:value-type="percentage" office:value="1" table:style-name="ce49">
            <text:p>100,0%</text:p>
          </table:table-cell>
          <table:table-cell office:value-type="float" office:value="291236" table:style-name="ce48">
            <text:p>291.236</text:p>
          </table:table-cell>
          <table:table-cell office:value-type="percentage" office:value="0.99742113572771574" table:style-name="ce49">
            <text:p>99,7%</text:p>
          </table:table-cell>
          <table:table-cell office:value-type="float" office:value="347537" table:style-name="ce48">
            <text:p>347.537</text:p>
          </table:table-cell>
          <table:table-cell office:value-type="percentage" office:value="0.98294802102012069" table:style-name="ce49">
            <text:p>98,3%</text:p>
          </table:table-cell>
          <table:table-cell office:value-type="float" office:value="392204" table:style-name="ce48">
            <text:p>392.204</text:p>
          </table:table-cell>
          <table:table-cell office:value-type="percentage" office:value="0.95846529814271753" table:style-name="ce49">
            <text:p>95,8%</text:p>
          </table:table-cell>
          <table:table-cell office:value-type="float" office:value="410294" table:style-name="ce48">
            <text:p>410.294</text:p>
          </table:table-cell>
          <table:table-cell office:value-type="percentage" office:value="0.92651246395400566" table:style-name="ce49">
            <text:p>92,7%</text:p>
          </table:table-cell>
          <table:table-cell office:value-type="float" office:value="266113" table:style-name="ce48">
            <text:p>266.113</text:p>
          </table:table-cell>
          <table:table-cell office:value-type="percentage" office:value="0.86232898463373064" table:style-name="ce49">
            <text:p>86,2%</text:p>
          </table:table-cell>
          <table:table-cell office:value-type="float" office:value="201016" table:style-name="ce48">
            <text:p>201.016</text:p>
          </table:table-cell>
          <table:table-cell office:value-type="percentage" office:value="0.87260919769753686" table:style-name="ce49">
            <text:p>87,3%</text:p>
          </table:table-cell>
          <table:table-cell office:value-type="float" office:value="173888" table:style-name="ce48">
            <text:p>173.888</text:p>
          </table:table-cell>
          <table:table-cell office:value-type="percentage" office:value="0.94842481891962649" table:style-name="ce49">
            <text:p>94,8%</text:p>
          </table:table-cell>
          <table:table-cell office:value-type="float" office:value="2323896" table:style-name="ce48">
            <text:p>2.323.896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616280021350685" table:style-name="ce49">
            <text:p>94,6%</text:p>
          </table:table-cell>
          <table:table-cell office:value-type="percentage" office:value="0.86169924015787158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62" table:style-name="ce48">
            <text:p>23.262</text:p>
          </table:table-cell>
          <table:table-cell office:value-type="percentage" office:value="1" table:style-name="ce49">
            <text:p>100,0%</text:p>
          </table:table-cell>
          <table:table-cell office:value-type="float" office:value="28654" table:style-name="ce48">
            <text:p>28.654</text:p>
          </table:table-cell>
          <table:table-cell office:value-type="percentage" office:value="1" table:style-name="ce49">
            <text:p>100,0%</text:p>
          </table:table-cell>
          <table:table-cell office:value-type="float" office:value="38084" table:style-name="ce48">
            <text:p>38.084</text:p>
          </table:table-cell>
          <table:table-cell office:value-type="percentage" office:value="0.986274408245714" table:style-name="ce49">
            <text:p>98,6%</text:p>
          </table:table-cell>
          <table:table-cell office:value-type="float" office:value="45306" table:style-name="ce48">
            <text:p>45.306</text:p>
          </table:table-cell>
          <table:table-cell office:value-type="percentage" office:value="0.95381052631578944" table:style-name="ce49">
            <text:p>95,4%</text:p>
          </table:table-cell>
          <table:table-cell office:value-type="float" office:value="47649" table:style-name="ce48">
            <text:p>47.649</text:p>
          </table:table-cell>
          <table:table-cell office:value-type="percentage" office:value="0.92121645657721751" table:style-name="ce49">
            <text:p>92,1%</text:p>
          </table:table-cell>
          <table:table-cell office:value-type="float" office:value="31700" table:style-name="ce48">
            <text:p>31.700</text:p>
          </table:table-cell>
          <table:table-cell office:value-type="percentage" office:value="0.85592396587104436" table:style-name="ce49">
            <text:p>85,6%</text:p>
          </table:table-cell>
          <table:table-cell office:value-type="float" office:value="24683" table:style-name="ce48">
            <text:p>24.683</text:p>
          </table:table-cell>
          <table:table-cell office:value-type="percentage" office:value="0.81823907710667643" table:style-name="ce49">
            <text:p>81,8%</text:p>
          </table:table-cell>
          <table:table-cell office:value-type="float" office:value="23021" table:style-name="ce48">
            <text:p>23.021</text:p>
          </table:table-cell>
          <table:table-cell office:value-type="percentage" office:value="0.88593419280354047" table:style-name="ce49">
            <text:p>88,6%</text:p>
          </table:table-cell>
          <table:table-cell office:value-type="float" office:value="262359" table:style-name="ce48">
            <text:p>262.359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207308538114741" table:style-name="ce49">
            <text:p>93,2%</text:p>
          </table:table-cell>
          <table:table-cell office:value-type="percentage" office:value="0.82978783968422654" table:style-name="ce49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82" table:style-name="ce48">
            <text:p>372.882</text:p>
          </table:table-cell>
          <table:table-cell office:value-type="percentage" office:value="1" table:style-name="ce49">
            <text:p>100,0%</text:p>
          </table:table-cell>
          <table:table-cell office:value-type="float" office:value="511598" table:style-name="ce48">
            <text:p>511.598</text:p>
          </table:table-cell>
          <table:table-cell office:value-type="percentage" office:value="0.97068209847263065" table:style-name="ce49">
            <text:p>97,1%</text:p>
          </table:table-cell>
          <table:table-cell office:value-type="float" office:value="683811" table:style-name="ce48">
            <text:p>683.811</text:p>
          </table:table-cell>
          <table:table-cell office:value-type="percentage" office:value="0.94913374547857055" table:style-name="ce49">
            <text:p>94,9%</text:p>
          </table:table-cell>
          <table:table-cell office:value-type="float" office:value="944276" table:style-name="ce48">
            <text:p>944.276</text:p>
          </table:table-cell>
          <table:table-cell office:value-type="percentage" office:value="0.95404638907047068" table:style-name="ce49">
            <text:p>95,4%</text:p>
          </table:table-cell>
          <table:table-cell office:value-type="float" office:value="1035399" table:style-name="ce48">
            <text:p>1.035.399</text:p>
          </table:table-cell>
          <table:table-cell office:value-type="percentage" office:value="0.89564830761751613" table:style-name="ce49">
            <text:p>89,6%</text:p>
          </table:table-cell>
          <table:table-cell office:value-type="float" office:value="756008" table:style-name="ce48">
            <text:p>756.008</text:p>
          </table:table-cell>
          <table:table-cell office:value-type="percentage" office:value="0.83922188525427266" table:style-name="ce49">
            <text:p>83,9%</text:p>
          </table:table-cell>
          <table:table-cell office:value-type="float" office:value="608941" table:style-name="ce48">
            <text:p>608.941</text:p>
          </table:table-cell>
          <table:table-cell office:value-type="percentage" office:value="0.82786378214060907" table:style-name="ce49">
            <text:p>82,8%</text:p>
          </table:table-cell>
          <table:table-cell office:value-type="float" office:value="468930" table:style-name="ce48">
            <text:p>468.930</text:p>
          </table:table-cell>
          <table:table-cell office:value-type="percentage" office:value="0.8216175491467218" table:style-name="ce49">
            <text:p>82,2%</text:p>
          </table:table-cell>
          <table:table-cell office:value-type="float" office:value="5381845" table:style-name="ce48">
            <text:p>5.381.84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134448562932135" table:style-name="ce49">
            <text:p>90,1%</text:p>
          </table:table-cell>
          <table:table-cell office:value-type="percentage" office:value="0.79662256055068303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446" table:style-name="ce48">
            <text:p>72.446</text:p>
          </table:table-cell>
          <table:table-cell office:value-type="percentage" office:value="1" table:style-name="ce49">
            <text:p>100,0%</text:p>
          </table:table-cell>
          <table:table-cell office:value-type="float" office:value="103048" table:style-name="ce48">
            <text:p>103.048</text:p>
          </table:table-cell>
          <table:table-cell office:value-type="percentage" office:value="0.99158984623082702" table:style-name="ce49">
            <text:p>99,2%</text:p>
          </table:table-cell>
          <table:table-cell office:value-type="float" office:value="147961" table:style-name="ce48">
            <text:p>147.961</text:p>
          </table:table-cell>
          <table:table-cell office:value-type="percentage" office:value="0.96365791547534529" table:style-name="ce49">
            <text:p>96,4%</text:p>
          </table:table-cell>
          <table:table-cell office:value-type="float" office:value="207359" table:style-name="ce48">
            <text:p>207.359</text:p>
          </table:table-cell>
          <table:table-cell office:value-type="percentage" office:value="0.95073887108384569" table:style-name="ce49">
            <text:p>95,1%</text:p>
          </table:table-cell>
          <table:table-cell office:value-type="float" office:value="231611" table:style-name="ce48">
            <text:p>231.611</text:p>
          </table:table-cell>
          <table:table-cell office:value-type="percentage" office:value="0.91738755010535988" table:style-name="ce49">
            <text:p>91,7%</text:p>
          </table:table-cell>
          <table:table-cell office:value-type="float" office:value="167976" table:style-name="ce48">
            <text:p>167.976</text:p>
          </table:table-cell>
          <table:table-cell office:value-type="percentage" office:value="0.84378673257180747" table:style-name="ce49">
            <text:p>84,4%</text:p>
          </table:table-cell>
          <table:table-cell office:value-type="float" office:value="141888" table:style-name="ce48">
            <text:p>141.888</text:p>
          </table:table-cell>
          <table:table-cell office:value-type="percentage" office:value="0.81573425166293934" table:style-name="ce49">
            <text:p>81,6%</text:p>
          </table:table-cell>
          <table:table-cell office:value-type="float" office:value="123482" table:style-name="ce48">
            <text:p>123.482</text:p>
          </table:table-cell>
          <table:table-cell office:value-type="percentage" office:value="0.85386126016485031" table:style-name="ce49">
            <text:p>85,4%</text:p>
          </table:table-cell>
          <table:table-cell office:value-type="float" office:value="1195771" table:style-name="ce48">
            <text:p>1.195.771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0752754600360952" table:style-name="ce49">
            <text:p>90,8%</text:p>
          </table:table-cell>
          <table:table-cell office:value-type="percentage" office:value="0.79029143281632908" table:style-name="ce49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00" table:style-name="ce48">
            <text:p>42.300</text:p>
          </table:table-cell>
          <table:table-cell office:value-type="percentage" office:value="1" table:style-name="ce49">
            <text:p>100,0%</text:p>
          </table:table-cell>
          <table:table-cell office:value-type="float" office:value="55896" table:style-name="ce48">
            <text:p>55.896</text:p>
          </table:table-cell>
          <table:table-cell office:value-type="percentage" office:value="0.98686440677966103" table:style-name="ce49">
            <text:p>98,7%</text:p>
          </table:table-cell>
          <table:table-cell office:value-type="float" office:value="72266" table:style-name="ce48">
            <text:p>72.266</text:p>
          </table:table-cell>
          <table:table-cell office:value-type="percentage" office:value="0.95501519756838904" table:style-name="ce49">
            <text:p>95,5%</text:p>
          </table:table-cell>
          <table:table-cell office:value-type="float" office:value="92194" table:style-name="ce48">
            <text:p>92.194</text:p>
          </table:table-cell>
          <table:table-cell office:value-type="percentage" office:value="0.9436631251407398" table:style-name="ce49">
            <text:p>94,4%</text:p>
          </table:table-cell>
          <table:table-cell office:value-type="float" office:value="95955" table:style-name="ce48">
            <text:p>95.955</text:p>
          </table:table-cell>
          <table:table-cell office:value-type="percentage" office:value="0.9076076161289407" table:style-name="ce49">
            <text:p>90,8%</text:p>
          </table:table-cell>
          <table:table-cell office:value-type="float" office:value="65260" table:style-name="ce48">
            <text:p>65.260</text:p>
          </table:table-cell>
          <table:table-cell office:value-type="percentage" office:value="0.85052587678713398" table:style-name="ce49">
            <text:p>85,1%</text:p>
          </table:table-cell>
          <table:table-cell office:value-type="float" office:value="58784" table:style-name="ce48">
            <text:p>58.784</text:p>
          </table:table-cell>
          <table:table-cell office:value-type="percentage" office:value="0.85439376762303421" table:style-name="ce49">
            <text:p>85,4%</text:p>
          </table:table-cell>
          <table:table-cell office:value-type="float" office:value="51983" table:style-name="ce48">
            <text:p>51.983</text:p>
          </table:table-cell>
          <table:table-cell office:value-type="percentage" office:value="0.90372211887832266" table:style-name="ce49">
            <text:p>90,4%</text:p>
          </table:table-cell>
          <table:table-cell office:value-type="float" office:value="534638" table:style-name="ce48">
            <text:p>534.638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151320121205016" table:style-name="ce49">
            <text:p>92,2%</text:p>
          </table:table-cell>
          <table:table-cell office:value-type="percentage" office:value="0.81294723365173782" table:style-name="ce49">
            <text:p>81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733" table:style-name="ce48">
            <text:p>162.733</text:p>
          </table:table-cell>
          <table:table-cell office:value-type="percentage" office:value="1.0201033060441558" table:style-name="ce49">
            <text:p>102,0%</text:p>
          </table:table-cell>
          <table:table-cell office:value-type="float" office:value="213259" table:style-name="ce48">
            <text:p>213.259</text:p>
          </table:table-cell>
          <table:table-cell office:value-type="percentage" office:value="0.98564007283954036" table:style-name="ce49">
            <text:p>98,6%</text:p>
          </table:table-cell>
          <table:table-cell office:value-type="float" office:value="275683" table:style-name="ce48">
            <text:p>275.683</text:p>
          </table:table-cell>
          <table:table-cell office:value-type="percentage" office:value="0.97015797271284443" table:style-name="ce49">
            <text:p>97,0%</text:p>
          </table:table-cell>
          <table:table-cell office:value-type="float" office:value="324370" table:style-name="ce48">
            <text:p>324.370</text:p>
          </table:table-cell>
          <table:table-cell office:value-type="percentage" office:value="0.96119027934583234" table:style-name="ce49">
            <text:p>96,1%</text:p>
          </table:table-cell>
          <table:table-cell office:value-type="float" office:value="322698" table:style-name="ce48">
            <text:p>322.698</text:p>
          </table:table-cell>
          <table:table-cell office:value-type="percentage" office:value="0.92712259814287024" table:style-name="ce49">
            <text:p>92,7%</text:p>
          </table:table-cell>
          <table:table-cell office:value-type="float" office:value="207873" table:style-name="ce48">
            <text:p>207.873</text:p>
          </table:table-cell>
          <table:table-cell office:value-type="percentage" office:value="0.8747575062595998" table:style-name="ce49">
            <text:p>87,5%</text:p>
          </table:table-cell>
          <table:table-cell office:value-type="float" office:value="171476" table:style-name="ce48">
            <text:p>171.476</text:p>
          </table:table-cell>
          <table:table-cell office:value-type="percentage" office:value="0.86075847702231256" table:style-name="ce49">
            <text:p>86,1%</text:p>
          </table:table-cell>
          <table:table-cell office:value-type="float" office:value="155398" table:style-name="ce48">
            <text:p>155.398</text:p>
          </table:table-cell>
          <table:table-cell office:value-type="percentage" office:value="0.89920551797566217" table:style-name="ce49">
            <text:p>89,9%</text:p>
          </table:table-cell>
          <table:table-cell office:value-type="float" office:value="1833490" table:style-name="ce48">
            <text:p>1.833.490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772519464233017" table:style-name="ce49">
            <text:p>93,8%</text:p>
          </table:table-cell>
          <table:table-cell office:value-type="percentage" office:value="0.83877729529330602" table:style-name="ce49">
            <text:p>83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87" table:style-name="ce48">
            <text:p>2.387</text:p>
          </table:table-cell>
          <table:table-cell office:value-type="percentage" office:value="0.84138174127599574" table:style-name="ce49">
            <text:p>84,1%</text:p>
          </table:table-cell>
          <table:table-cell office:value-type="float" office:value="3885" table:style-name="ce48">
            <text:p>3.885</text:p>
          </table:table-cell>
          <table:table-cell office:value-type="percentage" office:value="0.88215258855585832" table:style-name="ce49">
            <text:p>88,2%</text:p>
          </table:table-cell>
          <table:table-cell office:value-type="float" office:value="7581" table:style-name="ce48">
            <text:p>7.581</text:p>
          </table:table-cell>
          <table:table-cell office:value-type="percentage" office:value="0.91019330051626846" table:style-name="ce49">
            <text:p>91,0%</text:p>
          </table:table-cell>
          <table:table-cell office:value-type="float" office:value="10536" table:style-name="ce48">
            <text:p>10.536</text:p>
          </table:table-cell>
          <table:table-cell office:value-type="percentage" office:value="0.91165527385999823" table:style-name="ce49">
            <text:p>91,2%</text:p>
          </table:table-cell>
          <table:table-cell office:value-type="float" office:value="11076" table:style-name="ce48">
            <text:p>11.076</text:p>
          </table:table-cell>
          <table:table-cell office:value-type="percentage" office:value="0.89633406166545282" table:style-name="ce49">
            <text:p>89,6%</text:p>
          </table:table-cell>
          <table:table-cell office:value-type="float" office:value="9117" table:style-name="ce48">
            <text:p>9.117</text:p>
          </table:table-cell>
          <table:table-cell office:value-type="percentage" office:value="0.79980700061408894" table:style-name="ce49">
            <text:p>80,0%</text:p>
          </table:table-cell>
          <table:table-cell office:value-type="float" office:value="8822" table:style-name="ce48">
            <text:p>8.822</text:p>
          </table:table-cell>
          <table:table-cell office:value-type="percentage" office:value="0.81196502531063042" table:style-name="ce49">
            <text:p>81,2%</text:p>
          </table:table-cell>
          <table:table-cell office:value-type="float" office:value="8295" table:style-name="ce48">
            <text:p>8.295</text:p>
          </table:table-cell>
          <table:table-cell office:value-type="percentage" office:value="0.89376144811981473" table:style-name="ce49">
            <text:p>89,4%</text:p>
          </table:table-cell>
          <table:table-cell office:value-type="float" office:value="61699" table:style-name="ce48">
            <text:p>61.699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6864520125582512" table:style-name="ce49">
            <text:p>86,9%</text:p>
          </table:table-cell>
          <table:table-cell office:value-type="percentage" office:value="0.73875977345929567" table:style-name="ce49">
            <text:p>73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2" table:style-name="ce48">
            <text:p>2.052</text:p>
          </table:table-cell>
          <table:table-cell office:value-type="percentage" office:value="0.81720430107526887" table:style-name="ce49">
            <text:p>81,7%</text:p>
          </table:table-cell>
          <table:table-cell office:value-type="float" office:value="3370" table:style-name="ce48">
            <text:p>3.370</text:p>
          </table:table-cell>
          <table:table-cell office:value-type="percentage" office:value="0.88614251906389696" table:style-name="ce49">
            <text:p>88,6%</text:p>
          </table:table-cell>
          <table:table-cell office:value-type="float" office:value="7382" table:style-name="ce48">
            <text:p>7.382</text:p>
          </table:table-cell>
          <table:table-cell office:value-type="percentage" office:value="0.92217364147407865" table:style-name="ce49">
            <text:p>92,2%</text:p>
          </table:table-cell>
          <table:table-cell office:value-type="float" office:value="10004" table:style-name="ce48">
            <text:p>10.004</text:p>
          </table:table-cell>
          <table:table-cell office:value-type="percentage" office:value="0.92621053606147574" table:style-name="ce49">
            <text:p>92,6%</text:p>
          </table:table-cell>
          <table:table-cell office:value-type="float" office:value="10484" table:style-name="ce48">
            <text:p>10.484</text:p>
          </table:table-cell>
          <table:table-cell office:value-type="percentage" office:value="0.95980957612377549" table:style-name="ce49">
            <text:p>96,0%</text:p>
          </table:table-cell>
          <table:table-cell office:value-type="float" office:value="8979" table:style-name="ce48">
            <text:p>8.979</text:p>
          </table:table-cell>
          <table:table-cell office:value-type="percentage" office:value="0.81985025566106651" table:style-name="ce49">
            <text:p>82,0%</text:p>
          </table:table-cell>
          <table:table-cell office:value-type="float" office:value="8981" table:style-name="ce48">
            <text:p>8.981</text:p>
          </table:table-cell>
          <table:table-cell office:value-type="percentage" office:value="0.76819775895988363" table:style-name="ce49">
            <text:p>76,8%</text:p>
          </table:table-cell>
          <table:table-cell office:value-type="float" office:value="8211" table:style-name="ce48">
            <text:p>8.211</text:p>
          </table:table-cell>
          <table:table-cell office:value-type="percentage" office:value="0.85709812108559502" table:style-name="ce49">
            <text:p>85,7%</text:p>
          </table:table-cell>
          <table:table-cell office:value-type="float" office:value="59463" table:style-name="ce48">
            <text:p>59.463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104854539595111" table:style-name="ce49">
            <text:p>87,1%</text:p>
          </table:table-cell>
          <table:table-cell office:value-type="percentage" office:value="0.70770750517721548" table:style-name="ce49">
            <text:p>70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78" table:style-name="ce48">
            <text:p>3.578</text:p>
          </table:table-cell>
          <table:table-cell office:value-type="string" table:style-name="ce49">
            <text:p>-</text:p>
          </table:table-cell>
          <table:table-cell office:value-type="float" office:value="9311" table:style-name="ce48">
            <text:p>9.311</text:p>
          </table:table-cell>
          <table:table-cell office:value-type="string" table:style-name="ce49">
            <text:p>-</text:p>
          </table:table-cell>
          <table:table-cell office:value-type="float" office:value="21669" table:style-name="ce48">
            <text:p>21.669</text:p>
          </table:table-cell>
          <table:table-cell office:value-type="string" table:style-name="ce49">
            <text:p>-</text:p>
          </table:table-cell>
          <table:table-cell office:value-type="float" office:value="31404" table:style-name="ce48">
            <text:p>31.404</text:p>
          </table:table-cell>
          <table:table-cell office:value-type="string" table:style-name="ce49">
            <text:p>-</text:p>
          </table:table-cell>
          <table:table-cell office:value-type="float" office:value="23799" table:style-name="ce48">
            <text:p>23.799</text:p>
          </table:table-cell>
          <table:table-cell office:value-type="string" table:style-name="ce49">
            <text:p>-</text:p>
          </table:table-cell>
          <table:table-cell office:value-type="float" office:value="1270" table:style-name="ce48">
            <text:p>1.270</text:p>
          </table:table-cell>
          <table:table-cell office:value-type="string" table:style-name="ce49">
            <text:p>-</text:p>
          </table:table-cell>
          <table:table-cell office:value-type="float" office:value="91072" table:style-name="ce48">
            <text:p>91.072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9" table:style-name="ce51">
            <text:p>289</text:p>
          </table:table-cell>
          <table:table-cell office:value-type="string" table:style-name="ce52">
            <text:p>-</text:p>
          </table:table-cell>
          <table:table-cell office:value-type="float" office:value="881" table:style-name="ce51">
            <text:p>881</text:p>
          </table:table-cell>
          <table:table-cell office:value-type="string" table:style-name="ce52">
            <text:p>-</text:p>
          </table:table-cell>
          <table:table-cell office:value-type="float" office:value="1834" table:style-name="ce51">
            <text:p>1.834</text:p>
          </table:table-cell>
          <table:table-cell office:value-type="string" table:style-name="ce52">
            <text:p>-</text:p>
          </table:table-cell>
          <table:table-cell office:value-type="float" office:value="2248" table:style-name="ce51">
            <text:p>2.248</text:p>
          </table:table-cell>
          <table:table-cell office:value-type="string" table:style-name="ce52">
            <text:p>-</text:p>
          </table:table-cell>
          <table:table-cell office:value-type="float" office:value="2001" table:style-name="ce51">
            <text:p>2.001</text:p>
          </table:table-cell>
          <table:table-cell office:value-type="string" table:style-name="ce52">
            <text:p>-</text:p>
          </table:table-cell>
          <table:table-cell office:value-type="float" office:value="245" table:style-name="ce51">
            <text:p>245</text:p>
          </table:table-cell>
          <table:table-cell office:value-type="string" table:style-name="ce52">
            <text:p>-</text:p>
          </table:table-cell>
          <table:table-cell office:value-type="float" office:value="7576" table:style-name="ce51">
            <text:p>7.576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8730" table:style-name="ce55">
            <text:p>2.918.730</text:p>
          </table:table-cell>
          <table:table-cell office:value-type="percentage" office:value="1" table:style-name="ce56">
            <text:p>100,0%</text:p>
          </table:table-cell>
          <table:table-cell office:value-type="float" office:value="3941576" table:style-name="ce55">
            <text:p>3.941.576</text:p>
          </table:table-cell>
          <table:table-cell office:value-type="percentage" office:value="0.98617579085820284" table:style-name="ce56">
            <text:p>98,6%</text:p>
          </table:table-cell>
          <table:table-cell office:value-type="float" office:value="5276123" table:style-name="ce55">
            <text:p>5.276.123</text:p>
          </table:table-cell>
          <table:table-cell office:value-type="percentage" office:value="0.95796091261987848" table:style-name="ce56">
            <text:p>95,8%</text:p>
          </table:table-cell>
          <table:table-cell office:value-type="float" office:value="6708399" table:style-name="ce55">
            <text:p>6.708.399</text:p>
          </table:table-cell>
          <table:table-cell office:value-type="percentage" office:value="0.94090716682324149" table:style-name="ce56">
            <text:p>94,1%</text:p>
          </table:table-cell>
          <table:table-cell office:value-type="float" office:value="7033903" table:style-name="ce55">
            <text:p>7.033.903</text:p>
          </table:table-cell>
          <table:table-cell office:value-type="percentage" office:value="0.89984338875919689" table:style-name="ce56">
            <text:p>90,0%</text:p>
          </table:table-cell>
          <table:table-cell office:value-type="float" office:value="4992319" table:style-name="ce55">
            <text:p>4.992.319</text:p>
          </table:table-cell>
          <table:table-cell office:value-type="percentage" office:value="0.84017202904062926" table:style-name="ce56">
            <text:p>84,0%</text:p>
          </table:table-cell>
          <table:table-cell office:value-type="float" office:value="4092269" table:style-name="ce55">
            <text:p>4.092.269</text:p>
          </table:table-cell>
          <table:table-cell office:value-type="percentage" office:value="0.83098421091640851" table:style-name="ce56">
            <text:p>83,1%</text:p>
          </table:table-cell>
          <table:table-cell office:value-type="float" office:value="3480651" table:style-name="ce55">
            <text:p>3.480.651</text:p>
          </table:table-cell>
          <table:table-cell office:value-type="percentage" office:value="0.87366571267497029" table:style-name="ce56">
            <text:p>87,4%</text:p>
          </table:table-cell>
          <table:table-cell office:value-type="float" office:value="38443970" table:style-name="ce55">
            <text:p>38.443.970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1131776523678432" table:style-name="ce56">
            <text:p>91,1%</text:p>
          </table:table-cell>
          <table:table-cell office:value-type="percentage" office:value="0.81107651545779835" table:style-name="ce56">
            <text:p>81,1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8086" table:style-name="ce62">
            <text:p>998.086</text:p>
          </table:table-cell>
          <table:table-cell office:value-type="percentage" office:value="0.92127216908595155" table:style-name="ce63">
            <text:p>92,1%</text:p>
          </table:table-cell>
          <table:table-cell office:value-type="float" office:value="865418" table:style-name="ce62">
            <text:p>865.418</text:p>
          </table:table-cell>
          <table:table-cell office:value-type="percentage" office:value="0.92975320260763816" table:style-name="ce63">
            <text:p>93,0%</text:p>
          </table:table-cell>
          <table:table-cell office:value-type="float" office:value="862131" table:style-name="ce62">
            <text:p>862.131</text:p>
          </table:table-cell>
          <table:table-cell office:value-type="percentage" office:value="0.70677192853014592" table:style-name="ce63">
            <text:p>70,7%</text:p>
          </table:table-cell>
          <table:table-cell office:value-type="float" office:value="674598" table:style-name="ce62">
            <text:p>674.598</text:p>
          </table:table-cell>
          <table:table-cell office:value-type="percentage" office:value="0.53434012838141831" table:style-name="ce63">
            <text:p>53,4%</text:p>
          </table:table-cell>
          <table:table-cell office:value-type="float" office:value="355858" table:style-name="ce62">
            <text:p>355.858</text:p>
          </table:table-cell>
          <table:table-cell office:value-type="percentage" office:value="0.37631723935184158" table:style-name="ce63">
            <text:p>37,6%</text:p>
          </table:table-cell>
          <table:table-cell office:value-type="float" office:value="235783" table:style-name="ce62">
            <text:p>235.783</text:p>
          </table:table-cell>
          <table:table-cell office:value-type="percentage" office:value="0.30017505108308878" table:style-name="ce63">
            <text:p>30,0%</text:p>
          </table:table-cell>
          <table:table-cell office:value-type="float" office:value="207474" table:style-name="ce62">
            <text:p>207.474</text:p>
          </table:table-cell>
          <table:table-cell office:value-type="percentage" office:value="0.65128295276900572" table:style-name="ce46">
            <text:p>65,1%</text:p>
          </table:table-cell>
          <table:table-cell office:value-type="float" office:value="749701" table:style-name="ce62">
            <text:p>749.701</text:p>
          </table:table-cell>
          <table:table-cell office:value-type="percentage" office:value="0.86721465645181628" table:style-name="ce46">
            <text:p>86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658" table:style-name="ce7">
            <text:p>201.658</text:p>
          </table:table-cell>
          <table:table-cell office:value-type="percentage" office:value="0.91787057013591133" table:style-name="ce49">
            <text:p>91,8%</text:p>
          </table:table-cell>
          <table:table-cell office:value-type="float" office:value="142714" table:style-name="ce7">
            <text:p>142.714</text:p>
          </table:table-cell>
          <table:table-cell office:value-type="percentage" office:value="0.92375706342682196" table:style-name="ce49">
            <text:p>92,4%</text:p>
          </table:table-cell>
          <table:table-cell office:value-type="float" office:value="133995" table:style-name="ce7">
            <text:p>133.995</text:p>
          </table:table-cell>
          <table:table-cell office:value-type="percentage" office:value="0.71724887323491315" table:style-name="ce49">
            <text:p>71,7%</text:p>
          </table:table-cell>
          <table:table-cell office:value-type="float" office:value="102137" table:style-name="ce7">
            <text:p>102.137</text:p>
          </table:table-cell>
          <table:table-cell office:value-type="percentage" office:value="0.5380842500105365" table:style-name="ce49">
            <text:p>53,8%</text:p>
          </table:table-cell>
          <table:table-cell office:value-type="float" office:value="48951" table:style-name="ce7">
            <text:p>48.951</text:p>
          </table:table-cell>
          <table:table-cell office:value-type="percentage" office:value="0.38072830787418721" table:style-name="ce49">
            <text:p>38,1%</text:p>
          </table:table-cell>
          <table:table-cell office:value-type="float" office:value="35873" table:style-name="ce7">
            <text:p>35.873</text:p>
          </table:table-cell>
          <table:table-cell office:value-type="percentage" office:value="0.33546233261015934" table:style-name="ce49">
            <text:p>33,5%</text:p>
          </table:table-cell>
          <table:table-cell office:value-type="float" office:value="37221" table:style-name="ce7">
            <text:p>37.221</text:p>
          </table:table-cell>
          <table:table-cell office:value-type="percentage" office:value="0.63287028378079679" table:style-name="ce49">
            <text:p>63,3%</text:p>
          </table:table-cell>
          <table:table-cell office:value-type="float" office:value="118336" table:style-name="ce7">
            <text:p>118.336</text:p>
          </table:table-cell>
          <table:table-cell office:value-type="percentage" office:value="0.87684875070393309" table:style-name="ce49">
            <text:p>87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864" table:style-name="ce7">
            <text:p>191.864</text:p>
          </table:table-cell>
          <table:table-cell office:value-type="percentage" office:value="0.94656970605938018" table:style-name="ce49">
            <text:p>94,7%</text:p>
          </table:table-cell>
          <table:table-cell office:value-type="float" office:value="142245" table:style-name="ce7">
            <text:p>142.245</text:p>
          </table:table-cell>
          <table:table-cell office:value-type="percentage" office:value="0.96007694384449249" table:style-name="ce49">
            <text:p>96,0%</text:p>
          </table:table-cell>
          <table:table-cell office:value-type="float" office:value="143854" table:style-name="ce7">
            <text:p>143.854</text:p>
          </table:table-cell>
          <table:table-cell office:value-type="percentage" office:value="0.93822313241068056" table:style-name="ce49">
            <text:p>93,8%</text:p>
          </table:table-cell>
          <table:table-cell office:value-type="float" office:value="123935" table:style-name="ce7">
            <text:p>123.935</text:p>
          </table:table-cell>
          <table:table-cell office:value-type="percentage" office:value="0.81935620359780248" table:style-name="ce49">
            <text:p>81,9%</text:p>
          </table:table-cell>
          <table:table-cell office:value-type="float" office:value="57652" table:style-name="ce7">
            <text:p>57.652</text:p>
          </table:table-cell>
          <table:table-cell office:value-type="percentage" office:value="0.63171966426332971" table:style-name="ce49">
            <text:p>63,2%</text:p>
          </table:table-cell>
          <table:table-cell office:value-type="float" office:value="39445" table:style-name="ce7">
            <text:p>39.445</text:p>
          </table:table-cell>
          <table:table-cell office:value-type="percentage" office:value="0.59090977184546012" table:style-name="ce49">
            <text:p>59,1%</text:p>
          </table:table-cell>
          <table:table-cell office:value-type="float" office:value="41689" table:style-name="ce7">
            <text:p>41.689</text:p>
          </table:table-cell>
          <table:table-cell office:value-type="percentage" office:value="0.91969820644620437" table:style-name="ce49">
            <text:p>92,0%</text:p>
          </table:table-cell>
          <table:table-cell office:value-type="float" office:value="113803" table:style-name="ce7">
            <text:p>113.803</text:p>
          </table:table-cell>
          <table:table-cell office:value-type="percentage" office:value="0.96800891429349123" table:style-name="ce49">
            <text:p>96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998" table:style-name="ce7">
            <text:p>119.998</text:p>
          </table:table-cell>
          <table:table-cell office:value-type="percentage" office:value="0.91610617847572662" table:style-name="ce49">
            <text:p>91,6%</text:p>
          </table:table-cell>
          <table:table-cell office:value-type="float" office:value="97446" table:style-name="ce7">
            <text:p>97.446</text:p>
          </table:table-cell>
          <table:table-cell office:value-type="percentage" office:value="0.87224196421378641" table:style-name="ce49">
            <text:p>87,2%</text:p>
          </table:table-cell>
          <table:table-cell office:value-type="float" office:value="101917" table:style-name="ce7">
            <text:p>101.917</text:p>
          </table:table-cell>
          <table:table-cell office:value-type="percentage" office:value="0.66824684946955692" table:style-name="ce49">
            <text:p>66,8%</text:p>
          </table:table-cell>
          <table:table-cell office:value-type="float" office:value="76253" table:style-name="ce7">
            <text:p>76.253</text:p>
          </table:table-cell>
          <table:table-cell office:value-type="percentage" office:value="0.44292195005779539" table:style-name="ce49">
            <text:p>44,3%</text:p>
          </table:table-cell>
          <table:table-cell office:value-type="float" office:value="34074" table:style-name="ce7">
            <text:p>34.074</text:p>
          </table:table-cell>
          <table:table-cell office:value-type="percentage" office:value="0.25672437954884497" table:style-name="ce49">
            <text:p>25,7%</text:p>
          </table:table-cell>
          <table:table-cell office:value-type="float" office:value="22380" table:style-name="ce7">
            <text:p>22.380</text:p>
          </table:table-cell>
          <table:table-cell office:value-type="percentage" office:value="0.21904239909172768" table:style-name="ce49">
            <text:p>21,9%</text:p>
          </table:table-cell>
          <table:table-cell office:value-type="float" office:value="35556" table:style-name="ce7">
            <text:p>35.556</text:p>
          </table:table-cell>
          <table:table-cell office:value-type="percentage" office:value="0.69703979611840816" table:style-name="ce49">
            <text:p>69,7%</text:p>
          </table:table-cell>
          <table:table-cell office:value-type="float" office:value="100559" table:style-name="ce7">
            <text:p>100.559</text:p>
          </table:table-cell>
          <table:table-cell office:value-type="percentage" office:value="0.83832699746565298" table:style-name="ce49">
            <text:p>83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2136" table:style-name="ce7">
            <text:p>222.136</text:p>
          </table:table-cell>
          <table:table-cell office:value-type="percentage" office:value="0.91016590114766394" table:style-name="ce49">
            <text:p>91,0%</text:p>
          </table:table-cell>
          <table:table-cell office:value-type="float" office:value="195668" table:style-name="ce7">
            <text:p>195.668</text:p>
          </table:table-cell>
          <table:table-cell office:value-type="percentage" office:value="0.8755112085551926" table:style-name="ce49">
            <text:p>87,6%</text:p>
          </table:table-cell>
          <table:table-cell office:value-type="float" office:value="236646" table:style-name="ce7">
            <text:p>236.646</text:p>
          </table:table-cell>
          <table:table-cell office:value-type="percentage" office:value="0.73424594629814643" table:style-name="ce49">
            <text:p>73,4%</text:p>
          </table:table-cell>
          <table:table-cell office:value-type="float" office:value="177922" table:style-name="ce7">
            <text:p>177.922</text:p>
          </table:table-cell>
          <table:table-cell office:value-type="percentage" office:value="0.55608097338079809" table:style-name="ce49">
            <text:p>55,6%</text:p>
          </table:table-cell>
          <table:table-cell office:value-type="float" office:value="69895" table:style-name="ce7">
            <text:p>69.895</text:p>
          </table:table-cell>
          <table:table-cell office:value-type="percentage" office:value="0.30202922849562264" table:style-name="ce49">
            <text:p>30,2%</text:p>
          </table:table-cell>
          <table:table-cell office:value-type="float" office:value="39408" table:style-name="ce7">
            <text:p>39.408</text:p>
          </table:table-cell>
          <table:table-cell office:value-type="percentage" office:value="0.20889367138260598" table:style-name="ce49">
            <text:p>20,9%</text:p>
          </table:table-cell>
          <table:table-cell office:value-type="float" office:value="96749" table:style-name="ce7">
            <text:p>96.749</text:p>
          </table:table-cell>
          <table:table-cell office:value-type="percentage" office:value="0.72048047421881978" table:style-name="ce49">
            <text:p>72,0%</text:p>
          </table:table-cell>
          <table:table-cell office:value-type="float" office:value="186455" table:style-name="ce7">
            <text:p>186.455</text:p>
          </table:table-cell>
          <table:table-cell office:value-type="percentage" office:value="0.83728877492826315" table:style-name="ce49">
            <text:p>83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613" table:style-name="ce7">
            <text:p>92.613</text:p>
          </table:table-cell>
          <table:table-cell office:value-type="percentage" office:value="0.94196442193268848" table:style-name="ce49">
            <text:p>94,2%</text:p>
          </table:table-cell>
          <table:table-cell office:value-type="float" office:value="75888" table:style-name="ce7">
            <text:p>75.888</text:p>
          </table:table-cell>
          <table:table-cell office:value-type="percentage" office:value="0.98520018694500699" table:style-name="ce49">
            <text:p>98,5%</text:p>
          </table:table-cell>
          <table:table-cell office:value-type="float" office:value="71214" table:style-name="ce7">
            <text:p>71.214</text:p>
          </table:table-cell>
          <table:table-cell office:value-type="percentage" office:value="0.83899622997172474" table:style-name="ce49">
            <text:p>83,9%</text:p>
          </table:table-cell>
          <table:table-cell office:value-type="float" office:value="60453" table:style-name="ce7">
            <text:p>60.453</text:p>
          </table:table-cell>
          <table:table-cell office:value-type="percentage" office:value="0.67954496914378215" table:style-name="ce49">
            <text:p>68,0%</text:p>
          </table:table-cell>
          <table:table-cell office:value-type="float" office:value="29791" table:style-name="ce7">
            <text:p>29.791</text:p>
          </table:table-cell>
          <table:table-cell office:value-type="percentage" office:value="0.52974020662553123" table:style-name="ce49">
            <text:p>53,0%</text:p>
          </table:table-cell>
          <table:table-cell office:value-type="float" office:value="16989" table:style-name="ce7">
            <text:p>16.989</text:p>
          </table:table-cell>
          <table:table-cell office:value-type="percentage" office:value="0.39809260474271252" table:style-name="ce49">
            <text:p>39,8%</text:p>
          </table:table-cell>
          <table:table-cell office:value-type="float" office:value="19837" table:style-name="ce7">
            <text:p>19.837</text:p>
          </table:table-cell>
          <table:table-cell office:value-type="percentage" office:value="0.89404182440959079" table:style-name="ce49">
            <text:p>89,4%</text:p>
          </table:table-cell>
          <table:table-cell office:value-type="float" office:value="55928" table:style-name="ce7">
            <text:p>55.928</text:p>
          </table:table-cell>
          <table:table-cell office:value-type="percentage" office:value="0.94398028592165006" table:style-name="ce49">
            <text:p>94,4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7053" table:style-name="ce7">
            <text:p>447.053</text:p>
          </table:table-cell>
          <table:table-cell office:value-type="percentage" office:value="0.93407897568548459" table:style-name="ce49">
            <text:p>93,4%</text:p>
          </table:table-cell>
          <table:table-cell office:value-type="float" office:value="296255" table:style-name="ce7">
            <text:p>296.255</text:p>
          </table:table-cell>
          <table:table-cell office:value-type="percentage" office:value="0.91825000774881438" table:style-name="ce49">
            <text:p>91,8%</text:p>
          </table:table-cell>
          <table:table-cell office:value-type="float" office:value="298447" table:style-name="ce7">
            <text:p>298.447</text:p>
          </table:table-cell>
          <table:table-cell office:value-type="percentage" office:value="0.84418905272804934" table:style-name="ce49">
            <text:p>84,4%</text:p>
          </table:table-cell>
          <table:table-cell office:value-type="float" office:value="222232" table:style-name="ce7">
            <text:p>222.232</text:p>
          </table:table-cell>
          <table:table-cell office:value-type="percentage" office:value="0.69039948553693975" table:style-name="ce49">
            <text:p>69,0%</text:p>
          </table:table-cell>
          <table:table-cell office:value-type="float" office:value="114979" table:style-name="ce7">
            <text:p>114.979</text:p>
          </table:table-cell>
          <table:table-cell office:value-type="percentage" office:value="0.5366606145186209" table:style-name="ce49">
            <text:p>53,7%</text:p>
          </table:table-cell>
          <table:table-cell office:value-type="float" office:value="83685" table:style-name="ce7">
            <text:p>83.685</text:p>
          </table:table-cell>
          <table:table-cell office:value-type="percentage" office:value="0.47722917949770755" table:style-name="ce49">
            <text:p>47,7%</text:p>
          </table:table-cell>
          <table:table-cell office:value-type="float" office:value="82785" table:style-name="ce7">
            <text:p>82.785</text:p>
          </table:table-cell>
          <table:table-cell office:value-type="percentage" office:value="0.86545397522345935" table:style-name="ce49">
            <text:p>86,5%</text:p>
          </table:table-cell>
          <table:table-cell office:value-type="float" office:value="226728" table:style-name="ce7">
            <text:p>226.728</text:p>
          </table:table-cell>
          <table:table-cell office:value-type="percentage" office:value="0.93189422025664004" table:style-name="ce49">
            <text:p>93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69769" table:style-name="ce7">
            <text:p>269.769</text:p>
          </table:table-cell>
          <table:table-cell office:value-type="percentage" office:value="0.91491779037903243" table:style-name="ce49">
            <text:p>91,5%</text:p>
          </table:table-cell>
          <table:table-cell office:value-type="float" office:value="204938" table:style-name="ce7">
            <text:p>204.938</text:p>
          </table:table-cell>
          <table:table-cell office:value-type="percentage" office:value="0.93113851354421295" table:style-name="ce49">
            <text:p>93,1%</text:p>
          </table:table-cell>
          <table:table-cell office:value-type="float" office:value="220611" table:style-name="ce7">
            <text:p>220.611</text:p>
          </table:table-cell>
          <table:table-cell office:value-type="percentage" office:value="0.77746178081322814" table:style-name="ce49">
            <text:p>77,7%</text:p>
          </table:table-cell>
          <table:table-cell office:value-type="float" office:value="172722" table:style-name="ce7">
            <text:p>172.722</text:p>
          </table:table-cell>
          <table:table-cell office:value-type="percentage" office:value="0.60872476598624115" table:style-name="ce49">
            <text:p>60,9%</text:p>
          </table:table-cell>
          <table:table-cell office:value-type="float" office:value="84994" table:style-name="ce7">
            <text:p>84.994</text:p>
          </table:table-cell>
          <table:table-cell office:value-type="percentage" office:value="0.41687839044152991" table:style-name="ce49">
            <text:p>41,7%</text:p>
          </table:table-cell>
          <table:table-cell office:value-type="float" office:value="55658" table:style-name="ce7">
            <text:p>55.658</text:p>
          </table:table-cell>
          <table:table-cell office:value-type="percentage" office:value="0.32428495685561637" table:style-name="ce49">
            <text:p>32,4%</text:p>
          </table:table-cell>
          <table:table-cell office:value-type="float" office:value="64822" table:style-name="ce7">
            <text:p>64.822</text:p>
          </table:table-cell>
          <table:table-cell office:value-type="percentage" office:value="0.83983727197346603" table:style-name="ce49">
            <text:p>84,0%</text:p>
          </table:table-cell>
          <table:table-cell office:value-type="float" office:value="181460" table:style-name="ce7">
            <text:p>181.460</text:p>
          </table:table-cell>
          <table:table-cell office:value-type="percentage" office:value="0.88052328684698322" table:style-name="ce49">
            <text:p>88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4154" table:style-name="ce7">
            <text:p>974.154</text:p>
          </table:table-cell>
          <table:table-cell office:value-type="percentage" office:value="0.90739005456520161" table:style-name="ce49">
            <text:p>90,7%</text:p>
          </table:table-cell>
          <table:table-cell office:value-type="float" office:value="719034" table:style-name="ce7">
            <text:p>719.034</text:p>
          </table:table-cell>
          <table:table-cell office:value-type="percentage" office:value="0.90038618354487443" table:style-name="ce49">
            <text:p>90,0%</text:p>
          </table:table-cell>
          <table:table-cell office:value-type="float" office:value="754173" table:style-name="ce7">
            <text:p>754.173</text:p>
          </table:table-cell>
          <table:table-cell office:value-type="percentage" office:value="0.72817848446168676" table:style-name="ce49">
            <text:p>72,8%</text:p>
          </table:table-cell>
          <table:table-cell office:value-type="float" office:value="630626" table:style-name="ce7">
            <text:p>630.626</text:p>
          </table:table-cell>
          <table:table-cell office:value-type="percentage" office:value="0.54850302942798346" table:style-name="ce49">
            <text:p>54,9%</text:p>
          </table:table-cell>
          <table:table-cell office:value-type="float" office:value="299879" table:style-name="ce7">
            <text:p>299.879</text:p>
          </table:table-cell>
          <table:table-cell office:value-type="percentage" office:value="0.37032477002814368" table:style-name="ce49">
            <text:p>37,0%</text:p>
          </table:table-cell>
          <table:table-cell office:value-type="float" office:value="185089" table:style-name="ce7">
            <text:p>185.089</text:p>
          </table:table-cell>
          <table:table-cell office:value-type="percentage" office:value="0.27475666038741359" table:style-name="ce49">
            <text:p>27,5%</text:p>
          </table:table-cell>
          <table:table-cell office:value-type="float" office:value="216709" table:style-name="ce7">
            <text:p>216.709</text:p>
          </table:table-cell>
          <table:table-cell office:value-type="percentage" office:value="0.62341850443307811" table:style-name="ce49">
            <text:p>62,3%</text:p>
          </table:table-cell>
          <table:table-cell office:value-type="float" office:value="705107" table:style-name="ce7">
            <text:p>705.107</text:p>
          </table:table-cell>
          <table:table-cell office:value-type="percentage" office:value="0.87716022352373324" table:style-name="ce49">
            <text:p>87,7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91442" table:style-name="ce7">
            <text:p>691.442</text:p>
          </table:table-cell>
          <table:table-cell office:value-type="percentage" office:value="0.94718341694086838" table:style-name="ce49">
            <text:p>94,7%</text:p>
          </table:table-cell>
          <table:table-cell office:value-type="float" office:value="556750" table:style-name="ce7">
            <text:p>556.750</text:p>
          </table:table-cell>
          <table:table-cell office:value-type="percentage" office:value="0.97261649997816313" table:style-name="ce49">
            <text:p>97,3%</text:p>
          </table:table-cell>
          <table:table-cell office:value-type="float" office:value="591926" table:style-name="ce7">
            <text:p>591.926</text:p>
          </table:table-cell>
          <table:table-cell office:value-type="percentage" office:value="0.8245093764843372" table:style-name="ce49">
            <text:p>82,5%</text:p>
          </table:table-cell>
          <table:table-cell office:value-type="float" office:value="502077" table:style-name="ce7">
            <text:p>502.077</text:p>
          </table:table-cell>
          <table:table-cell office:value-type="percentage" office:value="0.6611374033136076" table:style-name="ce49">
            <text:p>66,1%</text:p>
          </table:table-cell>
          <table:table-cell office:value-type="float" office:value="265291" table:style-name="ce7">
            <text:p>265.291</text:p>
          </table:table-cell>
          <table:table-cell office:value-type="percentage" office:value="0.51107823249165352" table:style-name="ce49">
            <text:p>51,1%</text:p>
          </table:table-cell>
          <table:table-cell office:value-type="float" office:value="196519" table:style-name="ce7">
            <text:p>196.519</text:p>
          </table:table-cell>
          <table:table-cell office:value-type="percentage" office:value="0.45124913892078072" table:style-name="ce49">
            <text:p>45,1%</text:p>
          </table:table-cell>
          <table:table-cell office:value-type="float" office:value="186675" table:style-name="ce7">
            <text:p>186.675</text:p>
          </table:table-cell>
          <table:table-cell office:value-type="percentage" office:value="0.88100789096126253" table:style-name="ce49">
            <text:p>88,1%</text:p>
          </table:table-cell>
          <table:table-cell office:value-type="float" office:value="432109" table:style-name="ce7">
            <text:p>432.109</text:p>
          </table:table-cell>
          <table:table-cell office:value-type="percentage" office:value="0.92379146392563649" table:style-name="ce49">
            <text:p>92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559" table:style-name="ce7">
            <text:p>154.559</text:p>
          </table:table-cell>
          <table:table-cell office:value-type="percentage" office:value="0.8913694166498457" table:style-name="ce49">
            <text:p>89,1%</text:p>
          </table:table-cell>
          <table:table-cell office:value-type="float" office:value="126036" table:style-name="ce7">
            <text:p>126.036</text:p>
          </table:table-cell>
          <table:table-cell office:value-type="percentage" office:value="0.9510428299779663" table:style-name="ce49">
            <text:p>95,1%</text:p>
          </table:table-cell>
          <table:table-cell office:value-type="float" office:value="131235" table:style-name="ce7">
            <text:p>131.235</text:p>
          </table:table-cell>
          <table:table-cell office:value-type="percentage" office:value="0.8130688260112634" table:style-name="ce49">
            <text:p>81,3%</text:p>
          </table:table-cell>
          <table:table-cell office:value-type="float" office:value="99913" table:style-name="ce7">
            <text:p>99.913</text:p>
          </table:table-cell>
          <table:table-cell office:value-type="percentage" office:value="0.68515686610663462" table:style-name="ce49">
            <text:p>68,5%</text:p>
          </table:table-cell>
          <table:table-cell office:value-type="float" office:value="63793" table:style-name="ce7">
            <text:p>63.793</text:p>
          </table:table-cell>
          <table:table-cell office:value-type="percentage" office:value="0.56550067371108437" table:style-name="ce49">
            <text:p>56,6%</text:p>
          </table:table-cell>
          <table:table-cell office:value-type="float" office:value="39235" table:style-name="ce7">
            <text:p>39.235</text:p>
          </table:table-cell>
          <table:table-cell office:value-type="percentage" office:value="0.4215689434720476" table:style-name="ce49">
            <text:p>42,2%</text:p>
          </table:table-cell>
          <table:table-cell office:value-type="float" office:value="35170" table:style-name="ce7">
            <text:p>35.170</text:p>
          </table:table-cell>
          <table:table-cell office:value-type="percentage" office:value="0.88196203325225064" table:style-name="ce49">
            <text:p>88,2%</text:p>
          </table:table-cell>
          <table:table-cell office:value-type="float" office:value="92553" table:style-name="ce7">
            <text:p>92.553</text:p>
          </table:table-cell>
          <table:table-cell office:value-type="percentage" office:value="0.91810255036752675" table:style-name="ce49">
            <text:p>91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6059" table:style-name="ce7">
            <text:p>506.059</text:p>
          </table:table-cell>
          <table:table-cell office:value-type="percentage" office:value="0.94973200411377434" table:style-name="ce49">
            <text:p>95,0%</text:p>
          </table:table-cell>
          <table:table-cell office:value-type="float" office:value="335593" table:style-name="ce7">
            <text:p>335.593</text:p>
          </table:table-cell>
          <table:table-cell office:value-type="percentage" office:value="0.96563243625858541" table:style-name="ce49">
            <text:p>96,6%</text:p>
          </table:table-cell>
          <table:table-cell office:value-type="float" office:value="373474" table:style-name="ce7">
            <text:p>373.474</text:p>
          </table:table-cell>
          <table:table-cell office:value-type="percentage" office:value="0.9522442402423229" table:style-name="ce49">
            <text:p>95,2%</text:p>
          </table:table-cell>
          <table:table-cell office:value-type="float" office:value="375863" table:style-name="ce7">
            <text:p>375.863</text:p>
          </table:table-cell>
          <table:table-cell office:value-type="percentage" office:value="0.91608212647516174" table:style-name="ce49">
            <text:p>91,6%</text:p>
          </table:table-cell>
          <table:table-cell office:value-type="float" office:value="185583" table:style-name="ce7">
            <text:p>185.583</text:p>
          </table:table-cell>
          <table:table-cell office:value-type="percentage" office:value="0.69738419393265272" table:style-name="ce49">
            <text:p>69,7%</text:p>
          </table:table-cell>
          <table:table-cell office:value-type="float" office:value="127511" table:style-name="ce7">
            <text:p>127.511</text:p>
          </table:table-cell>
          <table:table-cell office:value-type="percentage" office:value="0.63433259044056189" table:style-name="ce49">
            <text:p>63,4%</text:p>
          </table:table-cell>
          <table:table-cell office:value-type="float" office:value="113092" table:style-name="ce7">
            <text:p>113.092</text:p>
          </table:table-cell>
          <table:table-cell office:value-type="percentage" office:value="0.91196606697900962" table:style-name="ce49">
            <text:p>91,2%</text:p>
          </table:table-cell>
          <table:table-cell office:value-type="float" office:value="299219" table:style-name="ce7">
            <text:p>299.219</text:p>
          </table:table-cell>
          <table:table-cell office:value-type="percentage" office:value="0.98422770004012972" table:style-name="ce49">
            <text:p>98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8127" table:style-name="ce7">
            <text:p>48.127</text:p>
          </table:table-cell>
          <table:table-cell office:value-type="percentage" office:value="0.92701671931581786" table:style-name="ce49">
            <text:p>92,7%</text:p>
          </table:table-cell>
          <table:table-cell office:value-type="float" office:value="35761" table:style-name="ce7">
            <text:p>35.761</text:p>
          </table:table-cell>
          <table:table-cell office:value-type="percentage" office:value="0.93900325596050838" table:style-name="ce49">
            <text:p>93,9%</text:p>
          </table:table-cell>
          <table:table-cell office:value-type="float" office:value="33004" table:style-name="ce7">
            <text:p>33.004</text:p>
          </table:table-cell>
          <table:table-cell office:value-type="percentage" office:value="0.72846863550081664" table:style-name="ce49">
            <text:p>72,8%</text:p>
          </table:table-cell>
          <table:table-cell office:value-type="float" office:value="27321" table:style-name="ce7">
            <text:p>27.321</text:p>
          </table:table-cell>
          <table:table-cell office:value-type="percentage" office:value="0.57338034376377256" table:style-name="ce49">
            <text:p>57,3%</text:p>
          </table:table-cell>
          <table:table-cell office:value-type="float" office:value="12183" table:style-name="ce7">
            <text:p>12.183</text:p>
          </table:table-cell>
          <table:table-cell office:value-type="percentage" office:value="0.38432176656151418" table:style-name="ce49">
            <text:p>38,4%</text:p>
          </table:table-cell>
          <table:table-cell office:value-type="float" office:value="5020" table:style-name="ce7">
            <text:p>5.020</text:p>
          </table:table-cell>
          <table:table-cell office:value-type="percentage" office:value="0.20337884373860551" table:style-name="ce49">
            <text:p>20,3%</text:p>
          </table:table-cell>
          <table:table-cell office:value-type="float" office:value="12585" table:style-name="ce7">
            <text:p>12.585</text:p>
          </table:table-cell>
          <table:table-cell office:value-type="percentage" office:value="0.88142597002381284" table:style-name="ce49">
            <text:p>88,1%</text:p>
          </table:table-cell>
          <table:table-cell office:value-type="float" office:value="25102" table:style-name="ce7">
            <text:p>25.102</text:p>
          </table:table-cell>
          <table:table-cell office:value-type="percentage" office:value="0.84681037681746107" table:style-name="ce49">
            <text:p>84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5430" table:style-name="ce7">
            <text:p>825.430</text:p>
          </table:table-cell>
          <table:table-cell office:value-type="percentage" office:value="0.93323760853835025" table:style-name="ce49">
            <text:p>93,3%</text:p>
          </table:table-cell>
          <table:table-cell office:value-type="float" office:value="611665" table:style-name="ce7">
            <text:p>611.665</text:p>
          </table:table-cell>
          <table:table-cell office:value-type="percentage" office:value="0.89449423890519453" table:style-name="ce49">
            <text:p>89,4%</text:p>
          </table:table-cell>
          <table:table-cell office:value-type="float" office:value="682119" table:style-name="ce7">
            <text:p>682.119</text:p>
          </table:table-cell>
          <table:table-cell office:value-type="percentage" office:value="0.7223724843160263" table:style-name="ce49">
            <text:p>72,2%</text:p>
          </table:table-cell>
          <table:table-cell office:value-type="float" office:value="559807" table:style-name="ce7">
            <text:p>559.807</text:p>
          </table:table-cell>
          <table:table-cell office:value-type="percentage" office:value="0.54066789711019614" table:style-name="ce49">
            <text:p>54,1%</text:p>
          </table:table-cell>
          <table:table-cell office:value-type="float" office:value="288233" table:style-name="ce7">
            <text:p>288.233</text:p>
          </table:table-cell>
          <table:table-cell office:value-type="percentage" office:value="0.3812565475497614" table:style-name="ce49">
            <text:p>38,1%</text:p>
          </table:table-cell>
          <table:table-cell office:value-type="float" office:value="177249" table:style-name="ce7">
            <text:p>177.249</text:p>
          </table:table-cell>
          <table:table-cell office:value-type="percentage" office:value="0.29107746070637386" table:style-name="ce49">
            <text:p>29,1%</text:p>
          </table:table-cell>
          <table:table-cell office:value-type="float" office:value="187035" table:style-name="ce7">
            <text:p>187.035</text:p>
          </table:table-cell>
          <table:table-cell office:value-type="percentage" office:value="0.78100467679973273" table:style-name="ce49">
            <text:p>78,1%</text:p>
          </table:table-cell>
          <table:table-cell office:value-type="float" office:value="554235" table:style-name="ce7">
            <text:p>554.235</text:p>
          </table:table-cell>
          <table:table-cell office:value-type="percentage" office:value="0.8415146306800928" table:style-name="ce49">
            <text:p>84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61681" table:style-name="ce7">
            <text:p>161.681</text:p>
          </table:table-cell>
          <table:table-cell office:value-type="percentage" office:value="0.92129075637913549" table:style-name="ce49">
            <text:p>92,1%</text:p>
          </table:table-cell>
          <table:table-cell office:value-type="float" office:value="131724" table:style-name="ce7">
            <text:p>131.724</text:p>
          </table:table-cell>
          <table:table-cell office:value-type="percentage" office:value="0.8902616229952488" table:style-name="ce49">
            <text:p>89,0%</text:p>
          </table:table-cell>
          <table:table-cell office:value-type="float" office:value="147755" table:style-name="ce7">
            <text:p>147.755</text:p>
          </table:table-cell>
          <table:table-cell office:value-type="percentage" office:value="0.7125564841651435" table:style-name="ce49">
            <text:p>71,3%</text:p>
          </table:table-cell>
          <table:table-cell office:value-type="float" office:value="123332" table:style-name="ce7">
            <text:p>123.332</text:p>
          </table:table-cell>
          <table:table-cell office:value-type="percentage" office:value="0.53249629767152684" table:style-name="ce49">
            <text:p>53,2%</text:p>
          </table:table-cell>
          <table:table-cell office:value-type="float" office:value="56693" table:style-name="ce7">
            <text:p>56.693</text:p>
          </table:table-cell>
          <table:table-cell office:value-type="percentage" office:value="0.33750654855455542" table:style-name="ce49">
            <text:p>33,8%</text:p>
          </table:table-cell>
          <table:table-cell office:value-type="float" office:value="41208" table:style-name="ce7">
            <text:p>41.208</text:p>
          </table:table-cell>
          <table:table-cell office:value-type="percentage" office:value="0.29042625169147496" table:style-name="ce49">
            <text:p>29,0%</text:p>
          </table:table-cell>
          <table:table-cell office:value-type="float" office:value="50241" table:style-name="ce7">
            <text:p>50.241</text:p>
          </table:table-cell>
          <table:table-cell office:value-type="percentage" office:value="0.75749717301168484" table:style-name="ce49">
            <text:p>75,7%</text:p>
          </table:table-cell>
          <table:table-cell office:value-type="float" office:value="111690" table:style-name="ce7">
            <text:p>111.690</text:p>
          </table:table-cell>
          <table:table-cell office:value-type="percentage" office:value="0.83922546905407736" table:style-name="ce49">
            <text:p>83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839" table:style-name="ce7">
            <text:p>92.839</text:p>
          </table:table-cell>
          <table:table-cell office:value-type="percentage" office:value="0.94544584300786183" table:style-name="ce49">
            <text:p>94,5%</text:p>
          </table:table-cell>
          <table:table-cell office:value-type="float" office:value="70385" table:style-name="ce7">
            <text:p>70.385</text:p>
          </table:table-cell>
          <table:table-cell office:value-type="percentage" office:value="0.97397116209559131" table:style-name="ce49">
            <text:p>97,4%</text:p>
          </table:table-cell>
          <table:table-cell office:value-type="float" office:value="71761" table:style-name="ce7">
            <text:p>71.761</text:p>
          </table:table-cell>
          <table:table-cell office:value-type="percentage" office:value="0.77836952513178737" table:style-name="ce49">
            <text:p>77,8%</text:p>
          </table:table-cell>
          <table:table-cell office:value-type="float" office:value="57321" table:style-name="ce7">
            <text:p>57.321</text:p>
          </table:table-cell>
          <table:table-cell office:value-type="percentage" office:value="0.59737376895419725" table:style-name="ce49">
            <text:p>59,7%</text:p>
          </table:table-cell>
          <table:table-cell office:value-type="float" office:value="27153" table:style-name="ce7">
            <text:p>27.153</text:p>
          </table:table-cell>
          <table:table-cell office:value-type="percentage" office:value="0.41607416487894577" table:style-name="ce49">
            <text:p>41,6%</text:p>
          </table:table-cell>
          <table:table-cell office:value-type="float" office:value="18349" table:style-name="ce7">
            <text:p>18.349</text:p>
          </table:table-cell>
          <table:table-cell office:value-type="percentage" office:value="0.31214275993467611" table:style-name="ce49">
            <text:p>31,2%</text:p>
          </table:table-cell>
          <table:table-cell office:value-type="float" office:value="20409" table:style-name="ce7">
            <text:p>20.409</text:p>
          </table:table-cell>
          <table:table-cell office:value-type="percentage" office:value="0.85676503925108094" table:style-name="ce49">
            <text:p>85,7%</text:p>
          </table:table-cell>
          <table:table-cell office:value-type="float" office:value="60700" table:style-name="ce7">
            <text:p>60.700</text:p>
          </table:table-cell>
          <table:table-cell office:value-type="percentage" office:value="0.90074047693243708" table:style-name="ce49">
            <text:p>90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749" table:style-name="ce7">
            <text:p>343.749</text:p>
          </table:table-cell>
          <table:table-cell office:value-type="percentage" office:value="0.91424551586203961" table:style-name="ce49">
            <text:p>91,4%</text:p>
          </table:table-cell>
          <table:table-cell office:value-type="float" office:value="250653" table:style-name="ce7">
            <text:p>250.653</text:p>
          </table:table-cell>
          <table:table-cell office:value-type="percentage" office:value="0.90920731419782863" table:style-name="ce49">
            <text:p>90,9%</text:p>
          </table:table-cell>
          <table:table-cell office:value-type="float" office:value="252605" table:style-name="ce7">
            <text:p>252.605</text:p>
          </table:table-cell>
          <table:table-cell office:value-type="percentage" office:value="0.77875574189968244" table:style-name="ce49">
            <text:p>77,9%</text:p>
          </table:table-cell>
          <table:table-cell office:value-type="float" office:value="177652" table:style-name="ce7">
            <text:p>177.652</text:p>
          </table:table-cell>
          <table:table-cell office:value-type="percentage" office:value="0.55052092048912604" table:style-name="ce49">
            <text:p>55,1%</text:p>
          </table:table-cell>
          <table:table-cell office:value-type="float" office:value="70996" table:style-name="ce7">
            <text:p>70.996</text:p>
          </table:table-cell>
          <table:table-cell office:value-type="percentage" office:value="0.34153545674522423" table:style-name="ce49">
            <text:p>34,2%</text:p>
          </table:table-cell>
          <table:table-cell office:value-type="float" office:value="42382" table:style-name="ce7">
            <text:p>42.382</text:p>
          </table:table-cell>
          <table:table-cell office:value-type="percentage" office:value="0.24715995241316568" table:style-name="ce49">
            <text:p>24,7%</text:p>
          </table:table-cell>
          <table:table-cell office:value-type="float" office:value="80455" table:style-name="ce7">
            <text:p>80.455</text:p>
          </table:table-cell>
          <table:table-cell office:value-type="percentage" office:value="0.81206976603346992" table:style-name="ce49">
            <text:p>81,2%</text:p>
          </table:table-cell>
          <table:table-cell office:value-type="float" office:value="192756" table:style-name="ce7">
            <text:p>192.756</text:p>
          </table:table-cell>
          <table:table-cell office:value-type="percentage" office:value="0.87215963078593728" table:style-name="ce49">
            <text:p>87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70" table:style-name="ce7">
            <text:p>5.470</text:p>
          </table:table-cell>
          <table:table-cell office:value-type="percentage" office:value="0.87213010204081631" table:style-name="ce49">
            <text:p>87,2%</text:p>
          </table:table-cell>
          <table:table-cell office:value-type="float" office:value="6747" table:style-name="ce7">
            <text:p>6.747</text:p>
          </table:table-cell>
          <table:table-cell office:value-type="percentage" office:value="0.88998812821527507" table:style-name="ce49">
            <text:p>89,0%</text:p>
          </table:table-cell>
          <table:table-cell office:value-type="float" office:value="7657" table:style-name="ce7">
            <text:p>7.657</text:p>
          </table:table-cell>
          <table:table-cell office:value-type="percentage" office:value="0.72674639331814728" table:style-name="ce49">
            <text:p>72,7%</text:p>
          </table:table-cell>
          <table:table-cell office:value-type="float" office:value="6578" table:style-name="ce7">
            <text:p>6.578</text:p>
          </table:table-cell>
          <table:table-cell office:value-type="percentage" office:value="0.5938967136150235" table:style-name="ce49">
            <text:p>59,4%</text:p>
          </table:table-cell>
          <table:table-cell office:value-type="float" office:value="3763" table:style-name="ce7">
            <text:p>3.763</text:p>
          </table:table-cell>
          <table:table-cell office:value-type="percentage" office:value="0.41274542064275527" table:style-name="ce49">
            <text:p>41,3%</text:p>
          </table:table-cell>
          <table:table-cell office:value-type="float" office:value="2458" table:style-name="ce7">
            <text:p>2.458</text:p>
          </table:table-cell>
          <table:table-cell office:value-type="percentage" office:value="0.27862162774880977" table:style-name="ce49">
            <text:p>27,9%</text:p>
          </table:table-cell>
          <table:table-cell office:value-type="float" office:value="1642" table:style-name="ce7">
            <text:p>1.642</text:p>
          </table:table-cell>
          <table:table-cell office:value-type="percentage" office:value="0.45547850208044383" table:style-name="ce49">
            <text:p>45,5%</text:p>
          </table:table-cell>
          <table:table-cell office:value-type="float" office:value="7689" table:style-name="ce7">
            <text:p>7.689</text:p>
          </table:table-cell>
          <table:table-cell office:value-type="percentage" office:value="0.89137491305355898" table:style-name="ce49">
            <text:p>89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99" table:style-name="ce7">
            <text:p>4.199</text:p>
          </table:table-cell>
          <table:table-cell office:value-type="percentage" office:value="0.77443747694577647" table:style-name="ce49">
            <text:p>77,4%</text:p>
          </table:table-cell>
          <table:table-cell office:value-type="float" office:value="5146" table:style-name="ce7">
            <text:p>5.146</text:p>
          </table:table-cell>
          <table:table-cell office:value-type="percentage" office:value="0.69710105662422106" table:style-name="ce49">
            <text:p>69,7%</text:p>
          </table:table-cell>
          <table:table-cell office:value-type="float" office:value="6329" table:style-name="ce7">
            <text:p>6.329</text:p>
          </table:table-cell>
          <table:table-cell office:value-type="percentage" office:value="0.63264694122351062" table:style-name="ce49">
            <text:p>63,3%</text:p>
          </table:table-cell>
          <table:table-cell office:value-type="float" office:value="5429" table:style-name="ce7">
            <text:p>5.429</text:p>
          </table:table-cell>
          <table:table-cell office:value-type="percentage" office:value="0.51783670354826405" table:style-name="ce49">
            <text:p>51,8%</text:p>
          </table:table-cell>
          <table:table-cell office:value-type="float" office:value="2742" table:style-name="ce7">
            <text:p>2.742</text:p>
          </table:table-cell>
          <table:table-cell office:value-type="percentage" office:value="0.30537921817574343" table:style-name="ce49">
            <text:p>30,5%</text:p>
          </table:table-cell>
          <table:table-cell office:value-type="float" office:value="2084" table:style-name="ce7">
            <text:p>2.084</text:p>
          </table:table-cell>
          <table:table-cell office:value-type="percentage" office:value="0.23204542923950564" table:style-name="ce49">
            <text:p>23,2%</text:p>
          </table:table-cell>
          <table:table-cell office:value-type="float" office:value="1376" table:style-name="ce7">
            <text:p>1.376</text:p>
          </table:table-cell>
          <table:table-cell office:value-type="percentage" office:value="0.30442477876106194" table:style-name="ce49">
            <text:p>30,4%</text:p>
          </table:table-cell>
          <table:table-cell office:value-type="float" office:value="6114" table:style-name="ce7">
            <text:p>6.114</text:p>
          </table:table-cell>
          <table:table-cell office:value-type="percentage" office:value="0.86173361522198733" table:style-name="ce49">
            <text:p>86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343" table:style-name="ce7">
            <text:p>2.343</text:p>
          </table:table-cell>
          <table:table-cell office:value-type="percentage" office:value="0.65483510340972606" table:style-name="ce49">
            <text:p>65,5%</text:p>
          </table:table-cell>
          <table:table-cell office:value-type="float" office:value="6560" table:style-name="ce7">
            <text:p>6.560</text:p>
          </table:table-cell>
          <table:table-cell office:value-type="percentage" office:value="0.70454301363978089" table:style-name="ce49">
            <text:p>70,5%</text:p>
          </table:table-cell>
          <table:table-cell office:value-type="float" office:value="14113" table:style-name="ce7">
            <text:p>14.113</text:p>
          </table:table-cell>
          <table:table-cell office:value-type="percentage" office:value="0.65129909086713733" table:style-name="ce49">
            <text:p>65,1%</text:p>
          </table:table-cell>
          <table:table-cell office:value-type="float" office:value="13395" table:style-name="ce7">
            <text:p>13.395</text:p>
          </table:table-cell>
          <table:table-cell office:value-type="percentage" office:value="0.42653802063431412" table:style-name="ce49">
            <text:p>42,7%</text:p>
          </table:table-cell>
          <table:table-cell office:value-type="float" office:value="8154" table:style-name="ce7">
            <text:p>8.154</text:p>
          </table:table-cell>
          <table:table-cell office:value-type="percentage" office:value="0.34261943779150383" table:style-name="ce49">
            <text:p>34,3%</text:p>
          </table:table-cell>
          <table:table-cell office:value-type="float" office:value="1207" table:style-name="ce7">
            <text:p>1.207</text:p>
          </table:table-cell>
          <table:table-cell office:value-type="percentage" office:value="0.94223263075722097" table:style-name="ce49">
            <text:p>94,2%</text:p>
          </table:table-cell>
          <table:table-cell office:value-type="float" office:value="26239" table:style-name="ce7">
            <text:p>26.239</text:p>
          </table:table-cell>
          <table:table-cell office:value-type="percentage" office:value="0.49361325883702994" table:style-name="ce49">
            <text:p>49,4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63" table:style-name="ce7">
            <text:p>63</text:p>
          </table:table-cell>
          <table:table-cell office:value-type="percentage" office:value="0.80769230769230771" table:style-name="ce52">
            <text:p>80,8%</text:p>
          </table:table-cell>
          <table:table-cell office:value-type="float" office:value="242" table:style-name="ce7">
            <text:p>242</text:p>
          </table:table-cell>
          <table:table-cell office:value-type="percentage" office:value="0.83737024221453282" table:style-name="ce52">
            <text:p>83,7%</text:p>
          </table:table-cell>
          <table:table-cell office:value-type="float" office:value="580" table:style-name="ce7">
            <text:p>580</text:p>
          </table:table-cell>
          <table:table-cell office:value-type="percentage" office:value="0.65834279228149828" table:style-name="ce52">
            <text:p>65,8%</text:p>
          </table:table-cell>
          <table:table-cell office:value-type="float" office:value="744" table:style-name="ce7">
            <text:p>744</text:p>
          </table:table-cell>
          <table:table-cell office:value-type="percentage" office:value="0.40567066521264994" table:style-name="ce52">
            <text:p>40,6%</text:p>
          </table:table-cell>
          <table:table-cell office:value-type="float" office:value="758" table:style-name="ce7">
            <text:p>758</text:p>
          </table:table-cell>
          <table:table-cell office:value-type="percentage" office:value="0.33718861209964412" table:style-name="ce52">
            <text:p>33,7%</text:p>
          </table:table-cell>
          <table:table-cell office:value-type="float" office:value="700" table:style-name="ce7">
            <text:p>700</text:p>
          </table:table-cell>
          <table:table-cell office:value-type="percentage" office:value="0.34982508745627189" table:style-name="ce52">
            <text:p>35,0%</text:p>
          </table:table-cell>
          <table:table-cell office:value-type="float" office:value="1335" table:style-name="ce7">
            <text:p>1.335</text:p>
          </table:table-cell>
          <table:table-cell office:value-type="percentage" office:value="0.29476705674541842" table:style-name="ce52">
            <text:p>29,5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50957" table:style-name="ce67">
            <text:p>6.350.957</text:p>
          </table:table-cell>
          <table:table-cell office:value-type="percentage" office:value="0.92575418647506391" table:style-name="ce68">
            <text:p>92,58%</text:p>
          </table:table-cell>
          <table:table-cell office:value-type="float" office:value="4872651" table:style-name="ce67">
            <text:p>4.872.651</text:p>
          </table:table-cell>
          <table:table-cell office:value-type="percentage" office:value="0.92352869711339181" table:style-name="ce68">
            <text:p>92,35%</text:p>
          </table:table-cell>
          <table:table-cell office:value-type="float" office:value="5127993" table:style-name="ce67">
            <text:p>5.127.993</text:p>
          </table:table-cell>
          <table:table-cell office:value-type="percentage" office:value="0.76441383406085417" table:style-name="ce68">
            <text:p>76,44%</text:p>
          </table:table-cell>
          <table:table-cell office:value-type="float" office:value="4191028" table:style-name="ce67">
            <text:p>4.191.028</text:p>
          </table:table-cell>
          <table:table-cell office:value-type="percentage" office:value="0.59583249868529609" table:style-name="ce68">
            <text:p>59,58%</text:p>
          </table:table-cell>
          <table:table-cell office:value-type="float" office:value="2086656" table:style-name="ce67">
            <text:p>2.086.656</text:p>
          </table:table-cell>
          <table:table-cell office:value-type="percentage" office:value="0.41797329056897203" table:style-name="ce68">
            <text:p>41,80%</text:p>
          </table:table-cell>
          <table:table-cell office:value-type="float" office:value="1375179" table:style-name="ce67">
            <text:p>1.375.179</text:p>
          </table:table-cell>
          <table:table-cell office:value-type="percentage" office:value="0.33604315845317106" table:style-name="ce68">
            <text:p>33,60%</text:p>
          </table:table-cell>
          <table:table-cell office:value-type="float" office:value="1494064" table:style-name="ce67">
            <text:p>1.494.064</text:p>
          </table:table-cell>
          <table:table-cell office:value-type="percentage" office:value="0.75331236518857714" table:style-name="ce68">
            <text:p>75,33%</text:p>
          </table:table-cell>
          <table:table-cell office:value-type="float" office:value="4246483" table:style-name="ce67">
            <text:p>4.246.483</text:p>
          </table:table-cell>
          <table:table-cell office:value-type="percentage" office:value="0.88040391140155105" table:style-name="ce68">
            <text:p>88,04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8">
            <text:p>Andalucía</text:p>
          </table:table-cell>
          <table:table-cell office:value-type="float" office:value="625633" table:style-name="ce8">
            <text:p>625.633</text:p>
          </table:table-cell>
          <table:table-cell office:value-type="float" office:value="415187" table:style-name="ce8">
            <text:p>415.187</text:p>
          </table:table-cell>
          <table:table-cell office:value-type="percentage" office:value="0.66362707849490032" table:style-name="ce79">
            <text:p>66,4%</text:p>
          </table:table-cell>
          <table:table-cell office:value-type="float" office:value="138636" table:style-name="ce8">
            <text:p>138.636</text:p>
          </table:table-cell>
          <table:table-cell office:value-type="percentage" office:value="0.22159317043698143" table:style-name="ce79">
            <text:p>22,2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ragón</text:p>
          </table:table-cell>
          <table:table-cell office:value-type="float" office:value="89551" table:style-name="ce8">
            <text:p>89.551</text:p>
          </table:table-cell>
          <table:table-cell office:value-type="float" office:value="50151" table:style-name="ce8">
            <text:p>50.151</text:p>
          </table:table-cell>
          <table:table-cell office:value-type="percentage" office:value="0.56002724704358409" table:style-name="ce79">
            <text:p>56,0%</text:p>
          </table:table-cell>
          <table:table-cell office:value-type="float" office:value="22264" table:style-name="ce8">
            <text:p>22.264</text:p>
          </table:table-cell>
          <table:table-cell office:value-type="percentage" office:value="0.24861810588379807" table:style-name="ce79">
            <text:p>24,9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sturias<text:s/></text:p>
          </table:table-cell>
          <table:table-cell office:value-type="float" office:value="53486" table:style-name="ce8">
            <text:p>53.486</text:p>
          </table:table-cell>
          <table:table-cell office:value-type="float" office:value="40204" table:style-name="ce8">
            <text:p>40.204</text:p>
          </table:table-cell>
          <table:table-cell office:value-type="percentage" office:value="0.75167333507833822" table:style-name="ce79">
            <text:p>75,2%</text:p>
          </table:table-cell>
          <table:table-cell office:value-type="float" office:value="13683" table:style-name="ce8">
            <text:p>13.683</text:p>
          </table:table-cell>
          <table:table-cell office:value-type="percentage" office:value="0.25582395393187002" table:style-name="ce79">
            <text:p>25,6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Baleares</text:p>
          </table:table-cell>
          <table:table-cell office:value-type="float" office:value="84404" table:style-name="ce8">
            <text:p>84.404</text:p>
          </table:table-cell>
          <table:table-cell office:value-type="float" office:value="29514" table:style-name="ce8">
            <text:p>29.514</text:p>
          </table:table-cell>
          <table:table-cell office:value-type="percentage" office:value="0.34967537083550543" table:style-name="ce79">
            <text:p>35,0%</text:p>
          </table:table-cell>
          <table:table-cell office:value-type="float" office:value="7858" table:style-name="ce8">
            <text:p>7.858</text:p>
          </table:table-cell>
          <table:table-cell office:value-type="percentage" office:value="9.3099853087531395E-2" table:style-name="ce79">
            <text:p>9,3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arias</text:p>
          </table:table-cell>
          <table:table-cell office:value-type="float" office:value="133490" table:style-name="ce8">
            <text:p>133.490</text:p>
          </table:table-cell>
          <table:table-cell office:value-type="float" office:value="71708" table:style-name="ce8">
            <text:p>71.708</text:p>
          </table:table-cell>
          <table:table-cell office:value-type="percentage" office:value="0.5371788148925013" table:style-name="ce79">
            <text:p>53,7%</text:p>
          </table:table-cell>
          <table:table-cell office:value-type="float" office:value="26368" table:style-name="ce8">
            <text:p>26.368</text:p>
          </table:table-cell>
          <table:table-cell office:value-type="percentage" office:value="0.19752790471196344" table:style-name="ce79">
            <text:p>19,8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tabria</text:p>
          </table:table-cell>
          <table:table-cell office:value-type="float" office:value="36806" table:style-name="ce8">
            <text:p>36.806</text:p>
          </table:table-cell>
          <table:table-cell office:value-type="float" office:value="24036" table:style-name="ce8">
            <text:p>24.036</text:p>
          </table:table-cell>
          <table:table-cell office:value-type="percentage" office:value="0.65304569907080368" table:style-name="ce79">
            <text:p>65,3%</text:p>
          </table:table-cell>
          <table:table-cell office:value-type="float" office:value="10498" table:style-name="ce8">
            <text:p>10.498</text:p>
          </table:table-cell>
          <table:table-cell office:value-type="percentage" office:value="0.28522523501602998" table:style-name="ce79">
            <text:p>28,5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y Leon<text:s/></text:p>
          </table:table-cell>
          <table:table-cell office:value-type="float" office:value="136938" table:style-name="ce8">
            <text:p>136.938</text:p>
          </table:table-cell>
          <table:table-cell office:value-type="float" office:value="94979" table:style-name="ce8">
            <text:p>94.979</text:p>
          </table:table-cell>
          <table:table-cell office:value-type="percentage" office:value="0.69359126027837414" table:style-name="ce79">
            <text:p>69,4%</text:p>
          </table:table-cell>
          <table:table-cell office:value-type="float" office:value="40579" table:style-name="ce8">
            <text:p>40.579</text:p>
          </table:table-cell>
          <table:table-cell office:value-type="percentage" office:value="0.29633118637631628" table:style-name="ce79">
            <text:p>29,6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- La Mancha</text:p>
          </table:table-cell>
          <table:table-cell office:value-type="float" office:value="147544" table:style-name="ce8">
            <text:p>147.544</text:p>
          </table:table-cell>
          <table:table-cell office:value-type="float" office:value="94812" table:style-name="ce8">
            <text:p>94.812</text:p>
          </table:table-cell>
          <table:table-cell office:value-type="percentage" office:value="0.64260152903540635" table:style-name="ce79">
            <text:p>64,3%</text:p>
          </table:table-cell>
          <table:table-cell office:value-type="float" office:value="29821" table:style-name="ce8">
            <text:p>29.821</text:p>
          </table:table-cell>
          <table:table-cell office:value-type="percentage" office:value="0.20211597896220787" table:style-name="ce79">
            <text:p>20,2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taluña</text:p>
          </table:table-cell>
          <table:table-cell office:value-type="float" office:value="559033" table:style-name="ce8">
            <text:p>559.033</text:p>
          </table:table-cell>
          <table:table-cell office:value-type="float" office:value="229148" table:style-name="ce8">
            <text:p>229.148</text:p>
          </table:table-cell>
          <table:table-cell office:value-type="percentage" office:value="0.40990066776022166" table:style-name="ce79">
            <text:p>41,0%</text:p>
          </table:table-cell>
          <table:table-cell office:value-type="float" office:value="83803" table:style-name="ce8">
            <text:p>83.803</text:p>
          </table:table-cell>
          <table:table-cell office:value-type="percentage" office:value="0.14990707167555403" table:style-name="ce79">
            <text:p>15,0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. Valenciana</text:p>
          </table:table-cell>
          <table:table-cell office:value-type="float" office:value="352220" table:style-name="ce8">
            <text:p>352.220</text:p>
          </table:table-cell>
          <table:table-cell office:value-type="float" office:value="235890" table:style-name="ce8">
            <text:p>235.890</text:p>
          </table:table-cell>
          <table:table-cell office:value-type="percentage" office:value="0.66972346828686613" table:style-name="ce79">
            <text:p>67,0%</text:p>
          </table:table-cell>
          <table:table-cell office:value-type="float" office:value="66969" table:style-name="ce8">
            <text:p>66.969</text:p>
          </table:table-cell>
          <table:table-cell office:value-type="percentage" office:value="0.19013400715461928" table:style-name="ce79">
            <text:p>19,0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Extremadura</text:p>
          </table:table-cell>
          <table:table-cell office:value-type="float" office:value="67546" table:style-name="ce8">
            <text:p>67.546</text:p>
          </table:table-cell>
          <table:table-cell office:value-type="float" office:value="52953" table:style-name="ce8">
            <text:p>52.953</text:p>
          </table:table-cell>
          <table:table-cell office:value-type="percentage" office:value="0.7839546383205519" table:style-name="ce79">
            <text:p>78,4%</text:p>
          </table:table-cell>
          <table:table-cell office:value-type="float" office:value="15218" table:style-name="ce8">
            <text:p>15.218</text:p>
          </table:table-cell>
          <table:table-cell office:value-type="percentage" office:value="0.22529831522221894" table:style-name="ce79">
            <text:p>22,5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Galicia</text:p>
          </table:table-cell>
          <table:table-cell office:value-type="float" office:value="153059" table:style-name="ce8">
            <text:p>153.059</text:p>
          </table:table-cell>
          <table:table-cell office:value-type="float" office:value="128624" table:style-name="ce8">
            <text:p>128.624</text:p>
          </table:table-cell>
          <table:table-cell office:value-type="percentage" office:value="0.84035567983588033" table:style-name="ce79">
            <text:p>84,0%</text:p>
          </table:table-cell>
          <table:table-cell office:value-type="float" office:value="40730" table:style-name="ce8">
            <text:p>40.730</text:p>
          </table:table-cell>
          <table:table-cell office:value-type="percentage" office:value="0.26610653408162865" table:style-name="ce79">
            <text:p>26,6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La Rioja</text:p>
          </table:table-cell>
          <table:table-cell office:value-type="float" office:value="21936" table:style-name="ce8">
            <text:p>21.936</text:p>
          </table:table-cell>
          <table:table-cell office:value-type="float" office:value="14084" table:style-name="ce8">
            <text:p>14.084</text:p>
          </table:table-cell>
          <table:table-cell office:value-type="percentage" office:value="0.64204959883296864" table:style-name="ce79">
            <text:p>64,2%</text:p>
          </table:table-cell>
          <table:table-cell office:value-type="float" office:value="4882" table:style-name="ce8">
            <text:p>4.882</text:p>
          </table:table-cell>
          <table:table-cell office:value-type="percentage" office:value="0.22255652808169218" table:style-name="ce79">
            <text:p>22,3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adrid</text:p>
          </table:table-cell>
          <table:table-cell office:value-type="float" office:value="491254" table:style-name="ce8">
            <text:p>491.254</text:p>
          </table:table-cell>
          <table:table-cell office:value-type="float" office:value="234240" table:style-name="ce8">
            <text:p>234.240</text:p>
          </table:table-cell>
          <table:table-cell office:value-type="percentage" office:value="0.4768205449726618" table:style-name="ce79">
            <text:p>47,7%</text:p>
          </table:table-cell>
          <table:table-cell office:value-type="float" office:value="85238" table:style-name="ce8">
            <text:p>85.238</text:p>
          </table:table-cell>
          <table:table-cell office:value-type="percentage" office:value="0.17351105538071954" table:style-name="ce79">
            <text:p>17,4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urcia<text:s/></text:p>
          </table:table-cell>
          <table:table-cell office:value-type="float" office:value="120647" table:style-name="ce8">
            <text:p>120.647</text:p>
          </table:table-cell>
          <table:table-cell office:value-type="float" office:value="65802" table:style-name="ce8">
            <text:p>65.802</text:p>
          </table:table-cell>
          <table:table-cell office:value-type="percentage" office:value="0.54540933467056785" table:style-name="ce79">
            <text:p>54,5%</text:p>
          </table:table-cell>
          <table:table-cell office:value-type="float" office:value="24722" table:style-name="ce8">
            <text:p>24.722</text:p>
          </table:table-cell>
          <table:table-cell office:value-type="percentage" office:value="0.20491185027393968" table:style-name="ce79">
            <text:p>20,5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Navarra</text:p>
          </table:table-cell>
          <table:table-cell office:value-type="float" office:value="48816" table:style-name="ce8">
            <text:p>48.816</text:p>
          </table:table-cell>
          <table:table-cell office:value-type="float" office:value="26790" table:style-name="ce8">
            <text:p>26.790</text:p>
          </table:table-cell>
          <table:table-cell office:value-type="percentage" office:value="0.54879547689282204" table:style-name="ce79">
            <text:p>54,9%</text:p>
          </table:table-cell>
          <table:table-cell office:value-type="float" office:value="12381" table:style-name="ce8">
            <text:p>12.381</text:p>
          </table:table-cell>
          <table:table-cell office:value-type="percentage" office:value="0.25362586037364798" table:style-name="ce79">
            <text:p>25,4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País Vasco</text:p>
          </table:table-cell>
          <table:table-cell office:value-type="float" office:value="147320" table:style-name="ce8">
            <text:p>147.320</text:p>
          </table:table-cell>
          <table:table-cell office:value-type="float" office:value="79850" table:style-name="ce8">
            <text:p>79.850</text:p>
          </table:table-cell>
          <table:table-cell office:value-type="percentage" office:value="0.54201737713820253" table:style-name="ce79">
            <text:p>54,2%</text:p>
          </table:table-cell>
          <table:table-cell office:value-type="float" office:value="33657" table:style-name="ce8">
            <text:p>33.657</text:p>
          </table:table-cell>
          <table:table-cell office:value-type="percentage" office:value="0.22846185175128972" table:style-name="ce79">
            <text:p>22,8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euta</text:p>
          </table:table-cell>
          <table:table-cell office:value-type="float" office:value="7952" table:style-name="ce8">
            <text:p>7.952</text:p>
          </table:table-cell>
          <table:table-cell office:value-type="float" office:value="2879" table:style-name="ce8">
            <text:p>2.879</text:p>
          </table:table-cell>
          <table:table-cell office:value-type="percentage" office:value="0.36204728370221329" table:style-name="ce79">
            <text:p>36,2%</text:p>
          </table:table-cell>
          <table:table-cell office:value-type="float" office:value="1165" table:style-name="ce8">
            <text:p>1.165</text:p>
          </table:table-cell>
          <table:table-cell office:value-type="percentage" office:value="0.14650402414486921" table:style-name="ce79">
            <text:p>14,7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elilla</text:p>
          </table:table-cell>
          <table:table-cell office:value-type="float" office:value="9776" table:style-name="ce8">
            <text:p>9.776</text:p>
          </table:table-cell>
          <table:table-cell office:value-type="float" office:value="3374" table:style-name="ce8">
            <text:p>3.374</text:p>
          </table:table-cell>
          <table:table-cell office:value-type="percentage" office:value="0.34513093289689034" table:style-name="ce79">
            <text:p>34,5%</text:p>
          </table:table-cell>
          <table:table-cell office:value-type="float" office:value="1148" table:style-name="ce8">
            <text:p>1.148</text:p>
          </table:table-cell>
          <table:table-cell office:value-type="percentage" office:value="0.117430441898527" table:style-name="ce79">
            <text:p>11,7%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3-03T00:00:00" table:style-name="ce11">
            <text:p>03/03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Totales</text:p>
          </table:table-cell>
          <table:table-cell office:value-type="float" office:value="3287411" table:style-name="ce84">
            <text:p>3.287.411</text:p>
          </table:table-cell>
          <table:table-cell office:value-type="float" office:value="1894225" table:style-name="ce84">
            <text:p>1.894.225</text:p>
          </table:table-cell>
          <table:table-cell office:value-type="percentage" office:value="0.57620571324972747" table:style-name="ce85">
            <text:p>57,6%</text:p>
          </table:table-cell>
          <table:table-cell office:value-type="float" office:value="659620" table:style-name="ce84">
            <text:p>659.620</text:p>
          </table:table-cell>
          <table:table-cell office:value-type="percentage" office:value="0.20065029897387335" table:style-name="ce85">
            <text:p>20,1%</text:p>
          </table:table-cell>
          <table:table-cell table:style-name="ce84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3-04T13:11:09Z</dc:date>
  </office:meta>
</office:document-meta>
</file>